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Unicode" svg:font-family="'Lucida Sans Unicode'" style:font-family-generic="system" style:font-pitch="variable"/>
    <style:font-face style:name="Lucida Sans Unicode1" svg:font-family="'Lucida Sans Unicode'" style:font-adornments="Normal" style:font-family-generic="swiss" style:font-pitch="variable"/>
    <style:font-face style:name="Microsoft Sans Serif" svg:font-family="'Microsoft Sans Serif'" style:font-family-generic="roman" style:font-pitch="variable"/>
    <style:font-face style:name="Microsoft Sans Serif1" svg:font-family="'Microsoft Sans Serif'"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au1" style:family="table">
      <style:table-properties style:width="17.992cm" table:align="margins" style:writing-mode="lr-tb"/>
    </style:style>
    <style:style style:name="Tableau1.A" style:family="table-column">
      <style:table-column-properties style:column-width="8.996cm" style:rel-column-width="32767*"/>
    </style:style>
    <style:style style:name="Tableau1.B" style:family="table-column">
      <style:table-column-properties style:column-width="8.996cm" style:rel-column-width="32768*"/>
    </style:style>
    <style:style style:name="Tableau1.A1" style:family="table-cell">
      <style:table-cell-properties style:writing-mode="page"/>
    </style:style>
    <style:style style:name="Tableau2" style:family="table">
      <style:table-properties style:width="17.59cm" fo:margin-left="0.205cm" fo:margin-top="0cm" fo:margin-bottom="0cm" table:align="left" style:writing-mode="page"/>
    </style:style>
    <style:style style:name="Tableau2.A" style:family="table-column">
      <style:table-column-properties style:column-width="5.863cm"/>
    </style:style>
    <style:style style:name="Tableau2.1" style:family="table-row">
      <style:table-row-properties style:min-row-height="1.201cm" fo:keep-together="auto"/>
    </style:style>
    <style:style style:name="Tableau2.A1" style:family="table-cell">
      <style:table-cell-properties fo:padding-left="0.004cm" fo:padding-right="0.004cm" fo:padding-top="0cm" fo:padding-bottom="0cm" fo:border="0.25pt solid #000000"/>
    </style:style>
    <style:style style:name="Tableau2.2" style:family="table-row">
      <style:table-row-properties style:min-row-height="1.203cm" fo:keep-together="auto"/>
    </style:style>
    <style:style style:name="Tableau2.4" style:family="table-row">
      <style:table-row-properties style:min-row-height="1.205cm" fo:keep-together="auto"/>
    </style:style>
    <style:style style:name="P1" style:family="paragraph" style:parent-style-name="Table_20_Paragraph">
      <style:paragraph-properties fo:margin-left="0.099cm" fo:margin-right="2.321cm" fo:line-height="103%"/>
    </style:style>
    <style:style style:name="P2" style:family="paragraph" style:parent-style-name="Table_20_Paragraph">
      <style:paragraph-properties fo:margin-left="0.099cm" fo:margin-right="1.76cm" fo:line-height="103%"/>
    </style:style>
    <style:style style:name="P3" style:family="paragraph" style:parent-style-name="Heading_20_1">
      <style:paragraph-properties fo:margin-left="5.516cm" fo:margin-right="5.503cm" fo:margin-top="0.416cm" fo:margin-bottom="0cm" style:contextual-spacing="false"/>
      <style:text-properties fo:color="#04aae1" loext:opacity="100%" style:font-name="Calibri1" style:text-scale="110%"/>
    </style:style>
    <style:style style:name="P4" style:family="paragraph" style:parent-style-name="Standard">
      <style:paragraph-properties fo:text-align="center" style:justify-single-word="false"/>
      <style:text-properties fo:color="#04aae1" loext:opacity="100%" style:font-name="Calibri1" fo:font-size="18pt" officeooo:paragraph-rsid="00167741" style:font-size-asian="18pt" style:font-size-complex="18pt"/>
    </style:style>
    <style:style style:name="P5" style:family="paragraph" style:parent-style-name="Standard">
      <style:paragraph-properties fo:margin-left="5.514cm" fo:margin-right="5.509cm" fo:margin-top="0.575cm" fo:margin-bottom="0cm" style:contextual-spacing="false" fo:text-align="center" style:justify-single-word="false" fo:text-indent="0cm" style:auto-text-indent="false"/>
      <style:text-properties fo:color="#04aae1" loext:opacity="100%" style:font-name="Calibri1" fo:font-size="18pt" style:font-size-asian="18pt" style:text-scale="110%"/>
    </style:style>
    <style:style style:name="P6" style:family="paragraph" style:parent-style-name="Table_20_Contents">
      <style:text-properties fo:color="#04aae1" loext:opacity="100%" style:font-name="Calibri1" fo:font-style="italic" fo:font-weight="bold" officeooo:paragraph-rsid="00167741" style:font-style-asian="italic" style:font-weight-asian="bold" style:font-style-complex="italic" style:font-weight-complex="bold"/>
    </style:style>
    <style:style style:name="P7" style:family="paragraph" style:parent-style-name="Table_20_Contents">
      <style:text-properties fo:color="#04aae1" loext:opacity="100%" style:font-name="Calibri1" fo:font-style="italic" fo:font-weight="bold" officeooo:rsid="001ae477" officeooo:paragraph-rsid="00167741" style:font-style-asian="italic" style:font-weight-asian="bold" style:font-style-complex="italic" style:font-weight-complex="bold"/>
    </style:style>
    <style:style style:name="P8" style:family="paragraph" style:parent-style-name="Text_20_body">
      <style:text-properties fo:color="#04aae1" loext:opacity="100%" style:font-name="Calibri1" fo:font-size="10pt" style:font-size-asian="10pt"/>
    </style:style>
    <style:style style:name="P9" style:family="paragraph" style:parent-style-name="Heading_20_2">
      <style:paragraph-properties fo:margin-top="0.25cm" fo:margin-bottom="0cm" style:contextual-spacing="false"/>
      <style:text-properties fo:color="#04aae1" loext:opacity="100%" style:font-name="Calibri1" fo:letter-spacing="-0.004cm" fo:font-weight="bold" officeooo:rsid="00197810" officeooo:paragraph-rsid="001558db" style:font-weight-asian="bold" style:font-weight-complex="bold" style:text-scale="110%"/>
    </style:style>
    <style:style style:name="P10" style:family="paragraph" style:parent-style-name="Standard">
      <style:paragraph-properties fo:margin-left="5.516cm" fo:margin-right="5.509cm" fo:margin-top="0.263cm" fo:margin-bottom="0cm" style:contextual-spacing="false" fo:text-align="center" style:justify-single-word="false" fo:text-indent="0cm" style:auto-text-indent="false"/>
      <style:text-properties fo:color="#04aae1" loext:opacity="100%" style:font-name="Calibri1" fo:font-size="16pt" fo:font-weight="bold" style:font-size-asian="16pt" style:font-weight-asian="bold" style:font-weight-complex="bold" style:text-scale="105%"/>
    </style:style>
    <style:style style:name="P11" style:family="paragraph" style:parent-style-name="Standard">
      <style:paragraph-properties fo:margin-left="5.512cm" fo:margin-right="5.509cm" fo:margin-top="0.561cm" fo:margin-bottom="0cm" style:contextual-spacing="false" fo:text-align="center" style:justify-single-word="false" fo:text-indent="0cm" style:auto-text-indent="false"/>
      <style:text-properties fo:color="#04aae1" loext:opacity="100%" style:font-name="Calibri1" fo:font-size="14pt" fo:font-style="italic" officeooo:rsid="00167741" officeooo:paragraph-rsid="00167741" style:font-size-asian="14pt" style:font-style-asian="italic" style:font-size-complex="14pt" style:font-style-complex="italic" style:text-scale="130%"/>
    </style:style>
    <style:style style:name="P12" style:family="paragraph" style:parent-style-name="Heading_20_2">
      <style:paragraph-properties fo:margin-top="0.346cm" fo:margin-bottom="0cm" style:contextual-spacing="false"/>
      <style:text-properties style:font-name="Calibri1"/>
    </style:style>
    <style:style style:name="P13" style:family="paragraph" style:parent-style-name="Heading_20_2">
      <style:paragraph-properties fo:margin-top="0.25cm" fo:margin-bottom="0cm" style:contextual-spacing="false"/>
      <style:text-properties style:font-name="Calibri1"/>
    </style:style>
    <style:style style:name="P14" style:family="paragraph" style:parent-style-name="Heading_20_2">
      <style:paragraph-properties fo:margin-top="0.455cm" fo:margin-bottom="0cm" style:contextual-spacing="false">
        <style:tab-stops>
          <style:tab-stop style:position="0.949cm"/>
          <style:tab-stop style:position="6.604cm"/>
        </style:tab-stops>
      </style:paragraph-properties>
      <style:text-properties style:font-name="Calibri1"/>
    </style:style>
    <style:style style:name="P15" style:family="paragraph" style:parent-style-name="Heading_20_2">
      <style:paragraph-properties fo:margin-top="0.208cm" fo:margin-bottom="0cm" style:contextual-spacing="false"/>
      <style:text-properties style:font-name="Calibri1"/>
    </style:style>
    <style:style style:name="P16" style:family="paragraph" style:parent-style-name="Heading_20_2">
      <style:text-properties style:font-name="Calibri1"/>
    </style:style>
    <style:style style:name="P17" style:family="paragraph" style:parent-style-name="Heading_20_2">
      <style:paragraph-properties fo:margin-top="0.002cm" fo:margin-bottom="0cm" style:contextual-spacing="false"/>
      <style:text-properties style:font-name="Calibri1"/>
    </style:style>
    <style:style style:name="P18" style:family="paragraph" style:parent-style-name="Heading_20_2">
      <style:paragraph-properties fo:margin-top="0.222cm" fo:margin-bottom="0cm" style:contextual-spacing="false"/>
      <style:text-properties style:font-name="Calibri1"/>
    </style:style>
    <style:style style:name="P19" style:family="paragraph" style:parent-style-name="Heading_20_2" style:master-page-name="">
      <style:paragraph-properties fo:margin-top="0.222cm" fo:margin-bottom="0cm" style:contextual-spacing="false" style:page-number="auto"/>
      <style:text-properties style:font-name="Calibri1"/>
    </style:style>
    <style:style style:name="P20" style:family="paragraph" style:parent-style-name="Heading_20_2">
      <style:paragraph-properties fo:margin-top="0.25cm" fo:margin-bottom="0cm" style:contextual-spacing="false"/>
      <style:text-properties style:font-name="Calibri1" officeooo:paragraph-rsid="006f1ce5"/>
    </style:style>
    <style:style style:name="P21" style:family="paragraph" style:parent-style-name="Text_20_body">
      <style:paragraph-properties fo:margin-left="0.203cm" fo:margin-right="0cm" fo:margin-top="0.002cm" fo:margin-bottom="0cm" style:contextual-spacing="false"/>
      <style:text-properties style:font-name="Calibri1" officeooo:paragraph-rsid="006f1ce5"/>
    </style:style>
    <style:style style:name="P22" style:family="paragraph" style:parent-style-name="Text_20_body">
      <style:paragraph-properties fo:margin-left="0.203cm" fo:margin-right="0cm" fo:margin-top="0.025cm" fo:margin-bottom="0cm" style:contextual-spacing="false"/>
      <style:text-properties style:font-name="Calibri1" officeooo:paragraph-rsid="006f1ce5"/>
    </style:style>
    <style:style style:name="P23" style:family="paragraph" style:parent-style-name="Text_20_body">
      <style:text-properties style:font-name="Calibri1" officeooo:paragraph-rsid="006f1ce5"/>
    </style:style>
    <style:style style:name="P24" style:family="paragraph" style:parent-style-name="Text_20_body">
      <style:paragraph-properties fo:margin-left="0.203cm" fo:margin-right="0cm" fo:line-height="103%"/>
      <style:text-properties style:font-name="Calibri1" fo:font-size="11pt" style:font-size-asian="11pt" style:font-size-complex="11pt"/>
    </style:style>
    <style:style style:name="P25" style:family="paragraph" style:parent-style-name="Text_20_body">
      <style:paragraph-properties fo:margin-left="0.203cm" fo:margin-right="0.718cm" fo:line-height="103%"/>
      <style:text-properties style:font-name="Calibri1" fo:font-size="11pt" style:font-size-asian="11pt" style:font-size-complex="11pt"/>
    </style:style>
    <style:style style:name="P26" style:family="paragraph" style:parent-style-name="Text_20_body">
      <style:paragraph-properties fo:margin-left="0.203cm" fo:margin-right="6.653cm" fo:margin-top="0.005cm" fo:margin-bottom="0cm" style:contextual-spacing="false" fo:line-height="103%"/>
      <style:text-properties style:font-name="Calibri1" fo:font-size="11pt" style:font-size-asian="11pt" style:font-size-complex="11pt"/>
    </style:style>
    <style:style style:name="P27" style:family="paragraph" style:parent-style-name="Text_20_body" style:master-page-name="">
      <loext:graphic-properties draw:fill="none"/>
      <style:paragraph-properties fo:margin-left="0cm" fo:margin-right="0cm" fo:margin-top="0.004cm" fo:margin-bottom="0cm" style:contextual-spacing="false" fo:line-height="103%" fo:text-align="start" style:justify-single-word="false" fo:orphans="0" fo:widows="0" fo:text-indent="0cm" style:auto-text-indent="false" style:page-number="auto" fo:background-color="transparent" style:writing-mode="lr-tb"/>
      <style:text-properties style:font-name="Calibri1" fo:font-size="11pt" style:font-size-asian="11pt" style:font-size-complex="11pt"/>
    </style:style>
    <style:style style:name="P28" style:family="paragraph" style:parent-style-name="Text_20_body" style:master-page-name="">
      <loext:graphic-properties draw:fill="none"/>
      <style:paragraph-properties fo:margin-left="0cm" fo:margin-right="0cm" fo:margin-top="0cm" fo:margin-bottom="0cm" style:contextual-spacing="false" fo:line-height="103%" fo:text-align="start" style:justify-single-word="false" fo:orphans="0" fo:widows="0" fo:text-indent="0cm" style:auto-text-indent="false" style:page-number="auto" fo:background-color="transparent" style:writing-mode="lr-tb"/>
      <style:text-properties style:font-name="Calibri1" fo:font-size="11pt" style:font-size-asian="11pt" style:font-size-complex="11pt"/>
    </style:style>
    <style:style style:name="P29" style:family="paragraph" style:parent-style-name="Text_20_body" style:master-page-name="">
      <loext:graphic-properties draw:fill="none"/>
      <style:paragraph-properties fo:margin-left="0cm" fo:margin-right="0.3cm" fo:margin-top="0.021cm" fo:margin-bottom="0cm" style:contextual-spacing="false" fo:line-height="103%" fo:text-align="start" style:justify-single-word="false" fo:orphans="0" fo:widows="0" fo:text-indent="0cm" style:auto-text-indent="false" style:page-number="auto" fo:background-color="transparent" style:writing-mode="lr-tb"/>
      <style:text-properties style:font-name="Calibri1" fo:font-size="11pt" style:font-size-asian="11pt" style:font-size-complex="11pt"/>
    </style:style>
    <style:style style:name="P30" style:family="paragraph" style:parent-style-name="Text_20_body" style:master-page-name="">
      <loext:graphic-properties draw:fill="none"/>
      <style:paragraph-properties fo:margin-left="0cm" fo:margin-right="0.3cm" fo:margin-top="0cm" fo:margin-bottom="0cm" style:contextual-spacing="false" fo:line-height="103%" fo:text-align="start" style:justify-single-word="false" fo:orphans="0" fo:widows="0" fo:text-indent="0cm" style:auto-text-indent="false" style:page-number="auto" fo:background-color="transparent" style:writing-mode="lr-tb"/>
      <style:text-properties style:font-name="Calibri1" fo:font-size="11pt" style:font-size-asian="11pt" style:font-size-complex="11pt"/>
    </style:style>
    <style:style style:name="P31" style:family="paragraph" style:parent-style-name="Text_20_body" style:master-page-name="">
      <loext:graphic-properties draw:fill="none"/>
      <style:paragraph-properties fo:margin-left="0cm" fo:margin-right="0.3cm" fo:margin-top="0.002cm" fo:margin-bottom="0cm" style:contextual-spacing="false" fo:line-height="103%" fo:text-align="start" style:justify-single-word="false" fo:orphans="0" fo:widows="0" fo:text-indent="0cm" style:auto-text-indent="false" style:page-number="auto" fo:background-color="transparent" style:writing-mode="lr-tb"/>
      <style:text-properties style:font-name="Calibri1" fo:font-size="11pt" style:font-size-asian="11pt" style:font-size-complex="11pt"/>
    </style:style>
    <style:style style:name="P32" style:family="paragraph" style:parent-style-name="Text_20_body" style:master-page-name="">
      <loext:graphic-properties draw:fill="none"/>
      <style:paragraph-properties fo:margin-left="0cm" fo:margin-right="0cm" fo:margin-top="0cm" fo:margin-bottom="0cm" style:contextual-spacing="false" fo:line-height="0.462cm" fo:text-align="start" style:justify-single-word="false" fo:orphans="0" fo:widows="0" fo:text-indent="0cm" style:auto-text-indent="false" style:page-number="auto" fo:background-color="transparent" style:writing-mode="lr-tb"/>
      <style:text-properties style:font-name="Calibri1" fo:font-size="11pt" style:font-size-asian="11pt" style:font-size-complex="11pt"/>
    </style:style>
    <style:style style:name="P33" style:family="paragraph" style:parent-style-name="Text_20_body">
      <style:paragraph-properties fo:margin-left="0.203cm" fo:margin-right="0cm" fo:margin-top="0.004cm" fo:margin-bottom="0cm" style:contextual-spacing="false"/>
      <style:text-properties style:font-name="Calibri1" fo:font-size="11pt" style:font-size-asian="11pt" style:font-size-complex="11pt"/>
    </style:style>
    <style:style style:name="P34" style:family="paragraph" style:parent-style-name="Text_20_body">
      <style:paragraph-properties fo:margin-left="0.203cm" fo:margin-right="0cm" fo:margin-top="0.025cm" fo:margin-bottom="0cm" style:contextual-spacing="false"/>
      <style:text-properties style:font-name="Calibri1" fo:font-size="11pt" style:font-size-asian="11pt" style:font-size-complex="11pt"/>
    </style:style>
    <style:style style:name="P35" style:family="paragraph" style:parent-style-name="Text_20_body">
      <style:paragraph-properties fo:margin-top="0.002cm" fo:margin-bottom="0cm" style:contextual-spacing="false"/>
      <style:text-properties style:font-name="Calibri1" fo:font-size="11pt" style:font-size-asian="11pt" style:font-size-complex="11pt"/>
    </style:style>
    <style:style style:name="P36" style:family="paragraph" style:parent-style-name="List_20_Paragraph">
      <style:paragraph-properties fo:margin-left="1.475cm" fo:margin-right="2.466cm" fo:margin-top="0.028cm" fo:margin-bottom="0cm" style:contextual-spacing="false" fo:line-height="86%" fo:text-align="start" style:justify-single-word="false" fo:text-indent="-0.635cm" style:auto-text-indent="false">
        <style:tab-stops>
          <style:tab-stop style:position="1.473cm"/>
          <style:tab-stop style:position="1.475cm"/>
        </style:tab-stops>
      </style:paragraph-properties>
      <style:text-properties style:font-name="Calibri1" fo:font-size="11pt" officeooo:paragraph-rsid="00dbb216" style:font-size-asian="11pt" style:font-size-complex="11pt"/>
    </style:style>
    <style:style style:name="P37" style:family="paragraph" style:parent-style-name="Standard">
      <style:text-properties style:font-name="Calibri1" fo:font-size="11pt" officeooo:paragraph-rsid="01989cbb" style:font-size-asian="11pt" style:font-size-complex="11pt"/>
    </style:style>
    <style:style style:name="P38" style:family="paragraph" style:parent-style-name="Standard">
      <style:text-properties style:font-name="Calibri1" fo:font-size="11pt" style:font-size-asian="11pt" style:font-size-complex="11pt"/>
    </style:style>
    <style:style style:name="P39" style:family="paragraph" style:parent-style-name="Standard">
      <style:text-properties style:font-name="Calibri1" fo:font-size="11pt" officeooo:paragraph-rsid="0130570f" style:font-size-asian="11pt" style:font-size-complex="11pt"/>
    </style:style>
    <style:style style:name="P40" style:family="paragraph" style:parent-style-name="Standard">
      <style:text-properties style:font-name="Calibri1" fo:font-size="11pt" officeooo:paragraph-rsid="013df5af" style:font-size-asian="11pt" style:font-size-complex="11pt"/>
    </style:style>
    <style:style style:name="P41" style:family="paragraph" style:parent-style-name="Standard">
      <style:text-properties style:font-name="Calibri1" fo:font-size="11pt" officeooo:paragraph-rsid="013ff1b9" style:font-size-asian="11pt" style:font-size-complex="11pt"/>
    </style:style>
    <style:style style:name="P42" style:family="paragraph" style:parent-style-name="Standard">
      <style:text-properties style:font-name="Calibri1" fo:font-size="11pt" officeooo:paragraph-rsid="01414ee0" style:font-size-asian="11pt" style:font-size-complex="11pt"/>
    </style:style>
    <style:style style:name="P43" style:family="paragraph" style:parent-style-name="Standard">
      <style:text-properties style:font-name="Calibri1" fo:font-size="11pt" officeooo:paragraph-rsid="0142a167" style:font-size-asian="11pt" style:font-size-complex="11pt"/>
    </style:style>
    <style:style style:name="P44" style:family="paragraph" style:parent-style-name="Standard">
      <style:text-properties style:font-name="Calibri1" fo:font-size="11pt" officeooo:paragraph-rsid="0147ff34" style:font-size-asian="11pt" style:font-size-complex="11pt"/>
    </style:style>
    <style:style style:name="P45" style:family="paragraph" style:parent-style-name="Standard">
      <style:text-properties style:font-name="Calibri1" fo:font-size="11pt" officeooo:paragraph-rsid="0148843e" style:font-size-asian="11pt" style:font-size-complex="11pt"/>
    </style:style>
    <style:style style:name="P46" style:family="paragraph" style:parent-style-name="Standard">
      <style:text-properties style:font-name="Calibri1" fo:font-size="11pt" officeooo:paragraph-rsid="014efa1d" style:font-size-asian="11pt" style:font-size-complex="11pt"/>
    </style:style>
    <style:style style:name="P47" style:family="paragraph" style:parent-style-name="Standard">
      <style:text-properties style:font-name="Calibri1" fo:font-size="11pt" officeooo:paragraph-rsid="0150022b" style:font-size-asian="11pt" style:font-size-complex="11pt"/>
    </style:style>
    <style:style style:name="P48" style:family="paragraph" style:parent-style-name="Standard">
      <style:text-properties style:font-name="Calibri1" fo:font-size="11pt" officeooo:paragraph-rsid="015661fd" style:font-size-asian="11pt" style:font-size-complex="11pt"/>
    </style:style>
    <style:style style:name="P49" style:family="paragraph" style:parent-style-name="Standard">
      <style:text-properties style:font-name="Calibri1" fo:font-size="11pt" officeooo:paragraph-rsid="01593e90" style:font-size-asian="11pt" style:font-size-complex="11pt"/>
    </style:style>
    <style:style style:name="P50" style:family="paragraph" style:parent-style-name="Standard">
      <style:text-properties style:font-name="Calibri1" fo:font-size="11pt" officeooo:paragraph-rsid="018d041f" style:font-size-asian="11pt" style:font-size-complex="11pt"/>
    </style:style>
    <style:style style:name="P51" style:family="paragraph" style:parent-style-name="Standard">
      <style:text-properties style:font-name="Calibri1" fo:font-size="11pt" officeooo:paragraph-rsid="019706b2" style:font-size-asian="11pt" style:font-size-complex="11pt"/>
    </style:style>
    <style:style style:name="P52" style:family="paragraph" style:parent-style-name="Standard">
      <style:text-properties style:font-name="Calibri1" fo:font-size="11pt" officeooo:paragraph-rsid="01976eb1" style:font-size-asian="11pt" style:font-size-complex="11pt"/>
    </style:style>
    <style:style style:name="P53" style:family="paragraph" style:parent-style-name="Standard">
      <style:text-properties style:font-name="Calibri1" fo:font-size="11pt" officeooo:paragraph-rsid="0171a889" style:font-size-asian="11pt" style:font-size-complex="11pt"/>
    </style:style>
    <style:style style:name="P54" style:family="paragraph" style:parent-style-name="Standard">
      <style:text-properties style:font-name="Calibri1" fo:font-size="11pt" officeooo:paragraph-rsid="017280e5" style:font-size-asian="11pt" style:font-size-complex="11pt"/>
    </style:style>
    <style:style style:name="P55" style:family="paragraph" style:parent-style-name="Standard">
      <style:text-properties style:font-name="Calibri1" fo:font-size="11pt" officeooo:paragraph-rsid="017d0617" style:font-size-asian="11pt" style:font-size-complex="11pt"/>
    </style:style>
    <style:style style:name="P56" style:family="paragraph" style:parent-style-name="Standard">
      <style:text-properties style:font-name="Calibri1" fo:font-size="11pt" officeooo:paragraph-rsid="01816397" style:font-size-asian="11pt" style:font-size-complex="11pt"/>
    </style:style>
    <style:style style:name="P57" style:family="paragraph" style:parent-style-name="Standard">
      <style:text-properties style:font-name="Calibri1" fo:font-size="11pt" officeooo:paragraph-rsid="018792c7" style:font-size-asian="11pt" style:font-size-complex="11pt"/>
    </style:style>
    <style:style style:name="P58" style:family="paragraph" style:parent-style-name="Standard">
      <style:text-properties style:font-name="Calibri1" fo:font-size="11pt" officeooo:paragraph-rsid="018a3789" style:font-size-asian="11pt" style:font-size-complex="11pt"/>
    </style:style>
    <style:style style:name="P59" style:family="paragraph" style:parent-style-name="Standard">
      <style:text-properties style:font-name="Calibri1" fo:font-size="11pt" officeooo:paragraph-rsid="018b0c13" style:font-size-asian="11pt" style:font-size-complex="11pt"/>
    </style:style>
    <style:style style:name="P60" style:family="paragraph" style:parent-style-name="Standard">
      <style:text-properties style:font-name="Calibri1" fo:font-size="11pt" officeooo:paragraph-rsid="018f0293" style:font-size-asian="11pt" style:font-size-complex="11pt"/>
    </style:style>
    <style:style style:name="P61" style:family="paragraph" style:parent-style-name="Standard">
      <style:text-properties style:font-name="Calibri1" fo:font-size="11pt" officeooo:paragraph-rsid="01935f79" style:font-size-asian="11pt" style:font-size-complex="11pt"/>
    </style:style>
    <style:style style:name="P62" style:family="paragraph" style:parent-style-name="Text_20_body">
      <style:paragraph-properties fo:margin-left="0.203cm" fo:margin-right="0cm"/>
      <style:text-properties style:font-name="Calibri1" fo:font-size="11pt" officeooo:paragraph-rsid="0179f451" style:font-size-asian="11pt" style:font-size-complex="11pt"/>
    </style:style>
    <style:style style:name="P63" style:family="paragraph" style:parent-style-name="Text_20_body" style:master-page-name="">
      <loext:graphic-properties draw:fill="none"/>
      <style:paragraph-properties fo:margin-left="0cm" fo:margin-right="0cm" fo:margin-top="0cm" fo:margin-bottom="0cm" style:contextual-spacing="false" fo:line-height="100%" fo:text-align="start" style:justify-single-word="false" fo:orphans="0" fo:widows="0" fo:text-indent="0cm" style:auto-text-indent="false" style:page-number="auto" fo:background-color="transparent" style:writing-mode="lr-tb"/>
      <style:text-properties style:font-name="Calibri1" fo:font-size="11pt" style:font-size-asian="11pt" style:font-size-complex="11pt"/>
    </style:style>
    <style:style style:name="P64" style:family="paragraph" style:parent-style-name="Text_20_body">
      <loext:graphic-properties draw:fill="none"/>
      <style:paragraph-properties fo:margin-left="0cm" fo:margin-right="0cm" fo:margin-top="0cm" fo:margin-bottom="0cm" style:contextual-spacing="false" fo:line-height="100%" fo:text-align="start" style:justify-single-word="false" fo:orphans="0" fo:widows="0" fo:text-indent="0cm" style:auto-text-indent="false" fo:background-color="transparent" style:writing-mode="lr-tb"/>
      <style:text-properties style:font-name="Calibri1" fo:font-size="11pt" style:font-size-asian="11pt" style:font-size-complex="11pt"/>
    </style:style>
    <style:style style:name="P65" style:family="paragraph" style:parent-style-name="Text_20_body">
      <style:text-properties style:font-name="Calibri1" fo:font-size="11pt" style:font-size-asian="11pt" style:font-size-complex="11pt"/>
    </style:style>
    <style:style style:name="P66" style:family="paragraph" style:parent-style-name="Text_20_body">
      <style:paragraph-properties fo:margin-top="0.007cm" fo:margin-bottom="0cm" style:contextual-spacing="false"/>
      <style:text-properties style:font-name="Calibri1" fo:font-size="11pt" style:font-size-asian="11pt" style:font-size-complex="11pt"/>
    </style:style>
    <style:style style:name="P67" style:family="paragraph" style:parent-style-name="Text_20_body">
      <style:paragraph-properties fo:margin-top="0.004cm" fo:margin-bottom="0cm" style:contextual-spacing="false"/>
      <style:text-properties style:font-name="Calibri1" fo:font-size="11pt" style:font-size-asian="11pt" style:font-size-complex="11pt"/>
    </style:style>
    <style:style style:name="P68" style:family="paragraph" style:parent-style-name="Text_20_body">
      <style:paragraph-properties fo:margin-top="0.009cm" fo:margin-bottom="0cm" style:contextual-spacing="false"/>
      <style:text-properties style:font-name="Calibri1" fo:font-size="11pt" style:font-size-asian="11pt" style:font-size-complex="11pt"/>
    </style:style>
    <style:style style:name="P69" style:family="paragraph" style:parent-style-name="Standard">
      <style:text-properties style:font-name="Calibri1" fo:font-size="11pt" fo:font-style="italic" style:font-size-asian="11pt" style:font-style-asian="italic" style:font-size-complex="11pt" style:font-style-complex="italic"/>
    </style:style>
    <style:style style:name="P70" style:family="paragraph" style:parent-style-name="Standard">
      <style:text-properties style:font-name="Calibri1" fo:font-size="11pt" fo:font-style="italic" officeooo:paragraph-rsid="017aa708" style:font-size-asian="11pt" style:font-style-asian="italic" style:font-size-complex="11pt" style:font-style-complex="italic"/>
    </style:style>
    <style:style style:name="P71" style:family="paragraph" style:parent-style-name="Text_20_body">
      <style:text-properties style:font-name="Calibri1" fo:font-size="14pt" fo:font-style="italic" style:font-size-asian="14pt" style:font-style-asian="italic"/>
    </style:style>
    <style:style style:name="P72" style:family="paragraph" style:parent-style-name="Standard">
      <style:paragraph-properties fo:margin-left="0.203cm" fo:margin-right="0cm" fo:margin-top="0.385cm" fo:margin-bottom="0cm" style:contextual-spacing="false" fo:text-align="start" style:justify-single-word="false" fo:text-indent="0cm" style:auto-text-indent="false"/>
      <style:text-properties style:font-name="Calibri1"/>
    </style:style>
    <style:style style:name="P73" style:family="paragraph" style:parent-style-name="Standard">
      <style:text-properties style:font-name="Calibri1" officeooo:rsid="001910aa" officeooo:paragraph-rsid="00167741"/>
    </style:style>
    <style:style style:name="P74" style:family="paragraph" style:parent-style-name="Standard">
      <style:text-properties style:font-name="Calibri1" officeooo:paragraph-rsid="00167741"/>
    </style:style>
    <style:style style:name="P75" style:family="paragraph" style:parent-style-name="Table_20_Paragraph">
      <style:paragraph-properties fo:margin-left="0.099cm" fo:margin-right="0.831cm" fo:line-height="103%" fo:text-indent="0.106cm" style:auto-text-indent="false"/>
      <style:text-properties style:font-name="Calibri1"/>
    </style:style>
    <style:style style:name="P76" style:family="paragraph" style:parent-style-name="Table_20_Paragraph">
      <style:paragraph-properties fo:margin-left="0.099cm" fo:margin-right="2.18cm" fo:line-height="103%" fo:text-indent="0.106cm" style:auto-text-indent="false"/>
      <style:text-properties style:font-name="Calibri1"/>
    </style:style>
    <style:style style:name="P77" style:family="paragraph" style:parent-style-name="Table_20_Paragraph">
      <style:paragraph-properties fo:margin-left="0.099cm" fo:margin-right="0.864cm" fo:line-height="103%" fo:text-indent="0.106cm" style:auto-text-indent="false"/>
      <style:text-properties style:font-name="Calibri1"/>
    </style:style>
    <style:style style:name="P78" style:family="paragraph" style:parent-style-name="Table_20_Paragraph">
      <style:paragraph-properties fo:margin-left="0.099cm" fo:margin-right="0.778cm" fo:line-height="103%"/>
      <style:text-properties style:font-name="Calibri1"/>
    </style:style>
    <style:style style:name="P79" style:family="paragraph" style:parent-style-name="Text_20_body">
      <style:paragraph-properties fo:margin-left="0.203cm" fo:margin-right="3.863cm" fo:margin-top="0.741cm" fo:margin-bottom="0cm" style:contextual-spacing="false" fo:line-height="103%"/>
      <style:text-properties style:font-name="Calibri1"/>
    </style:style>
    <style:style style:name="P80" style:family="paragraph" style:parent-style-name="Text_20_body">
      <style:paragraph-properties fo:margin-left="0.203cm" fo:margin-right="0cm" fo:margin-top="0.002cm" fo:margin-bottom="0cm" style:contextual-spacing="false"/>
      <style:text-properties style:font-name="Calibri1" officeooo:paragraph-rsid="001558db"/>
    </style:style>
    <style:style style:name="P81" style:family="paragraph" style:parent-style-name="Text_20_body">
      <style:paragraph-properties fo:margin-left="0.203cm" fo:margin-right="0cm" fo:margin-top="0.025cm" fo:margin-bottom="0cm" style:contextual-spacing="false"/>
      <style:text-properties style:font-name="Calibri1" officeooo:paragraph-rsid="001558db"/>
    </style:style>
    <style:style style:name="P82" style:family="paragraph" style:parent-style-name="Text_20_body">
      <style:text-properties style:font-name="Calibri1"/>
    </style:style>
    <style:style style:name="P83" style:family="paragraph" style:parent-style-name="Text_20_body">
      <style:paragraph-properties fo:margin-left="0.203cm" fo:margin-right="0cm" fo:margin-top="0.002cm" fo:margin-bottom="0cm" style:contextual-spacing="false"/>
      <style:text-properties style:font-name="Calibri1" fo:font-weight="bold" officeooo:paragraph-rsid="001558db" style:font-weight-asian="bold" style:font-weight-complex="bold"/>
    </style:style>
    <style:style style:name="P84" style:family="paragraph" style:parent-style-name="Text_20_body">
      <style:paragraph-properties fo:margin-left="0.203cm" fo:margin-right="0cm" fo:margin-top="0.002cm" fo:margin-bottom="0cm" style:contextual-spacing="false"/>
      <style:text-properties style:font-name="Calibri1" fo:font-weight="bold" style:font-weight-asian="bold" style:font-weight-complex="bold"/>
    </style:style>
    <style:style style:name="P85" style:family="paragraph" style:parent-style-name="Text_20_body">
      <style:paragraph-properties fo:margin-left="0.203cm" fo:margin-right="0cm"/>
      <style:text-properties style:font-name="Calibri1" fo:font-weight="bold" style:font-weight-asian="bold" style:font-weight-complex="bold"/>
    </style:style>
    <style:style style:name="P86" style:family="paragraph" style:parent-style-name="Text_20_body">
      <style:paragraph-properties fo:margin-left="0.203cm" fo:margin-right="0cm" fo:margin-top="0.002cm" fo:margin-bottom="0cm" style:contextual-spacing="false"/>
      <style:text-properties style:font-name="Calibri1" fo:font-weight="bold" officeooo:paragraph-rsid="006f1ce5" style:font-weight-asian="bold" style:font-weight-complex="bold"/>
    </style:style>
    <style:style style:name="P87" style:family="paragraph" style:parent-style-name="Text_20_body">
      <style:paragraph-properties fo:margin-left="0.203cm" fo:margin-right="0cm" fo:margin-top="0.002cm" fo:margin-bottom="0cm" style:contextual-spacing="false"/>
      <style:text-properties style:font-name="Calibri1" fo:font-weight="bold" officeooo:paragraph-rsid="0102f8b3" style:font-weight-asian="bold" style:font-weight-complex="bold"/>
    </style:style>
    <style:style style:name="P88" style:family="paragraph" style:parent-style-name="Text_20_body">
      <style:text-properties style:font-name="Calibri1" fo:font-size="10pt" style:font-size-asian="10pt"/>
    </style:style>
    <style:style style:name="P89" style:family="paragraph" style:parent-style-name="Standard">
      <style:paragraph-properties>
        <style:tab-stops>
          <style:tab-stop style:position="7.287cm"/>
          <style:tab-stop style:position="7.475cm"/>
          <style:tab-stop style:position="7.595cm"/>
          <style:tab-stop style:position="8.301cm"/>
          <style:tab-stop style:position="8.931cm"/>
          <style:tab-stop style:position="8.962cm"/>
        </style:tab-stops>
      </style:paragraph-properties>
      <style:text-properties style:font-name="Calibri1" fo:font-size="8pt" style:font-size-asian="8pt"/>
    </style:style>
    <style:style style:name="P90" style:family="paragraph" style:parent-style-name="Text_20_body">
      <style:paragraph-properties fo:margin-left="0.203cm" fo:margin-right="0cm" fo:margin-top="0.025cm" fo:margin-bottom="0cm" style:contextual-spacing="false"/>
      <style:text-properties style:font-name="Calibri1"/>
    </style:style>
    <style:style style:name="P91" style:family="paragraph" style:parent-style-name="Text_20_body">
      <style:paragraph-properties fo:margin-left="0.203cm" fo:margin-right="0cm"/>
      <style:text-properties style:font-name="Calibri1"/>
    </style:style>
    <style:style style:name="P92" style:family="paragraph" style:parent-style-name="Text_20_body">
      <style:paragraph-properties fo:margin-left="0.203cm" fo:margin-right="0cm" fo:margin-top="0.002cm" fo:margin-bottom="0cm" style:contextual-spacing="false"/>
      <style:text-properties style:font-name="Calibri1"/>
    </style:style>
    <style:style style:name="P93" style:family="paragraph" style:parent-style-name="Text_20_body">
      <style:paragraph-properties fo:margin-left="0.203cm" fo:margin-right="0cm" fo:margin-top="0.503cm" fo:margin-bottom="0cm" style:contextual-spacing="false"/>
      <style:text-properties style:font-name="Calibri1"/>
    </style:style>
    <style:style style:name="P94" style:family="paragraph" style:parent-style-name="Text_20_body">
      <style:paragraph-properties fo:margin-top="0.002cm" fo:margin-bottom="0cm" style:contextual-spacing="false"/>
      <style:text-properties style:font-name="Calibri1" fo:font-size="13pt" style:font-size-asian="13pt"/>
    </style:style>
    <style:style style:name="P95" style:family="paragraph" style:parent-style-name="Text_20_body">
      <style:paragraph-properties fo:margin-top="0.007cm" fo:margin-bottom="0cm" style:contextual-spacing="false"/>
      <style:text-properties style:font-name="Calibri1" fo:font-size="13pt" style:font-size-asian="13pt"/>
    </style:style>
    <style:style style:name="P96" style:family="paragraph" style:parent-style-name="Standard">
      <style:text-properties style:font-name="Calibri1" fo:font-size="13pt" officeooo:paragraph-rsid="019706b2" style:font-size-asian="13pt"/>
    </style:style>
    <style:style style:name="P97" style:family="paragraph" style:parent-style-name="Text_20_body">
      <style:text-properties style:font-name="Calibri1" fo:font-size="16pt" style:font-size-asian="16pt"/>
    </style:style>
    <style:style style:name="P98" style:family="paragraph" style:parent-style-name="Standard">
      <style:paragraph-properties fo:margin-top="0.002cm" fo:margin-bottom="0cm" style:contextual-spacing="false"/>
      <style:text-properties style:font-name="Calibri1" fo:font-size="16pt" style:font-size-asian="16pt"/>
    </style:style>
    <style:style style:name="P99" style:family="paragraph" style:parent-style-name="Text_20_body">
      <style:paragraph-properties fo:margin-top="0.002cm" fo:margin-bottom="0cm" style:contextual-spacing="false"/>
      <style:text-properties style:font-name="Calibri1" fo:font-size="16pt" style:font-size-asian="16pt"/>
    </style:style>
    <style:style style:name="P100" style:family="paragraph" style:parent-style-name="Text_20_body">
      <style:paragraph-properties fo:margin-top="0.011cm" fo:margin-bottom="0cm" style:contextual-spacing="false"/>
      <style:text-properties style:font-name="Calibri1" fo:font-size="12.5pt" style:font-size-asian="12.5pt"/>
    </style:style>
    <style:style style:name="P101" style:family="paragraph" style:parent-style-name="Text_20_body">
      <style:paragraph-properties fo:margin-top="0.011cm" fo:margin-bottom="0cm" style:contextual-spacing="false"/>
      <style:text-properties style:font-name="Calibri1" fo:font-size="15.5pt" style:font-size-asian="15.5pt"/>
    </style:style>
    <style:style style:name="P102" style:family="paragraph" style:parent-style-name="Text_20_body">
      <style:paragraph-properties fo:margin-top="0.014cm" fo:margin-bottom="0cm" style:contextual-spacing="false"/>
      <style:text-properties style:font-name="Calibri1" fo:font-size="17.5pt" fo:font-style="italic" style:font-size-asian="17.5pt" style:font-style-asian="italic"/>
    </style:style>
    <style:style style:name="P103" style:family="paragraph" style:parent-style-name="Text_20_body">
      <style:text-properties style:font-name="Calibri1" fo:font-size="17.5pt" fo:font-style="italic" style:font-size-asian="17.5pt" style:font-style-asian="italic"/>
    </style:style>
    <style:style style:name="P104" style:family="paragraph" style:parent-style-name="Text_20_body">
      <style:paragraph-properties fo:margin-top="0.007cm" fo:margin-bottom="0cm" style:contextual-spacing="false"/>
      <style:text-properties style:font-name="Calibri1" fo:font-size="16.5pt" style:font-size-asian="16.5pt"/>
    </style:style>
    <style:style style:name="P105" style:family="paragraph" style:parent-style-name="Text_20_body">
      <style:paragraph-properties fo:margin-top="0.002cm" fo:margin-bottom="0cm" style:contextual-spacing="false"/>
      <style:text-properties style:font-name="Calibri1" fo:font-size="14.5pt" style:font-size-asian="14.5pt"/>
    </style:style>
    <style:style style:name="P106" style:family="paragraph" style:parent-style-name="Text_20_body">
      <style:paragraph-properties fo:margin-left="0.203cm" fo:margin-right="0.568cm" fo:margin-top="0.739cm" fo:margin-bottom="0cm" style:contextual-spacing="false" fo:line-height="103%"/>
      <style:text-properties style:font-name="Calibri1" fo:font-style="italic" style:font-style-asian="italic" style:font-style-complex="italic"/>
    </style:style>
    <style:style style:name="P107" style:family="paragraph" style:parent-style-name="Table_20_Paragraph">
      <style:text-properties style:font-name="Calibri1" fo:font-size="12pt" style:font-size-asian="12pt"/>
    </style:style>
    <style:style style:name="P108" style:family="paragraph" style:parent-style-name="Heading_20_2">
      <style:paragraph-properties fo:margin-top="0.25cm" fo:margin-bottom="0cm" style:contextual-spacing="false"/>
      <style:text-properties style:font-name="Calibri1" officeooo:paragraph-rsid="0102f8b3"/>
    </style:style>
    <style:style style:name="P109" style:family="paragraph" style:parent-style-name="Standard">
      <style:text-properties style:font-name="Calibri1" officeooo:paragraph-rsid="0102f8b3"/>
    </style:style>
    <style:style style:name="P110" style:family="paragraph" style:parent-style-name="Text_20_body">
      <style:paragraph-properties fo:margin-left="0.203cm" fo:margin-right="0cm" fo:margin-top="0.002cm" fo:margin-bottom="0cm" style:contextual-spacing="false"/>
      <style:text-properties style:font-name="Calibri1" officeooo:paragraph-rsid="0102f8b3"/>
    </style:style>
    <style:style style:name="P111" style:family="paragraph" style:parent-style-name="Text_20_body">
      <style:paragraph-properties fo:margin-left="0.203cm" fo:margin-right="0cm" fo:margin-top="0.025cm" fo:margin-bottom="0cm" style:contextual-spacing="false"/>
      <style:text-properties style:font-name="Calibri1" officeooo:paragraph-rsid="0102f8b3"/>
    </style:style>
    <style:style style:name="P112" style:family="paragraph" style:parent-style-name="Text_20_body">
      <style:text-properties style:font-name="Calibri1" officeooo:paragraph-rsid="0102f8b3"/>
    </style:style>
    <style:style style:name="P113" style:family="paragraph" style:parent-style-name="Standard">
      <style:text-properties style:font-name="Calibri1" officeooo:paragraph-rsid="010abd1b"/>
    </style:style>
    <style:style style:name="P114" style:family="paragraph" style:parent-style-name="Standard">
      <style:text-properties style:font-name="Calibri1" officeooo:paragraph-rsid="012e82fa"/>
    </style:style>
    <style:style style:name="P115" style:family="paragraph" style:parent-style-name="Standard">
      <style:text-properties style:font-name="Calibri1"/>
    </style:style>
    <style:style style:name="P116" style:family="paragraph" style:parent-style-name="Standard">
      <style:text-properties style:font-name="Calibri1" officeooo:paragraph-rsid="010df9ed"/>
    </style:style>
    <style:style style:name="P117" style:family="paragraph" style:parent-style-name="Standard">
      <style:text-properties style:font-name="Calibri1" officeooo:paragraph-rsid="0115f97d"/>
    </style:style>
    <style:style style:name="P118" style:family="paragraph" style:parent-style-name="Standard">
      <style:text-properties style:font-name="Calibri1" officeooo:paragraph-rsid="01283ef7"/>
    </style:style>
    <style:style style:name="P119" style:family="paragraph" style:parent-style-name="Standard">
      <style:text-properties fo:color="#666666" loext:opacity="100%" style:font-name="Calibri1" fo:font-style="italic" officeooo:paragraph-rsid="00167741" style:font-style-asian="italic" style:font-style-complex="italic"/>
    </style:style>
    <style:style style:name="P120" style:family="paragraph" style:parent-style-name="Table_20_Contents">
      <style:text-properties fo:color="#666666" loext:opacity="100%" style:font-name="Calibri1" fo:font-style="italic" officeooo:paragraph-rsid="00167741" style:font-style-asian="italic" style:font-style-complex="italic"/>
    </style:style>
    <style:style style:name="P121" style:family="paragraph" style:parent-style-name="Standard">
      <style:paragraph-properties fo:text-align="center" style:justify-single-word="false"/>
      <style:text-properties fo:color="#666666" loext:opacity="100%" style:font-name="Calibri1" fo:font-style="italic" officeooo:paragraph-rsid="00167741" style:font-style-asian="italic" style:font-style-complex="italic"/>
    </style:style>
    <style:style style:name="P122" style:family="paragraph" style:parent-style-name="Standard">
      <style:paragraph-properties fo:text-align="center" style:justify-single-word="false"/>
      <style:text-properties fo:color="#666666" loext:opacity="100%" style:font-name="Calibri1" fo:font-style="italic" officeooo:paragraph-rsid="00e857f7" style:font-style-asian="italic" style:font-style-complex="italic"/>
    </style:style>
    <style:style style:name="P123" style:family="paragraph" style:parent-style-name="Standard">
      <style:paragraph-properties fo:text-align="start" style:justify-single-word="false"/>
      <style:text-properties fo:color="#666666" loext:opacity="100%" style:font-name="Calibri1" fo:font-style="italic" officeooo:paragraph-rsid="00167741" style:font-style-asian="italic" style:font-style-complex="italic"/>
    </style:style>
    <style:style style:name="P124" style:family="paragraph" style:parent-style-name="Standard">
      <style:paragraph-properties fo:text-align="center" style:justify-single-word="false"/>
      <style:text-properties fo:color="#666666" loext:opacity="100%" style:font-name="Calibri1" fo:font-style="italic" officeooo:rsid="00dde72d" officeooo:paragraph-rsid="00dde72d" style:font-style-asian="italic" style:font-style-complex="italic"/>
    </style:style>
    <style:style style:name="P125" style:family="paragraph" style:parent-style-name="Table_20_Contents">
      <style:text-properties fo:color="#666666" loext:opacity="100%" style:font-name="Calibri1" fo:font-style="italic" officeooo:rsid="001ae477" officeooo:paragraph-rsid="0100d250" style:font-style-asian="italic" style:font-style-complex="italic"/>
    </style:style>
    <style:style style:name="P126" style:family="paragraph" style:parent-style-name="Standard">
      <style:text-properties fo:color="#666666" loext:opacity="100%" style:font-name="Calibri1" fo:font-style="italic" fo:font-weight="bold" style:font-style-asian="italic" style:font-weight-asian="bold" style:font-style-complex="italic" style:font-weight-complex="bold"/>
    </style:style>
    <style:style style:name="P127" style:family="paragraph" style:parent-style-name="Text_20_body">
      <style:text-properties fo:color="#666666" loext:opacity="100%" style:font-name="Calibri1" fo:font-style="italic" fo:font-weight="bold" style:font-style-asian="italic" style:font-weight-asian="bold" style:font-style-complex="italic" style:font-weight-complex="bold"/>
    </style:style>
    <style:style style:name="P128" style:family="paragraph" style:parent-style-name="Table_20_Contents">
      <style:text-properties officeooo:paragraph-rsid="00167741"/>
    </style:style>
    <style:style style:name="P129" style:family="paragraph" style:parent-style-name="Table_20_Contents">
      <style:text-properties officeooo:paragraph-rsid="00dc0648"/>
    </style:style>
    <style:style style:name="P130" style:family="paragraph" style:parent-style-name="Heading_20_2">
      <style:paragraph-properties fo:margin-top="0.208cm" fo:margin-bottom="0cm" style:contextual-spacing="false"/>
    </style:style>
    <style:style style:name="P131" style:family="paragraph" style:parent-style-name="Standard">
      <style:text-properties officeooo:paragraph-rsid="010abd1b"/>
    </style:style>
    <style:style style:name="P132" style:family="paragraph" style:parent-style-name="Standard">
      <style:text-properties officeooo:paragraph-rsid="0112ec91"/>
    </style:style>
    <style:style style:name="P133" style:family="paragraph" style:parent-style-name="Standard">
      <style:text-properties officeooo:paragraph-rsid="0115f97d"/>
    </style:style>
    <style:style style:name="P134" style:family="paragraph" style:parent-style-name="Standard">
      <style:text-properties officeooo:paragraph-rsid="0120b6b3"/>
    </style:style>
    <style:style style:name="P135" style:family="paragraph" style:parent-style-name="Standard">
      <style:text-properties officeooo:paragraph-rsid="01283ef7"/>
    </style:style>
    <style:style style:name="P136" style:family="paragraph" style:parent-style-name="Standard">
      <style:text-properties officeooo:paragraph-rsid="012d65da"/>
    </style:style>
    <style:style style:name="P137" style:family="paragraph" style:parent-style-name="Standard">
      <style:text-properties officeooo:paragraph-rsid="012de93a"/>
    </style:style>
    <style:style style:name="P138" style:family="paragraph" style:parent-style-name="Standard">
      <style:text-properties officeooo:paragraph-rsid="0136acde"/>
    </style:style>
    <style:style style:name="P139" style:family="paragraph" style:parent-style-name="Standard">
      <style:text-properties officeooo:paragraph-rsid="0145b145"/>
    </style:style>
    <style:style style:name="P140" style:family="paragraph" style:parent-style-name="Standard">
      <style:text-properties officeooo:paragraph-rsid="014dbba6"/>
    </style:style>
    <style:style style:name="P141" style:family="paragraph" style:parent-style-name="Standard">
      <style:text-properties officeooo:paragraph-rsid="01542f90"/>
    </style:style>
    <style:style style:name="P142" style:family="paragraph" style:parent-style-name="Standard">
      <style:text-properties officeooo:paragraph-rsid="018316e3"/>
    </style:style>
    <style:style style:name="P143" style:family="paragraph" style:parent-style-name="Standard">
      <style:text-properties officeooo:paragraph-rsid="0165c306"/>
    </style:style>
    <style:style style:name="P144" style:family="paragraph" style:parent-style-name="Standard">
      <style:text-properties officeooo:paragraph-rsid="017a0d18"/>
    </style:style>
    <style:style style:name="P145" style:family="paragraph" style:parent-style-name="Heading_20_2">
      <style:paragraph-properties fo:margin-top="0.346cm" fo:margin-bottom="0cm" style:contextual-spacing="false"/>
      <style:text-properties style:font-name="Calibri1"/>
    </style:style>
    <style:style style:name="P146" style:family="paragraph" style:parent-style-name="Heading_20_2">
      <style:paragraph-properties fo:margin-top="0.397cm" fo:margin-bottom="0cm" style:contextual-spacing="false"/>
      <style:text-properties style:font-name="Calibri1"/>
    </style:style>
    <style:style style:name="P147" style:family="paragraph" style:parent-style-name="Heading_20_2">
      <style:text-properties style:font-name="Calibri1"/>
    </style:style>
    <style:style style:name="P148" style:family="paragraph" style:parent-style-name="Heading_20_2">
      <style:paragraph-properties fo:margin-top="0.208cm" fo:margin-bottom="0cm" style:contextual-spacing="false"/>
    </style:style>
    <style:style style:name="P149" style:family="paragraph" style:parent-style-name="List_20_Paragraph" style:list-style-name="WWNum1">
      <style:paragraph-properties fo:margin-left="1.475cm" fo:margin-right="0.577cm" fo:margin-top="0cm" fo:margin-bottom="0cm" style:contextual-spacing="false" fo:line-height="86%" fo:text-align="start" style:justify-single-word="false" fo:text-indent="-0.635cm" style:auto-text-indent="false">
        <style:tab-stops>
          <style:tab-stop style:position="1.473cm"/>
          <style:tab-stop style:position="1.475cm"/>
        </style:tab-stops>
      </style:paragraph-properties>
      <style:text-properties style:font-name="Calibri1" fo:font-size="11pt" style:font-size-asian="11pt" style:font-size-complex="11pt"/>
    </style:style>
    <style:style style:name="P150" style:family="paragraph" style:parent-style-name="List_20_Paragraph" style:list-style-name="WWNum1">
      <style:paragraph-properties fo:margin-left="1.475cm" fo:margin-right="0.492cm" fo:margin-top="0.026cm" fo:margin-bottom="0cm" style:contextual-spacing="false" fo:line-height="86%" fo:text-align="start" style:justify-single-word="false" fo:text-indent="-0.635cm" style:auto-text-indent="false">
        <style:tab-stops>
          <style:tab-stop style:position="1.473cm"/>
          <style:tab-stop style:position="1.475cm"/>
        </style:tab-stops>
      </style:paragraph-properties>
      <style:text-properties style:font-name="Calibri1" fo:font-size="11pt" style:font-size-asian="11pt" style:font-size-complex="11pt"/>
    </style:style>
    <style:style style:name="P151" style:family="paragraph" style:parent-style-name="List_20_Paragraph" style:list-style-name="WWNum1">
      <style:paragraph-properties fo:margin-left="1.475cm" fo:margin-right="0.653cm" fo:margin-top="0.035cm" fo:margin-bottom="0cm" style:contextual-spacing="false" fo:line-height="86%" fo:text-align="start" style:justify-single-word="false" fo:text-indent="-0.635cm" style:auto-text-indent="false">
        <style:tab-stops>
          <style:tab-stop style:position="1.473cm"/>
          <style:tab-stop style:position="1.475cm"/>
        </style:tab-stops>
      </style:paragraph-properties>
      <style:text-properties style:font-name="Calibri1" fo:font-size="11pt" style:font-size-asian="11pt" style:font-size-complex="11pt"/>
    </style:style>
    <style:style style:name="P152" style:family="paragraph" style:parent-style-name="List_20_Paragraph" style:list-style-name="WWNum1">
      <style:paragraph-properties fo:margin-left="1.475cm" fo:margin-right="1.743cm" fo:margin-top="0cm" fo:margin-bottom="0cm" style:contextual-spacing="false" fo:line-height="86%" fo:text-align="start" style:justify-single-word="false" fo:text-indent="-0.635cm" style:auto-text-indent="false">
        <style:tab-stops>
          <style:tab-stop style:position="1.473cm"/>
          <style:tab-stop style:position="1.475cm"/>
        </style:tab-stops>
      </style:paragraph-properties>
      <style:text-properties style:font-name="Calibri1" fo:font-size="11pt" style:font-size-asian="11pt" style:font-size-complex="11pt"/>
    </style:style>
    <style:style style:name="P153" style:family="paragraph" style:parent-style-name="List_20_Paragraph" style:list-style-name="WWNum1">
      <style:paragraph-properties fo:margin-left="1.475cm" fo:margin-right="2.466cm" fo:margin-top="0.028cm" fo:margin-bottom="0cm" style:contextual-spacing="false" fo:line-height="86%" fo:text-align="start" style:justify-single-word="false" fo:text-indent="-0.635cm" style:auto-text-indent="false">
        <style:tab-stops>
          <style:tab-stop style:position="1.473cm"/>
          <style:tab-stop style:position="1.475cm"/>
        </style:tab-stops>
      </style:paragraph-properties>
      <style:text-properties style:font-name="Calibri1" fo:font-size="11pt" officeooo:paragraph-rsid="00dbb216" style:font-size-asian="11pt" style:font-size-complex="11pt"/>
    </style:style>
    <style:style style:name="P154" style:family="paragraph" style:parent-style-name="List_20_Paragraph" style:list-style-name="WWNum1">
      <style:paragraph-properties fo:margin-left="1.475cm" fo:margin-right="0cm" fo:margin-top="0cm" fo:margin-bottom="0cm" style:contextual-spacing="false" fo:line-height="0.545cm" fo:text-align="start" style:justify-single-word="false" fo:text-indent="-0.637cm" style:auto-text-indent="false">
        <style:tab-stops>
          <style:tab-stop style:position="1.473cm"/>
          <style:tab-stop style:position="1.475cm"/>
        </style:tab-stops>
      </style:paragraph-properties>
      <style:text-properties style:font-name="Calibri1" fo:font-size="11pt" style:font-size-asian="11pt" style:font-size-complex="11pt"/>
    </style:style>
    <style:style style:name="P155" style:family="paragraph" style:parent-style-name="List_20_Paragraph" style:list-style-name="WWNum1">
      <style:paragraph-properties fo:margin-left="2.11cm" fo:margin-right="0cm" fo:margin-top="0cm" fo:margin-bottom="0cm" style:contextual-spacing="false" fo:line-height="0.508cm" fo:text-align="start" style:justify-single-word="false" fo:text-indent="-0.635cm" style:auto-text-indent="false">
        <style:tab-stops>
          <style:tab-stop style:position="2.11cm"/>
        </style:tab-stops>
      </style:paragraph-properties>
      <style:text-properties style:font-name="Calibri1" fo:font-size="11pt" style:font-size-asian="11pt" style:font-size-complex="11pt"/>
    </style:style>
    <style:style style:name="P156" style:family="paragraph" style:parent-style-name="List_20_Paragraph" style:list-style-name="WWNum1">
      <style:paragraph-properties fo:margin-left="1.475cm" fo:margin-right="0cm" fo:margin-top="0cm" fo:margin-bottom="0cm" style:contextual-spacing="false" fo:line-height="0.508cm" fo:text-align="start" style:justify-single-word="false" fo:text-indent="-0.637cm" style:auto-text-indent="false">
        <style:tab-stops>
          <style:tab-stop style:position="1.473cm"/>
          <style:tab-stop style:position="1.475cm"/>
        </style:tab-stops>
      </style:paragraph-properties>
      <style:text-properties style:font-name="Calibri1" fo:font-size="11pt" style:font-size-asian="11pt" style:font-size-complex="11pt"/>
    </style:style>
    <style:style style:name="P157" style:family="paragraph" style:parent-style-name="List_20_Paragraph" style:list-style-name="WWNum1" style:master-page-name="">
      <style:paragraph-properties fo:margin-left="1.475cm" fo:margin-right="0cm" fo:margin-top="0.453cm" fo:margin-bottom="0cm" style:contextual-spacing="false" fo:line-height="0.579cm" fo:text-align="start" style:justify-single-word="false" fo:text-indent="-0.637cm" style:auto-text-indent="false" style:page-number="auto">
        <style:tab-stops>
          <style:tab-stop style:position="1.473cm"/>
          <style:tab-stop style:position="1.475cm"/>
        </style:tab-stops>
      </style:paragraph-properties>
      <style:text-properties style:font-name="Calibri1" fo:font-size="11pt" style:font-size-asian="11pt" style:font-size-complex="11pt"/>
    </style:style>
    <style:style style:name="P158" style:family="paragraph" style:parent-style-name="List_20_Paragraph" style:list-style-name="WWNum1">
      <style:paragraph-properties fo:margin-left="1.475cm" fo:margin-right="0.859cm" fo:margin-top="0cm" fo:margin-bottom="0cm" style:contextual-spacing="false" fo:line-height="95%" fo:text-align="start" style:justify-single-word="false" fo:text-indent="-0.635cm" style:auto-text-indent="false">
        <style:tab-stops>
          <style:tab-stop style:position="1.473cm"/>
          <style:tab-stop style:position="1.475cm"/>
        </style:tab-stops>
      </style:paragraph-properties>
      <style:text-properties style:font-name="Calibri1" fo:font-size="11pt" style:font-size-asian="11pt" style:font-size-complex="11pt"/>
    </style:style>
    <style:style style:name="P159" style:family="paragraph" style:parent-style-name="List_20_Paragraph" style:list-style-name="WWNum1">
      <style:paragraph-properties fo:margin-left="1.475cm" fo:margin-right="0cm" fo:margin-top="0cm" fo:margin-bottom="0cm" style:contextual-spacing="false" fo:line-height="0.609cm" fo:text-align="start" style:justify-single-word="false" fo:text-indent="-0.637cm" style:auto-text-indent="false">
        <style:tab-stops>
          <style:tab-stop style:position="1.473cm"/>
          <style:tab-stop style:position="1.475cm"/>
        </style:tab-stops>
      </style:paragraph-properties>
      <style:text-properties style:font-name="Calibri1" fo:font-size="11pt" style:font-size-asian="11pt"/>
    </style:style>
    <style:style style:name="P160" style:family="paragraph" style:parent-style-name="List_20_Paragraph" style:list-style-name="WWNum1">
      <style:paragraph-properties fo:margin-left="2.11cm" fo:margin-right="2.595cm" fo:margin-top="0cm" fo:margin-bottom="0cm" style:contextual-spacing="false" fo:line-height="86%" fo:text-align="start" style:justify-single-word="false" fo:text-indent="-0.635cm" style:auto-text-indent="false">
        <style:tab-stops>
          <style:tab-stop style:position="2.11cm"/>
        </style:tab-stops>
      </style:paragraph-properties>
      <style:text-properties officeooo:paragraph-rsid="00b58f5a"/>
    </style:style>
    <style:style style:name="P161" style:family="paragraph" style:parent-style-name="Standard" style:master-page-name="Standard">
      <style:paragraph-properties fo:text-align="center" style:justify-single-word="false" style:page-number="auto"/>
      <style:text-properties fo:color="#04aae1" loext:opacity="100%" style:font-name="Calibri1" fo:font-size="18pt" officeooo:paragraph-rsid="00167741" style:font-size-asian="18pt" style:font-size-complex="18pt"/>
    </style:style>
    <style:style style:name="P162" style:family="paragraph" style:parent-style-name="Standard">
      <style:paragraph-properties fo:margin-left="5.514cm" fo:margin-right="5.509cm" fo:margin-top="0.575cm" fo:margin-bottom="0cm" style:contextual-spacing="false" fo:text-align="center" style:justify-single-word="false" fo:text-indent="0cm" style:auto-text-indent="false"/>
      <style:text-properties fo:color="#04aae1" loext:opacity="100%" style:font-name="Calibri1" fo:font-size="18pt" style:font-size-asian="18pt" style:text-scale="110%"/>
    </style:style>
    <style:style style:name="P163" style:family="paragraph" style:parent-style-name="Standard">
      <style:paragraph-properties fo:text-align="center" style:justify-single-word="false"/>
      <style:text-properties fo:color="#04aae1" loext:opacity="100%" style:font-name="Calibri1" fo:font-size="18pt" fo:letter-spacing="-0.002cm" fo:language="en" fo:country="US" fo:font-style="italic" fo:font-weight="bold" officeooo:rsid="00ffbb9c" officeooo:paragraph-rsid="00167741" style:font-name-asian="Times New Roman1" style:font-size-asian="18pt" style:language-asian="en" style:country-asian="US" style:font-style-asian="italic" style:font-weight-asian="bold" style:font-name-complex="Times New Roman1" style:font-size-complex="18pt" style:language-complex="ar" style:country-complex="SA" style:font-weight-complex="bold" style:text-scale="110%"/>
    </style:style>
    <style:style style:name="P164" style:family="paragraph" style:parent-style-name="Standard">
      <style:text-properties fo:color="#04aae1" loext:opacity="100%" style:font-name="Calibri1" fo:font-style="italic" fo:font-weight="bold" officeooo:paragraph-rsid="0145d150" style:font-style-asian="italic" style:font-weight-asian="bold" style:font-style-complex="italic" style:font-weight-complex="bold"/>
    </style:style>
    <style:style style:name="P165" style:family="paragraph" style:parent-style-name="Standard" style:list-style-name="L1">
      <style:paragraph-properties fo:text-align="start" style:justify-single-word="false"/>
      <style:text-properties fo:color="#666666" loext:opacity="100%" fo:font-style="italic" officeooo:paragraph-rsid="00167741" style:font-style-asian="italic" style:font-style-complex="italic"/>
    </style:style>
    <style:style style:name="P166" style:family="paragraph" style:parent-style-name="Standard" style:list-style-name="L1">
      <style:paragraph-properties fo:text-align="start" style:justify-single-word="false"/>
      <style:text-properties fo:color="#666666" loext:opacity="100%" style:font-name="Calibri1" fo:font-style="italic" officeooo:paragraph-rsid="00167741" style:font-style-asian="italic" style:font-style-complex="italic"/>
    </style:style>
    <style:style style:name="P167" style:family="paragraph" style:parent-style-name="Standard" style:list-style-name="L1">
      <style:paragraph-properties fo:text-align="start" style:justify-single-word="false"/>
      <style:text-properties fo:color="#666666" loext:opacity="100%" style:font-name="Calibri1" fo:font-style="italic" officeooo:paragraph-rsid="01adf897" style:font-style-asian="italic" style:font-style-complex="italic"/>
    </style:style>
    <style:style style:name="P168" style:family="paragraph" style:parent-style-name="Standard" style:list-style-name="L1">
      <style:paragraph-properties fo:text-align="start" style:justify-single-word="false"/>
      <style:text-properties fo:color="#666666" loext:opacity="100%" style:font-name="Calibri1" fo:font-style="italic" officeooo:rsid="010278af" officeooo:paragraph-rsid="010278af" style:font-style-asian="italic" style:font-style-complex="italic"/>
    </style:style>
    <style:style style:name="P169" style:family="paragraph" style:parent-style-name="Standard" style:list-style-name="L2">
      <style:text-properties style:font-name="Calibri1" officeooo:paragraph-rsid="010abd1b"/>
    </style:style>
    <style:style style:name="P170" style:family="paragraph" style:parent-style-name="Standard" style:list-style-name="L2">
      <style:text-properties style:font-name="Calibri1" officeooo:paragraph-rsid="01b5e3f4"/>
    </style:style>
    <style:style style:name="P171" style:family="paragraph" style:parent-style-name="Standard" style:list-style-name="L3">
      <style:text-properties style:font-name="Calibri1" officeooo:paragraph-rsid="010abd1b"/>
    </style:style>
    <style:style style:name="P172" style:family="paragraph" style:parent-style-name="Standard" style:list-style-name="L3">
      <style:text-properties style:font-name="Calibri1" officeooo:paragraph-rsid="01d20033"/>
    </style:style>
    <style:style style:name="P173" style:family="paragraph" style:parent-style-name="Standard" style:list-style-name="L4">
      <style:text-properties style:font-name="Calibri1" officeooo:paragraph-rsid="0115f97d"/>
    </style:style>
    <style:style style:name="P174" style:family="paragraph" style:parent-style-name="Standard" style:list-style-name="L7">
      <style:text-properties style:font-name="Calibri1" fo:font-size="11pt" officeooo:paragraph-rsid="0139bbc3" style:font-size-asian="11pt" style:font-size-complex="11pt"/>
    </style:style>
    <style:style style:name="P175" style:family="paragraph" style:parent-style-name="Standard" style:list-style-name="L7">
      <style:text-properties style:font-name="Calibri1" fo:font-size="11pt" officeooo:paragraph-rsid="013adc43" style:font-size-asian="11pt" style:font-size-complex="11pt"/>
    </style:style>
    <style:style style:name="P176" style:family="paragraph" style:parent-style-name="Standard" style:list-style-name="L7">
      <style:text-properties style:font-name="Calibri1" fo:font-size="11pt" officeooo:paragraph-rsid="01d743fc" style:font-size-asian="11pt" style:font-size-complex="11pt"/>
    </style:style>
    <style:style style:name="P177" style:family="paragraph" style:parent-style-name="Standard" style:list-style-name="L8">
      <style:text-properties style:font-name="Calibri1" fo:font-size="11pt" officeooo:paragraph-rsid="0145b145" style:font-size-asian="11pt" style:font-size-complex="11pt"/>
    </style:style>
    <style:style style:name="P178" style:family="paragraph" style:parent-style-name="Standard" style:list-style-name="L9">
      <style:text-properties style:font-name="Calibri1" fo:font-size="11pt" officeooo:paragraph-rsid="014dbba6" style:font-size-asian="11pt" style:font-size-complex="11pt"/>
    </style:style>
    <style:style style:name="P179" style:family="paragraph" style:parent-style-name="Standard" style:list-style-name="L9">
      <style:text-properties style:font-name="Calibri1" fo:font-size="11pt" officeooo:paragraph-rsid="01e20e07" style:font-size-asian="11pt" style:font-size-complex="11pt"/>
    </style:style>
    <style:style style:name="P180" style:family="paragraph" style:parent-style-name="Standard" style:list-style-name="L9">
      <style:text-properties style:font-name="Calibri1" fo:font-size="11pt" officeooo:paragraph-rsid="01e40a15" style:font-size-asian="11pt" style:font-size-complex="11pt"/>
    </style:style>
    <style:style style:name="P181" style:family="paragraph" style:parent-style-name="Standard" style:list-style-name="L10">
      <style:text-properties style:font-name="Calibri1" fo:font-size="11pt" officeooo:paragraph-rsid="01528345" style:font-size-asian="11pt" style:font-size-complex="11pt"/>
    </style:style>
    <style:style style:name="P182" style:family="paragraph" style:parent-style-name="Standard" style:list-style-name="L10">
      <style:text-properties style:font-name="Calibri1" fo:font-size="11pt" officeooo:paragraph-rsid="01e9b7b1" style:font-size-asian="11pt" style:font-size-complex="11pt"/>
    </style:style>
    <style:style style:name="P183" style:family="paragraph" style:parent-style-name="Standard" style:list-style-name="L12">
      <style:text-properties style:font-name="Calibri1" fo:font-size="11pt" officeooo:paragraph-rsid="0165c306" style:font-size-asian="11pt" style:font-size-complex="11pt"/>
    </style:style>
    <style:style style:name="P184" style:family="paragraph" style:parent-style-name="Standard" style:list-style-name="L12">
      <style:text-properties style:font-name="Calibri1" fo:font-size="11pt" officeooo:paragraph-rsid="01f38a60" style:font-size-asian="11pt" style:font-size-complex="11pt"/>
    </style:style>
    <style:style style:name="P185" style:family="paragraph" style:parent-style-name="Standard" style:list-style-name="L13">
      <style:text-properties style:font-name="Calibri1" fo:font-size="11pt" officeooo:paragraph-rsid="01766c5c" style:font-size-asian="11pt" style:font-size-complex="11pt"/>
    </style:style>
    <style:style style:name="P186" style:family="paragraph" style:parent-style-name="Standard" style:list-style-name="L13">
      <style:text-properties style:font-name="Calibri1" fo:font-size="11pt" officeooo:paragraph-rsid="020cf04f" style:font-size-asian="11pt" style:font-size-complex="11pt"/>
    </style:style>
    <style:style style:name="P187" style:family="paragraph" style:parent-style-name="Standard" style:list-style-name="L14">
      <style:text-properties style:font-name="Calibri1" fo:font-size="11pt" officeooo:paragraph-rsid="0187ade4" style:font-size-asian="11pt" style:font-size-complex="11pt"/>
    </style:style>
    <style:style style:name="P188" style:family="paragraph" style:parent-style-name="Standard" style:list-style-name="L11">
      <style:text-properties style:font-name="Calibri1" fo:font-size="11pt" officeooo:paragraph-rsid="018d041f" style:font-size-asian="11pt" style:font-size-complex="11pt"/>
    </style:style>
    <style:style style:name="P189" style:family="paragraph" style:parent-style-name="Standard" style:list-style-name="L11">
      <style:text-properties style:font-name="Calibri1" fo:font-size="11pt" officeooo:paragraph-rsid="0190e215" style:font-size-asian="11pt" style:font-size-complex="11pt"/>
    </style:style>
    <style:style style:name="P190" style:family="paragraph" style:parent-style-name="Standard" style:list-style-name="L11">
      <style:text-properties style:font-name="Calibri1" fo:font-size="11pt" officeooo:paragraph-rsid="01926b77" style:font-size-asian="11pt" style:font-size-complex="11pt"/>
    </style:style>
    <style:style style:name="P191" style:family="paragraph" style:parent-style-name="Standard" style:list-style-name="L11">
      <style:text-properties style:font-name="Calibri1" fo:font-size="11pt" officeooo:paragraph-rsid="019706b2" style:font-size-asian="11pt" style:font-size-complex="11pt"/>
    </style:style>
    <style:style style:name="P192" style:family="paragraph" style:parent-style-name="Standard" style:list-style-name="L11">
      <style:text-properties style:font-name="Calibri1" fo:font-size="11pt" officeooo:paragraph-rsid="01976eb1" style:font-size-asian="11pt" style:font-size-complex="11pt"/>
    </style:style>
    <style:style style:name="P193" style:family="paragraph" style:parent-style-name="Standard" style:list-style-name="L15">
      <style:text-properties style:font-name="Calibri1" fo:font-size="11pt" officeooo:rsid="01935f79" officeooo:paragraph-rsid="01935f79" style:font-size-asian="11pt" style:font-size-complex="11pt"/>
    </style:style>
    <style:style style:name="P194" style:family="paragraph" style:parent-style-name="Standard" style:list-style-name="L16">
      <style:text-properties style:font-name="Calibri1" fo:font-size="11pt" officeooo:rsid="019706b2" officeooo:paragraph-rsid="019706b2" style:font-size-asian="11pt" style:font-size-complex="11pt"/>
    </style:style>
    <style:style style:name="P195" style:family="paragraph" style:parent-style-name="Standard" style:list-style-name="L17">
      <style:text-properties style:font-name="Calibri1" fo:font-size="11pt" officeooo:rsid="019990ba" officeooo:paragraph-rsid="019990ba" style:font-size-asian="11pt" style:font-size-complex="11pt"/>
    </style:style>
    <style:style style:name="P196" style:family="paragraph" style:parent-style-name="Standard" style:list-style-name="L17">
      <style:text-properties style:font-name="Calibri1" fo:font-size="11pt" officeooo:rsid="019a0811" officeooo:paragraph-rsid="019a0811" style:font-size-asian="11pt" style:font-size-complex="11pt"/>
    </style:style>
    <style:style style:name="P197" style:family="paragraph" style:parent-style-name="Standard">
      <style:text-properties style:font-name="Calibri1" fo:font-size="11pt" officeooo:paragraph-rsid="01cac6fd" style:font-size-asian="11pt" style:font-size-complex="11pt"/>
    </style:style>
    <style:style style:name="P198" style:family="paragraph" style:parent-style-name="Standard">
      <style:text-properties style:font-name="Calibri1" fo:font-size="11pt" style:font-size-asian="11pt" style:font-size-complex="11pt"/>
    </style:style>
    <style:style style:name="P199" style:family="paragraph" style:parent-style-name="Standard">
      <style:text-properties style:font-name="Calibri1" fo:font-size="11pt" officeooo:rsid="01cc1670" officeooo:paragraph-rsid="01cc1670" style:font-size-asian="11pt" style:font-size-complex="11pt"/>
    </style:style>
    <style:style style:name="P200" style:family="paragraph" style:parent-style-name="Standard">
      <style:text-properties style:font-name="Calibri1" fo:font-size="11pt" officeooo:paragraph-rsid="01cc1670" style:font-size-asian="11pt" style:font-size-complex="11pt"/>
    </style:style>
    <style:style style:name="P201" style:family="paragraph" style:parent-style-name="Standard">
      <style:text-properties style:font-name="Calibri1" fo:font-size="11pt" officeooo:paragraph-rsid="01d5a8f0" style:font-size-asian="11pt" style:font-size-complex="11pt"/>
    </style:style>
    <style:style style:name="P202" style:family="paragraph" style:parent-style-name="Standard">
      <style:text-properties style:font-name="Calibri1" fo:font-size="11pt" officeooo:paragraph-rsid="013adc43" style:font-size-asian="11pt" style:font-size-complex="11pt"/>
    </style:style>
    <style:style style:name="P203" style:family="paragraph" style:parent-style-name="Standard">
      <style:text-properties style:font-name="Calibri1" fo:font-size="11pt" officeooo:paragraph-rsid="01e62529" style:font-size-asian="11pt" style:font-size-complex="11pt"/>
    </style:style>
    <style:style style:name="P204" style:family="paragraph" style:parent-style-name="Standard">
      <style:text-properties style:font-name="Calibri1" fo:font-size="11pt" officeooo:paragraph-rsid="01f04dc7" style:font-size-asian="11pt" style:font-size-complex="11pt"/>
    </style:style>
    <style:style style:name="P205" style:family="paragraph" style:parent-style-name="Standard">
      <style:text-properties style:font-name="Calibri1" fo:font-size="11pt" officeooo:paragraph-rsid="01f0e484" style:font-size-asian="11pt" style:font-size-complex="11pt"/>
    </style:style>
    <style:style style:name="P206" style:family="paragraph" style:parent-style-name="Standard">
      <style:text-properties style:font-name="Calibri1" fo:font-size="11pt" officeooo:rsid="0201bdbf" officeooo:paragraph-rsid="0201bdbf" style:font-size-asian="11pt" style:font-size-complex="11pt"/>
    </style:style>
    <style:style style:name="P207" style:family="paragraph" style:parent-style-name="Standard">
      <style:text-properties style:font-name="Calibri1" fo:font-size="11pt" officeooo:paragraph-rsid="02035e50" style:font-size-asian="11pt" style:font-size-complex="11pt"/>
    </style:style>
    <style:style style:name="P208" style:family="paragraph" style:parent-style-name="Standard">
      <style:text-properties style:font-name="Calibri1"/>
    </style:style>
    <style:style style:name="P209" style:family="paragraph" style:parent-style-name="Standard">
      <style:text-properties style:font-name="Calibri1" officeooo:paragraph-rsid="01c49691"/>
    </style:style>
    <style:style style:name="P210" style:family="paragraph" style:parent-style-name="Standard">
      <style:text-properties style:font-name="Calibri1" officeooo:paragraph-rsid="01c767df"/>
    </style:style>
    <style:style style:name="P211" style:family="paragraph" style:parent-style-name="Standard">
      <style:text-properties style:font-name="Calibri1" fo:font-size="8pt" style:font-size-asian="8pt"/>
    </style:style>
    <style:style style:name="P212" style:family="paragraph" style:parent-style-name="Standard">
      <style:text-properties style:font-name="Calibri1" officeooo:paragraph-rsid="010abd1b"/>
    </style:style>
    <style:style style:name="P213" style:family="paragraph" style:parent-style-name="Standard" style:list-style-name="L4">
      <style:text-properties officeooo:paragraph-rsid="0115f97d"/>
    </style:style>
    <style:style style:name="P214" style:family="paragraph" style:parent-style-name="Standard" style:list-style-name="L5">
      <style:text-properties officeooo:paragraph-rsid="0116bded"/>
    </style:style>
    <style:style style:name="P215" style:family="paragraph" style:parent-style-name="Standard" style:list-style-name="L5">
      <style:text-properties officeooo:paragraph-rsid="01bde9d9"/>
    </style:style>
    <style:style style:name="P216" style:family="paragraph" style:parent-style-name="Standard" style:list-style-name="L5">
      <style:text-properties officeooo:paragraph-rsid="01bf7bbf"/>
    </style:style>
    <style:style style:name="P217" style:family="paragraph" style:parent-style-name="Standard" style:list-style-name="L5">
      <style:text-properties officeooo:paragraph-rsid="01c09d32"/>
    </style:style>
    <style:style style:name="P218" style:family="paragraph" style:parent-style-name="Standard" style:list-style-name="L6">
      <style:text-properties officeooo:paragraph-rsid="01c887b5"/>
    </style:style>
    <style:style style:name="P219" style:family="paragraph" style:parent-style-name="Standard" style:list-style-name="L6">
      <style:text-properties officeooo:paragraph-rsid="01c98516"/>
    </style:style>
    <style:style style:name="P220" style:family="paragraph" style:parent-style-name="Standard" style:list-style-name="L9">
      <style:text-properties officeooo:paragraph-rsid="014dbba6"/>
    </style:style>
    <style:style style:name="P221" style:family="paragraph" style:parent-style-name="Standard" style:list-style-name="L9">
      <style:text-properties officeooo:paragraph-rsid="01e20e07"/>
    </style:style>
    <style:style style:name="P222" style:family="paragraph" style:parent-style-name="Standard" style:list-style-name="L9">
      <style:text-properties officeooo:paragraph-rsid="01e40a15"/>
    </style:style>
    <style:style style:name="P223" style:family="paragraph" style:parent-style-name="Standard" style:list-style-name="L10">
      <style:text-properties officeooo:paragraph-rsid="01528345"/>
    </style:style>
    <style:style style:name="P224" style:family="paragraph" style:parent-style-name="Standard" style:list-style-name="L10">
      <style:text-properties officeooo:paragraph-rsid="01e8f0e4"/>
    </style:style>
    <style:style style:name="P225" style:family="paragraph" style:parent-style-name="Standard" style:list-style-name="L11">
      <style:text-properties officeooo:paragraph-rsid="01593e90"/>
    </style:style>
    <style:style style:name="P226" style:family="paragraph" style:parent-style-name="Standard" style:list-style-name="L11">
      <style:text-properties officeooo:paragraph-rsid="017280e5"/>
    </style:style>
    <style:style style:name="P227" style:family="paragraph" style:parent-style-name="Standard" style:list-style-name="L11">
      <style:text-properties officeooo:paragraph-rsid="0173f331"/>
    </style:style>
    <style:style style:name="P228" style:family="paragraph" style:parent-style-name="Standard" style:list-style-name="L11">
      <style:text-properties officeooo:paragraph-rsid="017421f7"/>
    </style:style>
    <style:style style:name="P229" style:family="paragraph" style:parent-style-name="Standard" style:list-style-name="L11">
      <style:text-properties officeooo:paragraph-rsid="0175c358"/>
    </style:style>
    <style:style style:name="P230" style:family="paragraph" style:parent-style-name="Standard" style:list-style-name="L11">
      <style:text-properties officeooo:paragraph-rsid="017d0617"/>
    </style:style>
    <style:style style:name="P231" style:family="paragraph" style:parent-style-name="Standard" style:list-style-name="L11">
      <style:text-properties officeooo:paragraph-rsid="017d45ba"/>
    </style:style>
    <style:style style:name="P232" style:family="paragraph" style:parent-style-name="Standard" style:list-style-name="L11">
      <style:text-properties officeooo:paragraph-rsid="018316e3"/>
    </style:style>
    <style:style style:name="P233" style:family="paragraph" style:parent-style-name="Standard" style:list-style-name="L12">
      <style:text-properties officeooo:paragraph-rsid="01fe8aa8"/>
    </style:style>
    <style:style style:name="P234" style:family="paragraph" style:parent-style-name="Standard" style:list-style-name="L13">
      <style:text-properties officeooo:paragraph-rsid="020f70a7"/>
    </style:style>
    <style:style style:name="P235" style:family="paragraph" style:parent-style-name="Standard">
      <style:text-properties officeooo:paragraph-rsid="0145d150"/>
    </style:style>
    <style:style style:name="P236" style:family="paragraph" style:parent-style-name="Text_20_body" style:master-page-name="Converted1">
      <style:paragraph-properties style:page-number="auto"/>
      <style:text-properties style:font-name="Calibri1" fo:font-size="11.5pt" fo:font-style="italic" style:font-size-asian="11.5pt" style:font-style-asian="italic"/>
    </style:style>
    <style:style style:name="P237" style:family="paragraph" style:parent-style-name="Text_20_body">
      <style:text-properties style:font-name="Calibri1" fo:font-size="16pt" style:font-size-asian="16pt"/>
    </style:style>
    <style:style style:name="P238" style:family="paragraph" style:parent-style-name="Text_20_body">
      <style:paragraph-properties fo:margin-top="0.011cm" fo:margin-bottom="0cm" style:contextual-spacing="false"/>
      <style:text-properties style:font-name="Calibri1" fo:font-size="15.5pt" style:font-size-asian="15.5pt"/>
    </style:style>
    <style:style style:name="P239" style:family="paragraph" style:parent-style-name="Text_20_body">
      <style:text-properties style:font-name="Calibri1" fo:font-size="11pt" style:font-size-asian="11pt" style:font-size-complex="11pt"/>
    </style:style>
    <style:style style:name="P240" style:family="paragraph" style:parent-style-name="Text_20_body">
      <style:paragraph-properties fo:margin-top="0.005cm" fo:margin-bottom="0cm" style:contextual-spacing="false"/>
      <style:text-properties style:font-name="Calibri1" fo:font-size="11pt" style:font-size-asian="11pt" style:font-size-complex="11pt"/>
    </style:style>
    <style:style style:name="P241" style:family="paragraph" style:parent-style-name="Text_20_body">
      <style:paragraph-properties fo:margin-top="0.009cm" fo:margin-bottom="0cm" style:contextual-spacing="false"/>
      <style:text-properties style:font-name="Calibri1" fo:font-size="11pt" style:font-size-asian="11pt" style:font-size-complex="11pt"/>
    </style:style>
    <style:style style:name="P242" style:family="paragraph" style:parent-style-name="Text_20_body">
      <style:paragraph-properties fo:margin-top="0.007cm" fo:margin-bottom="0cm" style:contextual-spacing="false"/>
      <style:text-properties style:font-name="Calibri1" fo:font-size="16.5pt" style:font-size-asian="16.5pt"/>
    </style:style>
    <style:style style:name="T1" style:family="text">
      <style:text-properties fo:font-size="12pt" style:font-size-asian="12pt"/>
    </style:style>
    <style:style style:name="T2" style:family="text">
      <style:text-properties fo:font-size="12pt" style:font-size-asian="12pt" style:font-size-complex="12pt"/>
    </style:style>
    <style:style style:name="T3" style:family="text">
      <style:text-properties fo:font-size="12pt" officeooo:rsid="01dec685" style:font-size-asian="12pt" style:font-size-complex="12pt"/>
    </style:style>
    <style:style style:name="T4" style:family="text">
      <style:text-properties fo:font-size="12pt" officeooo:rsid="01dfa0e4" style:font-size-asian="12pt" style:font-size-complex="12pt"/>
    </style:style>
    <style:style style:name="T5" style:family="text">
      <style:text-properties fo:font-size="12pt" fo:letter-spacing="-0.012cm" style:font-size-asian="12pt"/>
    </style:style>
    <style:style style:name="T6" style:family="text">
      <style:text-properties fo:font-size="12pt" fo:letter-spacing="-0.101cm" style:font-size-asian="12pt"/>
    </style:style>
    <style:style style:name="T7" style:family="text">
      <style:text-properties fo:font-size="12pt" fo:letter-spacing="-0.002cm" style:font-size-asian="12pt"/>
    </style:style>
    <style:style style:name="T8" style:family="text">
      <style:text-properties fo:font-size="12pt" fo:letter-spacing="-0.002cm" style:font-size-asian="12pt" style:text-scale="105%"/>
    </style:style>
    <style:style style:name="T9" style:family="text">
      <style:text-properties fo:font-size="12pt" fo:letter-spacing="-0.023cm" style:font-size-asian="12pt"/>
    </style:style>
    <style:style style:name="T10" style:family="text">
      <style:text-properties fo:font-size="12pt" fo:letter-spacing="-0.025cm" style:font-size-asian="12pt"/>
    </style:style>
    <style:style style:name="T11" style:family="text">
      <style:text-properties fo:font-size="12pt" fo:letter-spacing="-0.009cm" style:font-size-asian="12pt"/>
    </style:style>
    <style:style style:name="T12" style:family="text">
      <style:text-properties fo:color="#00007f" loext:opacity="100%" style:font-name="Calibri1" fo:font-size="12pt" fo:letter-spacing="-0.002cm" style:text-underline-style="solid" style:text-underline-width="auto" style:text-underline-color="#00007f" style:font-size-asian="12pt"/>
    </style:style>
    <style:style style:name="T13" style:family="text">
      <style:text-properties style:text-scale="105%"/>
    </style:style>
    <style:style style:name="T14" style:family="text">
      <style:text-properties officeooo:rsid="0070ec86" style:text-scale="105%"/>
    </style:style>
    <style:style style:name="T15" style:family="text">
      <style:text-properties officeooo:rsid="0102f8b3" style:text-scale="105%"/>
    </style:style>
    <style:style style:name="T16" style:family="text">
      <style:text-properties officeooo:rsid="01041c9f" style:text-scale="105%"/>
    </style:style>
    <style:style style:name="T17" style:family="text">
      <style:text-properties officeooo:rsid="013cc71e" style:text-scale="105%"/>
    </style:style>
    <style:style style:name="T18" style:family="text">
      <style:text-properties fo:letter-spacing="-0.011cm"/>
    </style:style>
    <style:style style:name="T19" style:family="text">
      <style:text-properties fo:letter-spacing="-0.011cm" style:text-scale="105%"/>
    </style:style>
    <style:style style:name="T20" style:family="text">
      <style:text-properties fo:letter-spacing="-0.011cm" officeooo:rsid="00197810" style:text-scale="105%"/>
    </style:style>
    <style:style style:name="T21" style:family="text">
      <style:text-properties fo:letter-spacing="-0.011cm" officeooo:rsid="00f6fc80" style:text-scale="105%"/>
    </style:style>
    <style:style style:name="T22" style:family="text">
      <style:text-properties fo:letter-spacing="-0.011cm" officeooo:rsid="012c8b18" style:text-scale="105%"/>
    </style:style>
    <style:style style:name="T23" style:family="text">
      <style:text-properties fo:letter-spacing="-0.011cm" officeooo:rsid="002d703a"/>
    </style:style>
    <style:style style:name="T24" style:family="text">
      <style:text-properties fo:letter-spacing="-0.011cm" officeooo:rsid="018a3789"/>
    </style:style>
    <style:style style:name="T25" style:family="text">
      <style:text-properties fo:letter-spacing="-0.012cm"/>
    </style:style>
    <style:style style:name="T26" style:family="text">
      <style:text-properties fo:letter-spacing="-0.012cm" officeooo:rsid="018a3789"/>
    </style:style>
    <style:style style:name="T27" style:family="text">
      <style:text-properties fo:letter-spacing="-0.002cm"/>
    </style:style>
    <style:style style:name="T28" style:family="text">
      <style:text-properties fo:letter-spacing="-0.002cm" style:text-scale="105%"/>
    </style:style>
    <style:style style:name="T29" style:family="text">
      <style:text-properties fo:letter-spacing="-0.002cm" style:text-scale="110%"/>
    </style:style>
    <style:style style:name="T30" style:family="text">
      <style:text-properties fo:letter-spacing="-0.002cm" officeooo:rsid="002d703a" style:text-scale="110%"/>
    </style:style>
    <style:style style:name="T31" style:family="text">
      <style:text-properties fo:letter-spacing="-0.002cm" fo:language="en" fo:country="US" fo:font-style="italic" fo:font-weight="bold" style:font-name-asian="Times New Roman1" style:language-asian="en" style:country-asian="US" style:font-style-asian="italic" style:font-weight-asian="bold" style:font-name-complex="Times New Roman1" style:language-complex="ar" style:country-complex="SA" style:font-weight-complex="bold" style:text-scale="110%"/>
    </style:style>
    <style:style style:name="T32" style:family="text">
      <style:text-properties fo:letter-spacing="-0.002cm" fo:language="en" fo:country="US" fo:font-style="italic" fo:font-weight="bold" officeooo:rsid="00167741" style:font-name-asian="Times New Roman1" style:language-asian="en" style:country-asian="US" style:font-style-asian="italic" style:font-weight-asian="bold" style:font-name-complex="Times New Roman1" style:language-complex="ar" style:country-complex="SA" style:font-weight-complex="bold" style:text-scale="110%"/>
    </style:style>
    <style:style style:name="T33" style:family="text">
      <style:text-properties fo:letter-spacing="-0.002cm" fo:font-weight="bold" style:font-weight-asian="bold" style:font-weight-complex="bold" style:text-scale="105%"/>
    </style:style>
    <style:style style:name="T34" style:family="text">
      <style:text-properties fo:letter-spacing="-0.002cm" style:font-style-complex="italic"/>
    </style:style>
    <style:style style:name="T35" style:family="text">
      <style:text-properties fo:letter-spacing="-0.014cm"/>
    </style:style>
    <style:style style:name="T36" style:family="text">
      <style:text-properties fo:letter-spacing="-0.014cm" style:text-scale="105%"/>
    </style:style>
    <style:style style:name="T37" style:family="text">
      <style:text-properties fo:letter-spacing="-0.014cm" officeooo:rsid="018a3789"/>
    </style:style>
    <style:style style:name="T38" style:family="text">
      <style:text-properties fo:letter-spacing="-0.016cm"/>
    </style:style>
    <style:style style:name="T39" style:family="text">
      <style:text-properties fo:letter-spacing="-0.016cm" style:text-scale="105%"/>
    </style:style>
    <style:style style:name="T40" style:family="text">
      <style:text-properties fo:letter-spacing="-0.016cm" officeooo:rsid="018a3789"/>
    </style:style>
    <style:style style:name="T41" style:family="text">
      <style:text-properties fo:letter-spacing="-0.016cm" style:font-style-complex="italic"/>
    </style:style>
    <style:style style:name="T42" style:family="text">
      <style:text-properties fo:letter-spacing="-0.101cm"/>
    </style:style>
    <style:style style:name="T43" style:family="text">
      <style:text-properties fo:letter-spacing="-0.101cm" officeooo:rsid="018a3789"/>
    </style:style>
    <style:style style:name="T44" style:family="text">
      <style:text-properties fo:letter-spacing="-0.101cm" style:font-style-complex="italic"/>
    </style:style>
    <style:style style:name="T45" style:family="text">
      <style:text-properties fo:letter-spacing="0.002cm"/>
    </style:style>
    <style:style style:name="T46" style:family="text">
      <style:text-properties fo:letter-spacing="0.002cm" style:text-scale="105%"/>
    </style:style>
    <style:style style:name="T47" style:family="text">
      <style:text-properties fo:letter-spacing="-0.018cm"/>
    </style:style>
    <style:style style:name="T48" style:family="text">
      <style:text-properties fo:letter-spacing="-0.018cm" style:font-style-complex="italic"/>
    </style:style>
    <style:style style:name="T49" style:family="text">
      <style:text-properties fo:letter-spacing="-0.009cm"/>
    </style:style>
    <style:style style:name="T50" style:family="text">
      <style:text-properties fo:letter-spacing="-0.009cm" officeooo:rsid="018a3789"/>
    </style:style>
    <style:style style:name="T51" style:family="text">
      <style:text-properties fo:letter-spacing="-0.004cm"/>
    </style:style>
    <style:style style:name="T52" style:family="text">
      <style:text-properties fo:letter-spacing="-0.004cm" style:text-scale="110%"/>
    </style:style>
    <style:style style:name="T53" style:family="text">
      <style:text-properties fo:letter-spacing="-0.004cm" style:font-size-complex="11pt"/>
    </style:style>
    <style:style style:name="T54" style:family="text">
      <style:text-properties fo:letter-spacing="-0.005cm"/>
    </style:style>
    <style:style style:name="T55" style:family="text">
      <style:text-properties fo:letter-spacing="-0.005cm" fo:font-weight="bold" style:font-weight-asian="bold" style:font-weight-complex="bold" style:text-scale="105%"/>
    </style:style>
    <style:style style:name="T56" style:family="text">
      <style:text-properties fo:letter-spacing="-0.005cm" style:font-size-complex="11pt"/>
    </style:style>
    <style:style style:name="T57" style:family="text">
      <style:text-properties fo:letter-spacing="-0.023cm"/>
    </style:style>
    <style:style style:name="T58" style:family="text">
      <style:text-properties fo:letter-spacing="-0.023cm" style:text-scale="105%"/>
    </style:style>
    <style:style style:name="T59" style:family="text">
      <style:text-properties fo:letter-spacing="-0.023cm" fo:font-weight="bold" style:font-weight-asian="bold" style:font-weight-complex="bold" style:text-scale="105%"/>
    </style:style>
    <style:style style:name="T60" style:family="text">
      <style:text-properties fo:letter-spacing="-0.019cm"/>
    </style:style>
    <style:style style:name="T61" style:family="text">
      <style:text-properties fo:letter-spacing="-0.019cm" fo:font-weight="bold" style:font-weight-asian="bold" style:font-weight-complex="bold" style:text-scale="105%"/>
    </style:style>
    <style:style style:name="T62" style:family="text">
      <style:text-properties fo:letter-spacing="-0.019cm" style:font-style-complex="italic"/>
    </style:style>
    <style:style style:name="T63" style:family="text">
      <style:text-properties fo:letter-spacing="-0.007cm"/>
    </style:style>
    <style:style style:name="T64" style:family="text">
      <style:text-properties fo:letter-spacing="-0.007cm" style:text-scale="105%"/>
    </style:style>
    <style:style style:name="T65" style:family="text">
      <style:text-properties fo:letter-spacing="-0.007cm" style:font-size-complex="11pt"/>
    </style:style>
    <style:style style:name="T66" style:family="text">
      <style:text-properties fo:letter-spacing="-0.007cm" officeooo:rsid="018a3789"/>
    </style:style>
    <style:style style:name="T67" style:family="text">
      <style:text-properties fo:letter-spacing="-0.021cm"/>
    </style:style>
    <style:style style:name="T68" style:family="text">
      <style:text-properties fo:letter-spacing="-0.021cm" style:text-scale="110%"/>
    </style:style>
    <style:style style:name="T69" style:family="text">
      <style:text-properties fo:letter-spacing="-0.021cm" style:font-style-complex="italic"/>
    </style:style>
    <style:style style:name="T70" style:family="text">
      <style:text-properties style:text-scale="110%"/>
    </style:style>
    <style:style style:name="T71" style:family="text">
      <style:text-properties fo:letter-spacing="-0.028cm" style:text-scale="110%"/>
    </style:style>
    <style:style style:name="T72" style:family="text">
      <style:text-properties fo:letter-spacing="-0.026cm"/>
    </style:style>
    <style:style style:name="T73" style:family="text">
      <style:text-properties fo:letter-spacing="-0.026cm" style:text-scale="110%"/>
    </style:style>
    <style:style style:name="T74" style:family="text">
      <style:text-properties fo:letter-spacing="0.004cm"/>
    </style:style>
    <style:style style:name="T75" style:family="text">
      <style:text-properties fo:letter-spacing="0.004cm" style:text-scale="105%"/>
    </style:style>
    <style:style style:name="T76" style:family="text">
      <style:text-properties fo:color="#cc00cc" loext:opacity="100%" fo:font-size="12pt" fo:font-style="italic" style:font-size-asian="12pt" style:font-style-asian="italic"/>
    </style:style>
    <style:style style:name="T77" style:family="text">
      <style:text-properties fo:color="#cc00cc" loext:opacity="100%" fo:font-size="12pt" fo:letter-spacing="-0.011cm" fo:font-style="italic" style:font-size-asian="12pt" style:font-style-asian="italic"/>
    </style:style>
    <style:style style:name="T78" style:family="text">
      <style:text-properties fo:color="#cc00cc" loext:opacity="100%" fo:font-size="12pt" fo:letter-spacing="0.03cm" fo:font-style="italic" style:font-size-asian="12pt" style:font-style-asian="italic"/>
    </style:style>
    <style:style style:name="T79" style:family="text">
      <style:text-properties fo:color="#cc00cc" loext:opacity="100%" fo:font-size="12pt" fo:letter-spacing="-0.009cm" fo:font-style="italic" style:font-size-asian="12pt" style:font-style-asian="italic"/>
    </style:style>
    <style:style style:name="T80" style:family="text">
      <style:text-properties fo:color="#cc00cc" loext:opacity="100%" fo:font-size="12pt" fo:letter-spacing="-0.012cm" fo:font-style="italic" style:font-size-asian="12pt" style:font-style-asian="italic"/>
    </style:style>
    <style:style style:name="T81" style:family="text">
      <style:text-properties fo:color="#cc00cc" loext:opacity="100%" fo:font-size="12pt" fo:letter-spacing="-0.007cm" fo:font-style="italic" style:font-size-asian="12pt" style:font-style-asian="italic"/>
    </style:style>
    <style:style style:name="T82" style:family="text">
      <style:text-properties fo:color="#cc00cc" loext:opacity="100%" fo:font-size="12pt" fo:letter-spacing="0.034cm" fo:font-style="italic" style:font-size-asian="12pt" style:font-style-asian="italic"/>
    </style:style>
    <style:style style:name="T83" style:family="text">
      <style:text-properties fo:color="#cc00cc" loext:opacity="100%" fo:font-size="12pt" fo:letter-spacing="0.032cm" fo:font-style="italic" style:font-size-asian="12pt" style:font-style-asian="italic"/>
    </style:style>
    <style:style style:name="T84" style:family="text">
      <style:text-properties fo:letter-spacing="0.014cm" style:text-scale="105%"/>
    </style:style>
    <style:style style:name="T85" style:family="text">
      <style:text-properties fo:letter-spacing="0.083cm"/>
    </style:style>
    <style:style style:name="T86" style:family="text">
      <style:text-properties fo:letter-spacing="-0.025cm"/>
    </style:style>
    <style:style style:name="T87" style:family="text">
      <style:text-properties fo:font-weight="bold" style:font-weight-asian="bold" style:font-weight-complex="bold"/>
    </style:style>
    <style:style style:name="T88" style:family="text">
      <style:text-properties fo:font-weight="bold" officeooo:rsid="00167741" style:font-weight-asian="bold" style:font-weight-complex="bold"/>
    </style:style>
    <style:style style:name="T89" style:family="text">
      <style:text-properties fo:font-weight="bold" officeooo:rsid="001910aa" style:font-weight-asian="bold" style:font-weight-complex="bold"/>
    </style:style>
    <style:style style:name="T90" style:family="text">
      <style:text-properties fo:font-weight="bold" style:font-weight-asian="bold" style:font-weight-complex="bold" style:text-scale="105%"/>
    </style:style>
    <style:style style:name="T91" style:family="text">
      <style:text-properties fo:font-weight="bold" officeooo:rsid="015503fa" style:font-weight-asian="bold" style:font-weight-complex="bold" style:text-scale="105%"/>
    </style:style>
    <style:style style:name="T92" style:family="text">
      <style:text-properties fo:font-weight="bold" style:font-weight-asian="bold" style:font-weight-complex="bold" style:text-scale="110%"/>
    </style:style>
    <style:style style:name="T93" style:family="text">
      <style:text-properties fo:font-weight="bold" officeooo:rsid="0062a10e" style:font-weight-asian="bold" style:font-weight-complex="bold" style:text-scale="110%"/>
    </style:style>
    <style:style style:name="T94" style:family="text">
      <style:text-properties fo:font-weight="bold" officeooo:rsid="016ff250" style:font-weight-asian="bold" style:font-weight-complex="bold" style:text-scale="110%"/>
    </style:style>
    <style:style style:name="T95" style:family="text">
      <style:text-properties fo:font-weight="bold" officeooo:rsid="00d01567" style:font-weight-asian="bold" style:font-weight-complex="bold"/>
    </style:style>
    <style:style style:name="T96" style:family="text">
      <style:text-properties fo:font-weight="bold" officeooo:rsid="00d10b39" style:font-weight-asian="bold" style:font-weight-complex="bold"/>
    </style:style>
    <style:style style:name="T97" style:family="text">
      <style:text-properties fo:font-weight="bold" officeooo:rsid="00ec30e9" style:font-weight-asian="bold" style:font-weight-complex="bold"/>
    </style:style>
    <style:style style:name="T98" style:family="text">
      <style:text-properties fo:font-weight="bold" officeooo:rsid="00f667e1" style:font-weight-asian="bold" style:font-weight-complex="bold"/>
    </style:style>
    <style:style style:name="T99" style:family="text">
      <style:text-properties fo:font-weight="bold" officeooo:rsid="0100d250" style:font-weight-asian="bold" style:font-weight-complex="bold"/>
    </style:style>
    <style:style style:name="T100" style:family="text">
      <style:text-properties fo:font-weight="bold" officeooo:rsid="01267bbf" style:font-weight-asian="bold" style:font-weight-complex="bold"/>
    </style:style>
    <style:style style:name="T101" style:family="text">
      <style:text-properties fo:font-weight="bold" officeooo:rsid="01a1dabb" style:font-weight-asian="bold" style:font-weight-complex="bold"/>
    </style:style>
    <style:style style:name="T102" style:family="text">
      <style:text-properties fo:font-weight="bold" officeooo:rsid="01adf897" style:font-weight-asian="bold" style:font-weight-complex="bold"/>
    </style:style>
    <style:style style:name="T103" style:family="text">
      <style:text-properties fo:font-weight="bold" officeooo:rsid="01afa197" style:font-weight-asian="bold" style:font-weight-complex="bold"/>
    </style:style>
    <style:style style:name="T104" style:family="text">
      <style:text-properties fo:font-weight="bold" officeooo:rsid="01c49691" style:font-weight-asian="bold" style:font-weight-complex="bold"/>
    </style:style>
    <style:style style:name="T105" style:family="text">
      <style:text-properties officeooo:rsid="001910aa"/>
    </style:style>
    <style:style style:name="T106" style:family="text">
      <style:text-properties officeooo:rsid="001cc003"/>
    </style:style>
    <style:style style:name="T107" style:family="text">
      <style:text-properties officeooo:rsid="0019fa32"/>
    </style:style>
    <style:style style:name="T108" style:family="text">
      <style:text-properties officeooo:rsid="00250d0f"/>
    </style:style>
    <style:style style:name="T109" style:family="text">
      <style:text-properties officeooo:rsid="00222d23"/>
    </style:style>
    <style:style style:name="T110" style:family="text">
      <style:text-properties fo:color="#04aae1" loext:opacity="100%" fo:font-style="italic" fo:font-weight="normal" style:font-style-asian="italic" style:font-weight-asian="normal" style:font-style-complex="italic" style:font-weight-complex="normal"/>
    </style:style>
    <style:style style:name="T111" style:family="text">
      <style:text-properties fo:color="#04aae1" loext:opacity="100%" fo:font-style="italic" fo:font-weight="normal" officeooo:rsid="012d65da" style:font-style-asian="italic" style:font-weight-asian="normal" style:font-style-complex="italic" style:font-weight-complex="normal"/>
    </style:style>
    <style:style style:name="T112" style:family="text">
      <style:text-properties fo:color="#04aae1" loext:opacity="100%" fo:font-style="italic" fo:font-weight="normal" officeooo:rsid="0115f97d" style:font-style-asian="italic" style:font-weight-asian="normal" style:font-style-complex="italic" style:font-weight-complex="normal"/>
    </style:style>
    <style:style style:name="T113" style:family="text">
      <style:text-properties fo:color="#04aae1" loext:opacity="100%" fo:font-style="italic" fo:font-weight="normal" officeooo:rsid="010abd1b" style:font-style-asian="italic" style:font-weight-asian="normal" style:font-style-complex="italic" style:font-weight-complex="normal"/>
    </style:style>
    <style:style style:name="T114" style:family="text">
      <style:text-properties fo:color="#04aae1" loext:opacity="100%" fo:font-style="italic" fo:font-weight="normal" officeooo:rsid="01093164" style:font-style-asian="italic" style:font-weight-asian="normal" style:font-style-complex="italic" style:font-weight-complex="normal"/>
    </style:style>
    <style:style style:name="T115" style:family="text">
      <style:text-properties fo:color="#04aae1" loext:opacity="100%" fo:font-style="italic" fo:font-weight="normal" officeooo:rsid="01593e90" style:font-style-asian="italic" style:font-weight-asian="normal" style:font-style-complex="italic" style:font-weight-complex="normal"/>
    </style:style>
    <style:style style:name="T116" style:family="text">
      <style:text-properties fo:color="#04aae1" loext:opacity="100%" fo:font-style="italic" fo:font-weight="normal" officeooo:rsid="018a3789" style:font-style-asian="italic" style:font-weight-asian="normal" style:font-style-complex="italic" style:font-weight-complex="normal"/>
    </style:style>
    <style:style style:name="T117" style:family="text">
      <style:text-properties fo:color="#04aae1" loext:opacity="100%" fo:font-size="12pt" fo:font-style="italic" fo:font-weight="normal" style:font-size-asian="12pt" style:font-style-asian="italic" style:font-weight-asian="normal" style:font-size-complex="12pt" style:font-style-complex="italic" style:font-weight-complex="normal"/>
    </style:style>
    <style:style style:name="T118" style:family="text">
      <style:text-properties fo:color="#04aae1" loext:opacity="100%" fo:font-size="12pt" fo:font-style="italic" fo:font-weight="normal" officeooo:rsid="012d65da" style:font-size-asian="12pt" style:font-style-asian="italic" style:font-weight-asian="normal" style:font-size-complex="12pt" style:font-style-complex="italic" style:font-weight-complex="normal"/>
    </style:style>
    <style:style style:name="T119" style:family="text">
      <style:text-properties fo:color="#04aae1" loext:opacity="100%" fo:font-size="12pt" fo:font-style="italic" fo:font-weight="normal" officeooo:rsid="0175c358" style:font-size-asian="12pt" style:font-style-asian="italic" style:font-weight-asian="normal" style:font-size-complex="12pt" style:font-style-complex="italic" style:font-weight-complex="normal"/>
    </style:style>
    <style:style style:name="T120" style:family="text">
      <style:text-properties fo:color="#04aae1" loext:opacity="100%" fo:font-size="12pt" fo:font-style="italic" fo:font-weight="normal" officeooo:rsid="01093164" style:font-size-asian="12pt" style:font-style-asian="italic" style:font-weight-asian="normal" style:font-size-complex="12pt" style:font-style-complex="italic" style:font-weight-complex="normal"/>
    </style:style>
    <style:style style:name="T121" style:family="text">
      <style:text-properties fo:color="#04aae1" loext:opacity="100%" fo:font-weight="bold" style:font-weight-asian="bold" style:font-weight-complex="bold"/>
    </style:style>
    <style:style style:name="T122" style:family="text">
      <style:text-properties fo:color="#04aae1" loext:opacity="100%" fo:font-weight="bold" style:font-weight-asian="bold" style:font-weight-complex="bold" style:text-scale="105%"/>
    </style:style>
    <style:style style:name="T123" style:family="text">
      <style:text-properties fo:color="#04aae1" loext:opacity="100%" fo:font-weight="bold" officeooo:rsid="0046fd95" style:font-weight-asian="bold" style:font-weight-complex="bold" style:text-scale="105%"/>
    </style:style>
    <style:style style:name="T124" style:family="text">
      <style:text-properties fo:color="#04aae1" loext:opacity="100%" fo:font-weight="bold" officeooo:rsid="0062a10e" style:font-weight-asian="bold" style:font-weight-complex="bold" style:text-scale="105%"/>
    </style:style>
    <style:style style:name="T125" style:family="text">
      <style:text-properties fo:color="#04aae1" loext:opacity="100%" fo:font-weight="bold" style:font-weight-asian="bold" style:font-weight-complex="bold" style:text-scale="110%"/>
    </style:style>
    <style:style style:name="T126" style:family="text">
      <style:text-properties fo:color="#04aae1" loext:opacity="100%" fo:font-weight="bold" officeooo:rsid="00474f02" style:font-weight-asian="bold" style:font-weight-complex="bold" style:text-scale="110%"/>
    </style:style>
    <style:style style:name="T127" style:family="text">
      <style:text-properties fo:color="#04aae1" loext:opacity="100%" fo:font-weight="bold" style:font-weight-asian="bold" style:font-weight-complex="bold" style:text-scale="115%"/>
    </style:style>
    <style:style style:name="T128" style:family="text">
      <style:text-properties fo:color="#04aae1" loext:opacity="100%" fo:font-weight="bold" officeooo:rsid="0049972c" style:font-weight-asian="bold" style:font-weight-complex="bold" style:text-scale="115%"/>
    </style:style>
    <style:style style:name="T129" style:family="text">
      <style:text-properties fo:color="#04aae1" loext:opacity="100%" fo:letter-spacing="-0.004cm" fo:font-weight="bold" style:font-weight-asian="bold" style:font-weight-complex="bold" style:text-scale="110%"/>
    </style:style>
    <style:style style:name="T130" style:family="text">
      <style:text-properties fo:color="#04aae1" loext:opacity="100%" fo:letter-spacing="-0.004cm" fo:font-weight="bold" officeooo:rsid="00197810" style:font-weight-asian="bold" style:font-weight-complex="bold" style:text-scale="110%"/>
    </style:style>
    <style:style style:name="T131" style:family="text">
      <style:text-properties fo:color="#04aae1" loext:opacity="100%" fo:letter-spacing="-0.004cm" fo:font-weight="bold" officeooo:rsid="006f1ce5" style:font-weight-asian="bold" style:font-weight-complex="bold" style:text-scale="110%"/>
    </style:style>
    <style:style style:name="T132" style:family="text">
      <style:text-properties fo:color="#04aae1" loext:opacity="100%" fo:letter-spacing="-0.03cm" fo:font-weight="bold" style:font-weight-asian="bold" style:font-weight-complex="bold" style:text-scale="110%"/>
    </style:style>
    <style:style style:name="T133" style:family="text">
      <style:text-properties fo:color="#04aae1" loext:opacity="100%" fo:letter-spacing="-0.002cm" fo:font-weight="bold" style:font-weight-asian="bold" style:font-weight-complex="bold" style:text-scale="110%"/>
    </style:style>
    <style:style style:name="T134" style:family="text">
      <style:text-properties fo:color="#04aae1" loext:opacity="100%" fo:letter-spacing="-0.012cm" fo:font-weight="bold" style:font-weight-asian="bold" style:font-weight-complex="bold" style:text-scale="105%"/>
    </style:style>
    <style:style style:name="T135" style:family="text">
      <style:text-properties fo:color="#04aae1" loext:opacity="100%" fo:letter-spacing="-0.032cm" fo:font-weight="bold" style:font-weight-asian="bold" style:font-weight-complex="bold" style:text-scale="110%"/>
    </style:style>
    <style:style style:name="T136" style:family="text">
      <style:text-properties fo:color="#04aae1" loext:opacity="100%" fo:letter-spacing="0.005cm" fo:font-weight="bold" style:font-weight-asian="bold" style:font-weight-complex="bold" style:text-scale="110%"/>
    </style:style>
    <style:style style:name="T137" style:family="text">
      <style:text-properties fo:color="#04aae1" loext:opacity="100%" style:font-name="Calibri1" fo:font-size="12pt" fo:font-style="italic" fo:font-weight="normal" style:font-size-asian="12pt" style:font-style-asian="italic" style:font-weight-asian="normal" style:font-size-complex="12pt" style:font-style-complex="italic" style:font-weight-complex="normal"/>
    </style:style>
    <style:style style:name="T138" style:family="text">
      <style:text-properties fo:color="#04aae1" loext:opacity="100%" style:font-name="Calibri1" fo:font-size="12pt" fo:font-style="italic" fo:font-weight="normal" officeooo:rsid="010abd1b" style:font-size-asian="12pt" style:font-style-asian="italic" style:font-weight-asian="normal" style:font-size-complex="12pt" style:font-style-complex="italic" style:font-weight-complex="normal"/>
    </style:style>
    <style:style style:name="T139" style:family="text">
      <style:text-properties fo:color="#04aae1" loext:opacity="100%" style:font-name="Calibri1" fo:font-size="12pt" fo:font-style="italic" fo:font-weight="normal" officeooo:rsid="01093164" style:font-size-asian="12pt" style:font-style-asian="italic" style:font-weight-asian="normal" style:font-size-complex="12pt" style:font-style-complex="italic" style:font-weight-complex="normal"/>
    </style:style>
    <style:style style:name="T140" style:family="text">
      <style:text-properties fo:color="#04aae1" loext:opacity="100%" style:font-name="Calibri1" fo:font-size="12pt" fo:font-style="italic" fo:font-weight="normal" officeooo:rsid="0115f97d" style:font-size-asian="12pt" style:font-style-asian="italic" style:font-weight-asian="normal" style:font-size-complex="12pt" style:font-style-complex="italic" style:font-weight-complex="normal"/>
    </style:style>
    <style:style style:name="T141" style:family="text">
      <style:text-properties fo:color="#04aae1" loext:opacity="100%" style:font-name="Calibri1" fo:font-size="12pt" fo:font-style="italic" fo:font-weight="normal" officeooo:rsid="012d65da" style:font-size-asian="12pt" style:font-style-asian="italic" style:font-weight-asian="normal" style:font-size-complex="12pt" style:font-style-complex="italic" style:font-weight-complex="normal"/>
    </style:style>
    <style:style style:name="T142" style:family="text">
      <style:text-properties fo:color="#04aae1" loext:opacity="100%" style:font-name="Calibri1" fo:font-size="12pt" fo:font-style="italic" fo:font-weight="normal" officeooo:rsid="01593e90" style:font-size-asian="12pt" style:font-style-asian="italic" style:font-weight-asian="normal" style:font-size-complex="12pt" style:font-style-complex="italic" style:font-weight-complex="normal"/>
    </style:style>
    <style:style style:name="T143" style:family="text">
      <style:text-properties fo:color="#04aae1" loext:opacity="100%" style:font-name="Calibri1" fo:font-size="12pt" fo:font-style="italic" fo:font-weight="normal" officeooo:rsid="017280e5" style:font-size-asian="12pt" style:font-style-asian="italic" style:font-weight-asian="normal" style:font-size-complex="12pt" style:font-style-complex="italic" style:font-weight-complex="normal"/>
    </style:style>
    <style:style style:name="T144" style:family="text">
      <style:text-properties fo:color="#04aae1" loext:opacity="100%" style:font-name="Calibri1" fo:font-size="12pt" fo:font-style="italic" fo:font-weight="normal" officeooo:rsid="0175c358" style:font-size-asian="12pt" style:font-style-asian="italic" style:font-weight-asian="normal" style:font-size-complex="12pt" style:font-style-complex="italic" style:font-weight-complex="normal"/>
    </style:style>
    <style:style style:name="T145" style:family="text">
      <style:text-properties fo:color="#04aae1" loext:opacity="100%" style:font-name="Calibri1" fo:font-size="12pt" fo:font-style="italic" fo:font-weight="normal" officeooo:rsid="017d0617" style:font-size-asian="12pt" style:font-style-asian="italic" style:font-weight-asian="normal" style:font-size-complex="12pt" style:font-style-complex="italic" style:font-weight-complex="normal"/>
    </style:style>
    <style:style style:name="T146" style:family="text">
      <style:text-properties fo:color="#04aae1" loext:opacity="100%" style:font-name="Calibri1" fo:font-weight="bold" style:font-weight-asian="bold" style:font-weight-complex="bold" style:text-scale="110%"/>
    </style:style>
    <style:style style:name="T147" style:family="text">
      <style:text-properties fo:color="#04aae1" loext:opacity="100%" style:font-name="Calibri1" fo:letter-spacing="-0.032cm" fo:font-weight="bold" style:font-weight-asian="bold" style:font-weight-complex="bold" style:text-scale="110%"/>
    </style:style>
    <style:style style:name="T148" style:family="text">
      <style:text-properties fo:color="#04aae1" loext:opacity="100%" style:font-name="Calibri1" fo:font-size="11pt" fo:font-weight="bold" style:font-size-asian="11pt" style:font-weight-asian="bold" style:font-size-complex="11pt" style:font-weight-complex="bold"/>
    </style:style>
    <style:style style:name="T149" style:family="text">
      <style:text-properties fo:color="#04aae1" loext:opacity="100%" fo:letter-spacing="0.044cm" fo:font-weight="bold" style:font-weight-asian="bold" style:font-weight-complex="bold" style:text-scale="110%"/>
    </style:style>
    <style:style style:name="T150" style:family="text">
      <style:text-properties fo:color="#04aae1" loext:opacity="100%" fo:font-weight="normal" officeooo:rsid="0115f97d" style:font-weight-asian="normal" style:font-style-complex="italic" style:font-weight-complex="normal"/>
    </style:style>
    <style:style style:name="T151" style:family="text">
      <style:text-properties fo:color="#04aae1" loext:opacity="100%" fo:font-weight="normal" officeooo:rsid="010abd1b" style:font-weight-asian="normal" style:font-style-complex="italic" style:font-weight-complex="normal"/>
    </style:style>
    <style:style style:name="T152" style:family="text">
      <style:text-properties fo:color="#04aae1" loext:opacity="100%" fo:font-weight="normal" officeooo:rsid="018a3789" style:font-weight-asian="normal" style:font-style-complex="italic" style:font-weight-complex="normal"/>
    </style:style>
    <style:style style:name="T153" style:family="text">
      <style:text-properties fo:color="#04aae1" loext:opacity="100%" fo:font-weight="normal" officeooo:rsid="0115f97d" style:font-weight-asian="normal" style:font-weight-complex="normal"/>
    </style:style>
    <style:style style:name="T154" style:family="text">
      <style:text-properties fo:color="#04aae1" loext:opacity="100%" fo:font-weight="normal" officeooo:rsid="010abd1b" style:font-weight-asian="normal" style:font-weight-complex="normal"/>
    </style:style>
    <style:style style:name="T155" style:family="text">
      <style:text-properties fo:font-weight="normal" style:font-weight-asian="normal" style:font-weight-complex="normal"/>
    </style:style>
    <style:style style:name="T156" style:family="text">
      <style:text-properties fo:font-weight="normal" officeooo:rsid="01ab164b" style:font-weight-asian="normal" style:font-weight-complex="normal"/>
    </style:style>
    <style:style style:name="T157" style:family="text">
      <style:text-properties fo:letter-spacing="0.005cm"/>
    </style:style>
    <style:style style:name="T158" style:family="text">
      <style:text-properties officeooo:rsid="00199140"/>
    </style:style>
    <style:style style:name="T159" style:family="text">
      <style:text-properties fo:font-style="italic" fo:font-weight="bold" officeooo:rsid="001910aa" style:font-style-asian="italic" style:font-weight-asian="bold" style:font-style-complex="italic" style:font-weight-complex="bold"/>
    </style:style>
    <style:style style:name="T160" style:family="text">
      <style:text-properties fo:font-style="italic" style:font-style-asian="italic" style:font-style-complex="italic"/>
    </style:style>
    <style:style style:name="T161" style:family="text">
      <style:text-properties style:font-name="Calibri1"/>
    </style:style>
    <style:style style:name="T162" style:family="text">
      <style:text-properties style:font-name="Calibri1" fo:font-size="12pt" style:font-size-asian="12pt"/>
    </style:style>
    <style:style style:name="T163" style:family="text">
      <style:text-properties style:font-name="Calibri1" fo:font-size="12pt" style:font-size-asian="12pt" style:font-size-complex="12pt"/>
    </style:style>
    <style:style style:name="T164" style:family="text">
      <style:text-properties style:font-name="Calibri1" fo:font-size="12pt" officeooo:rsid="01b24446" style:font-size-asian="12pt" style:font-size-complex="12pt"/>
    </style:style>
    <style:style style:name="T165" style:family="text">
      <style:text-properties style:font-name="Calibri1" fo:font-size="12pt" fo:letter-spacing="0.002cm" style:font-size-asian="12pt"/>
    </style:style>
    <style:style style:name="T166" style:family="text">
      <style:text-properties style:font-name="Calibri1" fo:font-size="12pt" fo:letter-spacing="-0.002cm" style:font-size-asian="12pt"/>
    </style:style>
    <style:style style:name="T167" style:family="text">
      <style:text-properties style:font-name="Calibri1" fo:font-size="12pt" fo:letter-spacing="-0.019cm" style:font-size-asian="12pt"/>
    </style:style>
    <style:style style:name="T168" style:family="text">
      <style:text-properties style:font-name="Calibri1" fo:font-weight="bold" style:font-weight-asian="bold" style:font-weight-complex="bold"/>
    </style:style>
    <style:style style:name="T169" style:family="text">
      <style:text-properties style:font-name="Calibri1" fo:font-weight="bold" officeooo:rsid="01bde9d9" style:font-weight-asian="bold" style:font-weight-complex="bold"/>
    </style:style>
    <style:style style:name="T170" style:family="text">
      <style:text-properties style:font-name="Calibri1" fo:font-weight="bold" officeooo:rsid="01bf7bbf" style:font-weight-asian="bold" style:font-weight-complex="bold"/>
    </style:style>
    <style:style style:name="T171" style:family="text">
      <style:text-properties style:font-name="Calibri1" fo:font-weight="bold" officeooo:rsid="01c98516" style:font-weight-asian="bold" style:font-weight-complex="bold"/>
    </style:style>
    <style:style style:name="T172" style:family="text">
      <style:text-properties style:font-name="Calibri1" fo:font-size="11pt" style:font-size-asian="11pt" style:font-size-complex="11pt"/>
    </style:style>
    <style:style style:name="T173" style:family="text">
      <style:text-properties style:font-name="Calibri1" fo:font-size="11pt" officeooo:rsid="00b58f5a" style:font-size-asian="11pt" style:font-size-complex="11pt"/>
    </style:style>
    <style:style style:name="T174" style:family="text">
      <style:text-properties style:font-name="Calibri1" fo:font-size="11pt" officeooo:rsid="01e20e07" style:font-size-asian="11pt" style:font-size-complex="11pt"/>
    </style:style>
    <style:style style:name="T175" style:family="text">
      <style:text-properties style:font-name="Calibri1" fo:font-size="11pt" officeooo:rsid="01e40a15" style:font-size-asian="11pt" style:font-size-complex="11pt"/>
    </style:style>
    <style:style style:name="T176" style:family="text">
      <style:text-properties style:font-name="Calibri1" fo:font-size="11pt" officeooo:rsid="01e8f0e4" style:font-size-asian="11pt" style:font-size-complex="11pt"/>
    </style:style>
    <style:style style:name="T177" style:family="text">
      <style:text-properties style:font-name="Calibri1" fo:font-size="11pt" officeooo:rsid="01eac17b" style:font-size-asian="11pt" style:font-size-complex="11pt"/>
    </style:style>
    <style:style style:name="T178" style:family="text">
      <style:text-properties style:font-name="Calibri1" fo:font-size="11pt" officeooo:rsid="01fe8aa8" style:font-size-asian="11pt" style:font-size-complex="11pt"/>
    </style:style>
    <style:style style:name="T179" style:family="text">
      <style:text-properties style:font-name="Calibri1" fo:font-size="11pt" officeooo:rsid="020f70a7" style:font-size-asian="11pt" style:font-size-complex="11pt"/>
    </style:style>
    <style:style style:name="T180" style:family="text">
      <style:text-properties style:font-name="Calibri1" fo:font-size="11pt" fo:letter-spacing="-0.014cm" style:font-size-asian="11pt" style:font-size-complex="11pt"/>
    </style:style>
    <style:style style:name="T181" style:family="text">
      <style:text-properties style:font-name="Calibri1" fo:font-size="11pt" fo:letter-spacing="-0.012cm" style:font-size-asian="11pt" style:font-size-complex="11pt"/>
    </style:style>
    <style:style style:name="T182" style:family="text">
      <style:text-properties style:font-name="Calibri1" fo:font-size="11pt" fo:letter-spacing="-0.012cm" officeooo:rsid="017d0617" style:font-size-asian="11pt" style:font-size-complex="11pt"/>
    </style:style>
    <style:style style:name="T183" style:family="text">
      <style:text-properties style:font-name="Calibri1" fo:font-size="11pt" fo:letter-spacing="-0.011cm" style:font-size-asian="11pt" style:font-size-complex="11pt"/>
    </style:style>
    <style:style style:name="T184" style:family="text">
      <style:text-properties style:font-name="Calibri1" fo:font-size="11pt" fo:letter-spacing="-0.016cm" style:font-size-asian="11pt" style:font-size-complex="11pt"/>
    </style:style>
    <style:style style:name="T185" style:family="text">
      <style:text-properties style:font-name="Calibri1" fo:font-size="11pt" fo:letter-spacing="0.007cm" style:font-size-asian="11pt" style:font-size-complex="11pt"/>
    </style:style>
    <style:style style:name="T186" style:family="text">
      <style:text-properties style:font-name="Calibri1" fo:font-size="11pt" fo:letter-spacing="0.005cm" style:font-size-asian="11pt" style:font-size-complex="11pt"/>
    </style:style>
    <style:style style:name="T187" style:family="text">
      <style:text-properties style:font-name="Calibri1" fo:font-size="11pt" fo:letter-spacing="-0.007cm" style:font-size-asian="11pt" style:font-size-complex="11pt"/>
    </style:style>
    <style:style style:name="T188" style:family="text">
      <style:text-properties style:font-name="Calibri1" fo:font-size="11pt" fo:letter-spacing="-0.009cm" style:font-size-asian="11pt" style:font-size-complex="11pt"/>
    </style:style>
    <style:style style:name="T189" style:family="text">
      <style:text-properties style:font-name="Calibri1" fo:font-size="11pt" fo:font-weight="bold" style:font-size-asian="11pt" style:font-weight-asian="bold" style:font-size-complex="11pt" style:font-weight-complex="bold"/>
    </style:style>
    <style:style style:name="T190" style:family="text">
      <style:text-properties style:font-name="Calibri1" fo:font-size="11pt" fo:font-weight="bold" officeooo:rsid="01e8f0e4" style:font-size-asian="11pt" style:font-weight-asian="bold" style:font-size-complex="11pt" style:font-weight-complex="bold"/>
    </style:style>
    <style:style style:name="T191" style:family="text">
      <style:text-properties style:font-name="Calibri1" officeooo:rsid="01093164"/>
    </style:style>
    <style:style style:name="T192" style:family="text">
      <style:text-properties style:font-name="Calibri1" officeooo:rsid="01a8733a"/>
    </style:style>
    <style:style style:name="T193" style:family="text">
      <style:text-properties style:font-name="Calibri1" officeooo:rsid="01b24446"/>
    </style:style>
    <style:style style:name="T194" style:family="text">
      <style:text-properties style:font-name="Calibri1" officeooo:rsid="01b9f2d4"/>
    </style:style>
    <style:style style:name="T195" style:family="text">
      <style:text-properties style:font-name="Calibri1" officeooo:rsid="01bc94a6"/>
    </style:style>
    <style:style style:name="T196" style:family="text">
      <style:text-properties style:font-name="Calibri1" officeooo:rsid="01bcd002"/>
    </style:style>
    <style:style style:name="T197" style:family="text">
      <style:text-properties style:font-name="Calibri1" officeooo:rsid="01bde9d9"/>
    </style:style>
    <style:style style:name="T198" style:family="text">
      <style:text-properties style:font-name="Calibri1" officeooo:rsid="01bf7bbf"/>
    </style:style>
    <style:style style:name="T199" style:family="text">
      <style:text-properties style:font-name="Calibri1" officeooo:rsid="01c26cc2"/>
    </style:style>
    <style:style style:name="T200" style:family="text">
      <style:text-properties style:font-name="Calibri1" officeooo:rsid="01c09d32"/>
    </style:style>
    <style:style style:name="T201" style:family="text">
      <style:text-properties style:font-name="Calibri1" officeooo:rsid="01c3d6a7"/>
    </style:style>
    <style:style style:name="T202" style:family="text">
      <style:text-properties style:font-name="Calibri1" officeooo:rsid="01c887b5"/>
    </style:style>
    <style:style style:name="T203" style:family="text">
      <style:text-properties style:font-name="Calibri1" officeooo:rsid="01c98516"/>
    </style:style>
    <style:style style:name="T204" style:family="text">
      <style:text-properties officeooo:rsid="004b0f45"/>
    </style:style>
    <style:style style:name="T205" style:family="text">
      <style:text-properties officeooo:rsid="0070ec86"/>
    </style:style>
    <style:style style:name="T206" style:family="text">
      <style:text-properties fo:color="#666666" loext:opacity="100%" style:font-name="Calibri1" fo:font-style="italic" style:font-style-asian="italic" style:font-style-complex="italic"/>
    </style:style>
    <style:style style:name="T207" style:family="text">
      <style:text-properties fo:color="#666666" loext:opacity="100%" style:font-name="Calibri1" fo:font-style="italic" officeooo:rsid="001cc003" style:font-style-asian="italic" style:font-style-complex="italic"/>
    </style:style>
    <style:style style:name="T208" style:family="text">
      <style:text-properties fo:color="#666666" loext:opacity="100%" style:font-name="Calibri1" fo:font-style="italic" officeooo:rsid="0019fa32" style:font-style-asian="italic" style:font-style-complex="italic"/>
    </style:style>
    <style:style style:name="T209" style:family="text">
      <style:text-properties fo:color="#666666" loext:opacity="100%" style:font-name="Calibri1" fo:font-style="italic" officeooo:rsid="00250d0f" style:font-style-asian="italic" style:font-style-complex="italic"/>
    </style:style>
    <style:style style:name="T210" style:family="text">
      <style:text-properties fo:color="#666666" loext:opacity="100%" style:font-name="Calibri1" fo:font-style="italic" officeooo:rsid="00d30889" style:font-style-asian="italic" style:font-style-complex="italic"/>
    </style:style>
    <style:style style:name="T211" style:family="text">
      <style:text-properties fo:color="#666666" loext:opacity="100%" style:font-name="Calibri1" fo:font-style="italic" officeooo:rsid="00ed8e02" style:font-style-asian="italic" style:font-style-complex="italic"/>
    </style:style>
    <style:style style:name="T212" style:family="text">
      <style:text-properties fo:color="#666666" loext:opacity="100%" style:font-name="Calibri1" fo:font-style="italic" officeooo:rsid="00eef2f9" style:font-style-asian="italic" style:font-style-complex="italic"/>
    </style:style>
    <style:style style:name="T213" style:family="text">
      <style:text-properties fo:color="#666666" loext:opacity="100%" style:font-name="Calibri1" fo:font-style="italic" officeooo:rsid="00f43a84" style:font-style-asian="italic" style:font-style-complex="italic"/>
    </style:style>
    <style:style style:name="T214" style:family="text">
      <style:text-properties style:font-size-complex="11pt"/>
    </style:style>
    <style:style style:name="T215" style:family="text">
      <style:text-properties fo:letter-spacing="0.007cm"/>
    </style:style>
    <style:style style:name="T216" style:family="text">
      <style:text-properties officeooo:rsid="0092d9d1"/>
    </style:style>
    <style:style style:name="T217" style:family="text">
      <style:text-properties officeooo:rsid="00942750"/>
    </style:style>
    <style:style style:name="T218" style:family="text">
      <style:text-properties fo:letter-spacing="0.071cm"/>
    </style:style>
    <style:style style:name="T219" style:family="text">
      <style:text-properties officeooo:rsid="00a2f3e0"/>
    </style:style>
    <style:style style:name="T220" style:family="text">
      <style:text-properties fo:color="#000080" loext:opacity="100%" style:font-name="Calibri1" fo:font-style="italic" style:font-style-asian="italic" style:font-style-complex="italic"/>
    </style:style>
    <style:style style:name="T221" style:family="text">
      <style:text-properties fo:color="#000080" loext:opacity="100%" style:font-name="Calibri1" fo:font-style="italic" officeooo:rsid="0019fa32" style:font-style-asian="italic" style:font-style-complex="italic"/>
    </style:style>
    <style:style style:name="T222" style:family="text">
      <style:text-properties officeooo:rsid="00d49303"/>
    </style:style>
    <style:style style:name="T223" style:family="text">
      <style:text-properties officeooo:rsid="00e48f53"/>
    </style:style>
    <style:style style:name="T224" style:family="text">
      <style:text-properties officeooo:rsid="00e60e95"/>
    </style:style>
    <style:style style:name="T225" style:family="text">
      <style:text-properties officeooo:rsid="00ec30e9"/>
    </style:style>
    <style:style style:name="T226" style:family="text">
      <style:text-properties officeooo:rsid="00f35e1e"/>
    </style:style>
    <style:style style:name="T227" style:family="text">
      <style:text-properties officeooo:rsid="00ffbb9c"/>
    </style:style>
    <style:style style:name="T228" style:family="text">
      <style:text-properties officeooo:rsid="01005ae9"/>
    </style:style>
    <style:style style:name="T229" style:family="text">
      <style:text-properties officeooo:rsid="0100d250"/>
    </style:style>
    <style:style style:name="T230" style:family="text">
      <style:text-properties officeooo:rsid="017f7bbd"/>
    </style:style>
    <style:style style:name="T231" style:family="text">
      <style:text-properties officeooo:rsid="018a3789"/>
    </style:style>
    <style:style style:name="T232" style:family="text">
      <style:text-properties officeooo:rsid="018f0293"/>
    </style:style>
    <style:style style:name="T233" style:family="text">
      <style:text-properties officeooo:rsid="01952303"/>
    </style:style>
    <style:style style:name="T234" style:family="text">
      <style:text-properties officeooo:rsid="0195bd89"/>
    </style:style>
    <style:style style:name="T235" style:family="text">
      <style:text-properties style:font-style-complex="italic"/>
    </style:style>
    <style:style style:name="T236" style:family="text">
      <style:text-properties fo:color="#000000" loext:opacity="100%" fo:font-weight="normal" officeooo:rsid="018a3789" style:font-weight-asian="normal" style:font-style-complex="italic" style:font-weight-complex="normal">
        <loext:char-complex-color loext:theme-type="dark1" loext:color-type="theme">
          <loext:transformation loext:type="lumoff" loext:value="0"/>
        </loext:char-complex-color>
      </style:text-properties>
    </style:style>
    <style:style style:name="T237" style:family="text">
      <style:text-properties fo:color="#000000" loext:opacity="100%" fo:font-weight="normal" officeooo:rsid="019c076d" style:font-weight-asian="normal" style:font-style-complex="italic" style:font-weight-complex="normal">
        <loext:char-complex-color loext:theme-type="dark1" loext:color-type="theme">
          <loext:transformation loext:type="lumoff" loext:value="0"/>
        </loext:char-complex-color>
      </style:text-properties>
    </style:style>
    <style:style style:name="T238" style:family="text">
      <style:text-properties fo:color="#000000" loext:opacity="100%" fo:letter-spacing="-0.012cm" fo:font-weight="normal" officeooo:rsid="018a3789" style:font-weight-asian="normal" style:font-style-complex="italic" style:font-weight-complex="normal">
        <loext:char-complex-color loext:theme-type="dark1" loext:color-type="theme">
          <loext:transformation loext:type="lumoff" loext:value="0"/>
        </loext:char-complex-color>
      </style:text-properties>
    </style:style>
    <style:style style:name="T239" style:family="text">
      <style:text-properties fo:color="#000000" loext:opacity="100%" fo:letter-spacing="-0.016cm" fo:font-weight="normal" officeooo:rsid="018a3789" style:font-weight-asian="normal" style:font-style-complex="italic" style:font-weight-complex="normal">
        <loext:char-complex-color loext:theme-type="dark1" loext:color-type="theme">
          <loext:transformation loext:type="lumoff" loext:value="0"/>
        </loext:char-complex-color>
      </style:text-properties>
    </style:style>
    <style:style style:name="T240" style:family="text">
      <style:text-properties fo:color="#000000" loext:opacity="100%" fo:letter-spacing="-0.101cm" fo:font-weight="normal" officeooo:rsid="018a3789" style:font-weight-asian="normal" style:font-style-complex="italic" style:font-weight-complex="normal">
        <loext:char-complex-color loext:theme-type="dark1" loext:color-type="theme">
          <loext:transformation loext:type="lumoff" loext:value="0"/>
        </loext:char-complex-color>
      </style:text-properties>
    </style:style>
    <style:style style:name="T241" style:family="text">
      <style:text-properties fo:color="#000000" loext:opacity="100%" style:font-name="Calibri1" fo:font-weight="normal" officeooo:rsid="018a3789" style:font-weight-asian="normal" style:font-style-complex="italic" style:font-weight-complex="normal">
        <loext:char-complex-color loext:theme-type="dark1" loext:color-type="theme">
          <loext:transformation loext:type="lumoff" loext:value="0"/>
        </loext:char-complex-color>
      </style:text-properties>
    </style:style>
    <style:style style:name="T242" style:family="text">
      <style:text-properties fo:color="#000000" loext:opacity="100%" fo:letter-spacing="-0.011cm" fo:font-weight="normal" officeooo:rsid="018a3789" style:font-weight-asian="normal" style:font-style-complex="italic" style:font-weight-complex="normal">
        <loext:char-complex-color loext:theme-type="dark1" loext:color-type="theme">
          <loext:transformation loext:type="lumoff" loext:value="0"/>
        </loext:char-complex-color>
      </style:text-properties>
    </style:style>
    <style:style style:name="T243" style:family="text">
      <style:text-properties fo:color="#000000" loext:opacity="100%" fo:letter-spacing="-0.009cm" fo:font-weight="normal" officeooo:rsid="018a3789" style:font-weight-asian="normal" style:font-style-complex="italic" style:font-weight-complex="normal">
        <loext:char-complex-color loext:theme-type="dark1" loext:color-type="theme">
          <loext:transformation loext:type="lumoff" loext:value="0"/>
        </loext:char-complex-color>
      </style:text-properties>
    </style:style>
    <style:style style:name="T244" style:family="text">
      <style:text-properties fo:color="#000000" loext:opacity="100%" fo:letter-spacing="-0.007cm" fo:font-weight="normal" officeooo:rsid="018a3789" style:font-weight-asian="normal" style:font-style-complex="italic" style:font-weight-complex="normal">
        <loext:char-complex-color loext:theme-type="dark1" loext:color-type="theme">
          <loext:transformation loext:type="lumoff" loext:value="0"/>
        </loext:char-complex-color>
      </style:text-properties>
    </style:style>
    <style:style style:name="T245" style:family="text">
      <style:text-properties fo:color="#000000" loext:opacity="100%" fo:letter-spacing="-0.005cm" fo:font-weight="normal" officeooo:rsid="018a3789" style:font-weight-asian="normal" style:font-style-complex="italic" style:font-weight-complex="normal">
        <loext:char-complex-color loext:theme-type="dark1" loext:color-type="theme">
          <loext:transformation loext:type="lumoff" loext:value="0"/>
        </loext:char-complex-color>
      </style:text-properties>
    </style:style>
    <style:style style:name="T246" style:family="text">
      <style:text-properties fo:color="#000000" loext:opacity="100%" fo:letter-spacing="-0.004cm" fo:font-weight="normal" officeooo:rsid="018a3789" style:font-weight-asian="normal" style:font-style-complex="italic" style:font-weight-complex="normal">
        <loext:char-complex-color loext:theme-type="dark1" loext:color-type="theme">
          <loext:transformation loext:type="lumoff" loext:value="0"/>
        </loext:char-complex-color>
      </style:text-properties>
    </style:style>
    <style:style style:name="T247" style:family="text">
      <style:text-properties fo:color="#000000" loext:opacity="100%" fo:letter-spacing="0.002cm" fo:font-weight="normal" officeooo:rsid="018a3789" style:font-weight-asian="normal" style:font-style-complex="italic" style:font-weight-complex="normal">
        <loext:char-complex-color loext:theme-type="dark1" loext:color-type="theme">
          <loext:transformation loext:type="lumoff" loext:value="0"/>
        </loext:char-complex-color>
      </style:text-properties>
    </style:style>
    <style:style style:name="T248" style:family="text">
      <style:text-properties fo:color="#000000" loext:opacity="100%" fo:letter-spacing="-0.018cm" fo:font-weight="normal" officeooo:rsid="018a3789" style:font-weight-asian="normal" style:font-style-complex="italic" style:font-weight-complex="normal">
        <loext:char-complex-color loext:theme-type="dark1" loext:color-type="theme">
          <loext:transformation loext:type="lumoff" loext:value="0"/>
        </loext:char-complex-color>
      </style:text-properties>
    </style:style>
    <style:style style:name="T249" style:family="text">
      <style:text-properties fo:color="#000000" loext:opacity="100%" fo:letter-spacing="-0.019cm" fo:font-weight="normal" officeooo:rsid="018a3789" style:font-weight-asian="normal" style:font-style-complex="italic" style:font-weight-complex="normal">
        <loext:char-complex-color loext:theme-type="dark1" loext:color-type="theme">
          <loext:transformation loext:type="lumoff" loext:value="0"/>
        </loext:char-complex-color>
      </style:text-properties>
    </style:style>
    <style:style style:name="T250" style:family="text">
      <style:text-properties fo:color="#000000" loext:opacity="100%" fo:letter-spacing="-0.002cm" fo:font-weight="normal" officeooo:rsid="018a3789" style:font-weight-asian="normal" style:font-style-complex="italic" style:font-weight-complex="normal">
        <loext:char-complex-color loext:theme-type="dark1" loext:color-type="theme">
          <loext:transformation loext:type="lumoff" loext:value="0"/>
        </loext:char-complex-color>
      </style:text-properties>
    </style:style>
    <style:style style:name="T251" style:family="text">
      <style:text-properties fo:color="#000000" loext:opacity="100%" fo:letter-spacing="-0.021cm" fo:font-weight="normal" officeooo:rsid="018a3789" style:font-weight-asian="normal" style:font-style-complex="italic" style:font-weight-complex="normal">
        <loext:char-complex-color loext:theme-type="dark1" loext:color-type="theme">
          <loext:transformation loext:type="lumoff" loext:value="0"/>
        </loext:char-complex-color>
      </style:text-properties>
    </style:style>
    <style:style style:name="T252" style:family="text">
      <style:text-properties fo:color="#000000" loext:opacity="100%" fo:letter-spacing="0.005cm" fo:font-weight="normal" officeooo:rsid="018a3789" style:font-weight-asian="normal" style:font-style-complex="italic" style:font-weight-complex="normal">
        <loext:char-complex-color loext:theme-type="dark1" loext:color-type="theme">
          <loext:transformation loext:type="lumoff" loext:value="0"/>
        </loext:char-complex-color>
      </style:text-properties>
    </style:style>
    <style:style style:name="T253" style:family="text">
      <style:text-properties officeooo:rsid="01a1dabb"/>
    </style:style>
    <style:style style:name="T254" style:family="text">
      <style:text-properties officeooo:rsid="01a3c89b"/>
    </style:style>
    <style:style style:name="T255" style:family="text">
      <style:text-properties officeooo:rsid="01a4e587"/>
    </style:style>
    <style:style style:name="T256" style:family="text">
      <style:text-properties officeooo:rsid="01a65c2c"/>
    </style:style>
    <style:style style:name="T257" style:family="text">
      <style:text-properties officeooo:rsid="01ab164b"/>
    </style:style>
    <style:style style:name="T258" style:family="text">
      <style:text-properties officeooo:rsid="01ace582"/>
    </style:style>
    <style:style style:name="T259" style:family="text">
      <style:text-properties officeooo:rsid="01b17d44"/>
    </style:style>
    <style:style style:name="T260" style:family="text">
      <style:text-properties officeooo:rsid="01b36a02"/>
    </style:style>
    <style:style style:name="T261" style:family="text">
      <style:text-properties officeooo:rsid="01b4f542"/>
    </style:style>
    <style:style style:name="T262" style:family="text">
      <style:text-properties officeooo:rsid="01b5e3f4"/>
    </style:style>
    <style:style style:name="T263" style:family="text">
      <style:text-properties officeooo:rsid="01b5e94b"/>
    </style:style>
    <style:style style:name="T264" style:family="text">
      <style:text-properties officeooo:rsid="01b6a799"/>
    </style:style>
    <style:style style:name="T265" style:family="text">
      <style:text-properties officeooo:rsid="01b85ff5"/>
    </style:style>
    <style:style style:name="T266" style:family="text">
      <style:text-properties officeooo:rsid="01b960fd"/>
    </style:style>
    <style:style style:name="T267" style:family="text">
      <style:text-properties officeooo:rsid="01bb1df6"/>
    </style:style>
    <style:style style:name="T268" style:family="text">
      <style:text-properties officeooo:rsid="01bb8e7d"/>
    </style:style>
    <style:style style:name="T269" style:family="text">
      <style:text-properties officeooo:rsid="01bbd191"/>
    </style:style>
    <style:style style:name="T270" style:family="text">
      <style:text-properties officeooo:rsid="01bc27cc"/>
    </style:style>
    <style:style style:name="T271" style:family="text">
      <style:text-properties officeooo:rsid="01bc94a6"/>
    </style:style>
    <style:style style:name="T272" style:family="text">
      <style:text-properties officeooo:rsid="01c49691"/>
    </style:style>
    <style:style style:name="T273" style:family="text">
      <style:text-properties officeooo:rsid="01c767df"/>
    </style:style>
    <style:style style:name="T274" style:family="text">
      <style:text-properties officeooo:rsid="01cac6fd"/>
    </style:style>
    <style:style style:name="T275" style:family="text">
      <style:text-properties officeooo:rsid="01ccfc18"/>
    </style:style>
    <style:style style:name="T276" style:family="text">
      <style:text-properties officeooo:rsid="01d02be4"/>
    </style:style>
    <style:style style:name="T277" style:family="text">
      <style:text-properties officeooo:rsid="01d20033"/>
    </style:style>
    <style:style style:name="T278" style:family="text">
      <style:text-properties officeooo:rsid="01d2d585"/>
    </style:style>
    <style:style style:name="T279" style:family="text">
      <style:text-properties officeooo:rsid="01d35cb8"/>
    </style:style>
    <style:style style:name="T280" style:family="text">
      <style:text-properties officeooo:rsid="01d5a8f0"/>
    </style:style>
    <style:style style:name="T281" style:family="text">
      <style:text-properties officeooo:rsid="01d743fc"/>
    </style:style>
    <style:style style:name="T282" style:family="text">
      <style:text-properties officeooo:rsid="01da178a"/>
    </style:style>
    <style:style style:name="T283" style:family="text">
      <style:text-properties officeooo:rsid="01dafdd5"/>
    </style:style>
    <style:style style:name="T284" style:family="text">
      <style:text-properties officeooo:rsid="01dbf152"/>
    </style:style>
    <style:style style:name="T285" style:family="text">
      <style:text-properties officeooo:rsid="01dd7b90"/>
    </style:style>
    <style:style style:name="T286" style:family="text">
      <style:text-properties officeooo:rsid="01dfa0e4"/>
    </style:style>
    <style:style style:name="T287" style:family="text">
      <style:text-properties officeooo:rsid="01e20e07"/>
    </style:style>
    <style:style style:name="T288" style:family="text">
      <style:text-properties officeooo:rsid="01e40a15"/>
    </style:style>
    <style:style style:name="T289" style:family="text">
      <style:text-properties officeooo:rsid="01e62529"/>
    </style:style>
    <style:style style:name="T290" style:family="text">
      <style:text-properties officeooo:rsid="01e7106b"/>
    </style:style>
    <style:style style:name="T291" style:family="text">
      <style:text-properties officeooo:rsid="01e8f0e4"/>
    </style:style>
    <style:style style:name="T292" style:family="text">
      <style:text-properties officeooo:rsid="01e9b7b1"/>
    </style:style>
    <style:style style:name="T293" style:family="text">
      <style:text-properties officeooo:rsid="01ede048"/>
    </style:style>
    <style:style style:name="T294" style:family="text">
      <style:text-properties officeooo:rsid="01ee7d86"/>
    </style:style>
    <style:style style:name="T295" style:family="text">
      <style:text-properties officeooo:rsid="01f04dc7"/>
    </style:style>
    <style:style style:name="T296" style:family="text">
      <style:text-properties officeooo:rsid="01f0e484"/>
    </style:style>
    <style:style style:name="T297" style:family="text">
      <style:text-properties officeooo:rsid="01f153e3"/>
    </style:style>
    <style:style style:name="T298" style:family="text">
      <style:text-properties officeooo:rsid="01f38a60"/>
    </style:style>
    <style:style style:name="T299" style:family="text">
      <style:text-properties officeooo:rsid="01f476ed"/>
    </style:style>
    <style:style style:name="T300" style:family="text">
      <style:text-properties officeooo:rsid="01f776bc"/>
    </style:style>
    <style:style style:name="T301" style:family="text">
      <style:text-properties officeooo:rsid="01f967ae"/>
    </style:style>
    <style:style style:name="T302" style:family="text">
      <style:text-properties officeooo:rsid="01fa89c0"/>
    </style:style>
    <style:style style:name="T303" style:family="text">
      <style:text-properties officeooo:rsid="01fdc409"/>
    </style:style>
    <style:style style:name="T304" style:family="text">
      <style:text-properties officeooo:rsid="02007c91"/>
    </style:style>
    <style:style style:name="T305" style:family="text">
      <style:text-properties officeooo:rsid="0200914c"/>
    </style:style>
    <style:style style:name="T306" style:family="text">
      <style:text-properties officeooo:rsid="0201bdbf"/>
    </style:style>
    <style:style style:name="T307" style:family="text">
      <style:text-properties officeooo:rsid="02035e50"/>
    </style:style>
    <style:style style:name="T308" style:family="text">
      <style:text-properties officeooo:rsid="02041bd8"/>
    </style:style>
    <style:style style:name="T309" style:family="text">
      <style:text-properties officeooo:rsid="02055d01"/>
    </style:style>
    <style:style style:name="T310" style:family="text">
      <style:text-properties officeooo:rsid="02075388"/>
    </style:style>
    <style:style style:name="T311" style:family="text">
      <style:text-properties officeooo:rsid="0208d6f1"/>
    </style:style>
    <style:style style:name="T312" style:family="text">
      <style:text-properties officeooo:rsid="020abfe8"/>
    </style:style>
    <style:style style:name="T313" style:family="text">
      <style:text-properties officeooo:rsid="020ad46a"/>
    </style:style>
    <style:style style:name="T314" style:family="text">
      <style:text-properties officeooo:rsid="020b32fb"/>
    </style:style>
    <style:style style:name="T315" style:family="text">
      <style:text-properties officeooo:rsid="020c85ea"/>
    </style:style>
    <style:style style:name="T316" style:family="text">
      <style:text-properties officeooo:rsid="020cf04f"/>
    </style:style>
    <style:style style:name="T317" style:family="text">
      <style:text-properties officeooo:rsid="020ee02e"/>
    </style:style>
    <style:style style:name="T318" style:family="text">
      <style:text-properties officeooo:rsid="0212af4b"/>
    </style:style>
    <style:style style:name="T319" style:family="text">
      <style:text-properties officeooo:rsid="0213b8d1"/>
    </style:style>
    <style:style style:name="T320" style:family="text">
      <style:text-properties officeooo:rsid="021488f7"/>
    </style:style>
    <style:style style:name="T321" style:family="text">
      <style:text-properties officeooo:rsid="02150973"/>
    </style:style>
    <style:style style:name="T322" style:family="text">
      <style:text-properties officeooo:rsid="0216994e"/>
    </style:style>
    <style:style style:name="T323" style:family="text">
      <style:text-properties officeooo:rsid="0217e9ad"/>
    </style:style>
    <style:style style:name="T324" style:family="text">
      <style:text-properties officeooo:rsid="0218c312"/>
    </style:style>
    <style:style style:name="T325" style:family="text">
      <style:text-properties officeooo:rsid="0223de6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61"><text:span text:style-name="T31">Jea</text:span><text:span text:style-name="T32">n-</text:span><text:span text:style-name="T31">Baptiste</text:span><text:span text:style-name="T159"> </text:span><text:span text:style-name="T31">Lasselle</text:span></text:p>
        <text:p text:style-name="P163">Cloud Engineer/SRE</text:p>
        <text:p text:style-name="P4"><text:span text:style-name="T31"/></text:p>
        <text:p text:style-name="P73"/>
        <table:table table:name="Tableau1" table:style-name="Tableau1">
          <table:table-column table:style-name="Tableau1.A"/>
          <table:table-column table:style-name="Tableau1.B"/>
          <table:table-row>
            <table:table-cell table:style-name="Tableau1.A1" office:value-type="string">
              <text:p text:style-name="P6">Who I am </text:p>
            </table:table-cell>
            <table:table-cell table:style-name="Tableau1.A1" office:value-type="string">
              <text:p text:style-name="P120"><text:span text:style-name="T253">Je</text:span><text:span text:style-name="T105"> code </text:span><text:span text:style-name="T253">avec</text:span><text:span text:style-name="T105"> </text:span><text:span text:style-name="T89">terraform, </text:span><text:span text:style-name="T95">packer,</text:span><text:span text:style-name="T105"> </text:span><text:span text:style-name="T96">pu</text:span><text:span text:style-name="T89">lumi</text:span><text:span text:style-name="T105">, </text:span><text:span text:style-name="T97">CI/CD Pipelines</text:span><text:span text:style-name="T225">, </text:span><text:span text:style-name="T253">Je plonge dans le code avec les devs</text:span><text:span text:style-name="T105">, </text:span><text:span text:style-name="T253">J’</text:span><text:span text:style-name="T101">automatise toute <text:s/>l’infrastructure</text:span>. <text:span text:style-name="T253">Je suis un évangéliste</text:span><text:span text:style-name="T105"> </text:span><text:span text:style-name="T87">Gitops</text:span> <text:span text:style-name="T253">et</text:span><text:span text:style-name="T105"> </text:span><text:span text:style-name="T89">Infrastructure As Code</text:span><text:span text:style-name="T105"> </text:span>. <text:span text:style-name="T253">J’</text:span><text:span text:style-name="T254">a</text:span><text:span text:style-name="T253">ime comprendre, apprendre, implémenter de nouvelles idées avec mon équipe</text:span>, <text:span text:style-name="T253">et j’adore les challenges.</text:span> </text:p>
              <text:p text:style-name="P120"/>
            </table:table-cell>
          </table:table-row>
          <table:table-row>
            <table:table-cell table:style-name="Tableau1.A1" office:value-type="string">
              <text:p text:style-name="P7">My best friends list</text:p>
            </table:table-cell>
            <table:table-cell table:style-name="Tableau1.A1" office:value-type="string">
              <text:p text:style-name="P129"><text:span text:style-name="T206">Kubernetes, Terraform, </text:span><text:span text:style-name="T210">Packer, </text:span><text:span text:style-name="T206">Pulumi, </text:span><text:span text:style-name="T207">FluxCD/</text:span><text:span text:style-name="T211">ArgoCD</text:span><text:span text:style-name="T207">,</text:span><text:span text:style-name="T206"> </text:span><text:span text:style-name="T207">Atlantis, </text:span><text:span text:style-name="T213">Ansible Tower, </text:span><text:span text:style-name="T206">Circle CI, </text:span><text:span text:style-name="T208">Gitlab CI, </text:span><text:span text:style-name="T209">Tekton,</text:span><text:span text:style-name="T206"> Jenkins, Openstack, Ansible Tower </text:span><text:span text:style-name="T208">(AWX)</text:span><text:span text:style-name="T206">, HashiCorp Vault/</text:span><text:span text:style-name="T212">OpenBAO</text:span><text:span text:style-name="T206">, Docker, K3D, </text:span><text:span text:style-name="T209">Minio, Nginx, </text:span><text:span text:style-name="T206">Traefik, Linux shell, TypeScript/NodeJS, </text:span><text:span text:style-name="T208">React, Golang, Python</text:span><text:span text:style-name="T206">, </text:span><text:a xlink:type="simple" xlink:href="https://gohugo.io/" text:style-name="Internet_20_link" text:visited-style-name="Visited_20_Internet_20_Link"><text:span text:style-name="T220">https://gohugo.io</text:span></text:a><text:span text:style-name="T206"> </text:span><text:a xlink:type="simple" xlink:href="https://astro.build/" text:style-name="Internet_20_link" text:visited-style-name="Visited_20_Internet_20_Link"><text:span text:style-name="T221">https://astro.build</text:span></text:a><text:span text:style-name="T208"> </text:span></text:p>
              <text:p text:style-name="P128"><text:span text:style-name="T208"/></text:p>
            </table:table-cell>
          </table:table-row>
          <table:table-row>
            <table:table-cell table:style-name="Tableau1.A1" office:value-type="string">
              <text:p text:style-name="P6">I usually <text:span text:style-name="T227">work</text:span> with </text:p>
            </table:table-cell>
            <table:table-cell table:style-name="Tableau1.A1" office:value-type="string">
              <text:p text:style-name="P120">Terraform, <text:span text:style-name="T222">Packer, </text:span>Pulumi, <text:span text:style-name="T106">FluxCD/</text:span><text:span text:style-name="T226">ArgoCD</text:span><text:span text:style-name="T106">, Atlantis, </text:span>Circle CI, <text:span text:style-name="T107">Gitlab CI, </text:span><text:span text:style-name="T108">Tekton,</text:span> Jenkins, Ansible Tower <text:span text:style-name="T107">(AWX)</text:span>, <text:span text:style-name="T108">shell scripting (sh/bash)</text:span></text:p>
              <text:p text:style-name="P125">Azure, AWS, GCP, OVH, <text:span text:style-name="T229">VMW</text:span><text:span text:style-name="T228">are vSphere</text:span>, <text:span text:style-name="T229">OpenStack</text:span></text:p>
            </table:table-cell>
          </table:table-row>
        </table:table>
        <text:p text:style-name="P74"/>
        <text:p text:style-name="P74"/>
        <text:p text:style-name="P124"><text:span text:style-name="T255">À l’Univers</text:span><text:span text:style-name="T256">i</text:span><text:span text:style-name="T255">té, j’ai étudié les mathématiques pures</text:span>.</text:p>
        <text:p text:style-name="P122"><text:span text:style-name="T255">J’ai commencé dans l’IT comme développeur</text:span>.</text:p>
        <text:p text:style-name="P121">2015, <text:span text:style-name="T255">je me suis focalisé sur l’</text:span><text:span text:style-name="T223">infrastructure </text:span><text:span text:style-name="T224">(as code)</text:span><text:span text:style-name="T223">, </text:span><text:span text:style-name="T255">et le monde du cloud</text:span>.</text:p>
        <text:p text:style-name="P121"><text:span text:style-name="T255">J’adore coder, et tout automatiser</text:span>.</text:p>
        <text:p text:style-name="P119"/>
        <text:p text:style-name="P121"><text:span text:style-name="T256">Aujourd’hui, je suis un </text:span><text:span text:style-name="T99">Cloud Engineer/SRE</text:span>, <text:span text:style-name="T256">un évangéliste aoureux de l’automaisation</text:span><text:span text:style-name="T109">, </text:span><text:span text:style-name="T256">la Cybernétique est un concept qui me passionne</text:span> (Kubernetes Controllers, Operators, AutoScalability, self-healing abilities).</text:p>
        <text:p text:style-name="P119"/>
        <text:p text:style-name="P123"><text:span text:style-name="T256">Mes Centres d’intérêts</text:span>:</text:p>
        <text:list text:style-name="L1">
          <text:list-item>
            <text:p text:style-name="P165"><text:span text:style-name="T192">Concevoir et implémenter des infras en</text:span><text:span text:style-name="T161"> </text:span><text:span text:style-name="T168">Infra-As-Code</text:span><text:span text:style-name="T161"> </text:span><text:span text:style-name="T192">(souvent avec approche gitops)</text:span></text:p>
          </text:list-item>
          <text:list-item>
            <text:p text:style-name="P166"><text:span text:style-name="T257">Développer</text:span> <text:span text:style-name="T257">des </text:span><text:span text:style-name="T87">terrafrom providers</text:span>, <text:span text:style-name="T257">des </text:span><text:span text:style-name="T258">outils </text:span><text:span text:style-name="T98">OpenBAO</text:span></text:p>
          </text:list-item>
          <text:list-item>
            <text:p text:style-name="P167"><text:span text:style-name="T156">Développer</text:span><text:span text:style-name="T155"> </text:span><text:span text:style-name="T156">des </text:span><text:span text:style-name="T88">Op</text:span><text:span text:style-name="T103">é</text:span><text:span text:style-name="T88">rat</text:span><text:span text:style-name="T102">eur</text:span><text:span text:style-name="T88">s Kubernetes</text:span></text:p>
          </text:list-item>
          <text:list-item>
            <text:p text:style-name="P168"><text:span text:style-name="T259">Les </text:span>Landing zones: <text:span text:style-name="T259">Quels frameworks / pattern utiliser, après le</text:span> Cloud Adoption Framework?</text:p>
          </text:list-item>
        </text:list>
      </text:section>
      <text:p text:style-name="P236"/>
      <text:p text:style-name="P10"><text:bookmark text:name="Professional Experiences"/>Professional Experiences</text:p>
      <text:p text:style-name="P8"/>
      <text:h text:style-name="P108" text:outline-level="3"><text:span text:style-name="T130">&gt; </text:span><text:span text:style-name="T131">Michelin</text:span></text:h>
      <text:p text:style-name="P110"><text:span text:style-name="T13"/></text:p>
      <text:p text:style-name="P87"><text:span text:style-name="T16">Devops, </text:span><text:span text:style-name="T15">Infra As Code SME</text:span></text:p>
      <text:p text:style-name="P87"><text:span text:style-name="T15"/></text:p>
      <text:p text:style-name="P111"><text:span text:style-name="T205">11</text:span>/202<text:span text:style-name="T205">2</text:span><text:span text:style-name="T27"> </text:span>-<text:span text:style-name="T27"> </text:span>0<text:span text:style-name="T205">9</text:span>/202<text:span text:style-name="T205">3</text:span></text:p>
      <text:p text:style-name="P112"/>
      <text:p text:style-name="P137"><text:span text:style-name="T141">Project Context</text:span><text:span text:style-name="T163">: </text:span><text:span text:style-name="T164">équipe de </text:span><text:span text:style-name="T161">30 </text:span><text:span text:style-name="T193">ingénieurs sur</text:span><text:span text:style-name="T161"> 5 continents. </text:span><text:span text:style-name="T193">Michelin a une centaine de salle mini datacenters répartis dans le monde. Le projet vise à unifier leur exploitation, et à construitre une offre infrastructure as a service (IAAS) pour leur consommateurs internes</text:span><text:span text:style-name="T161">.</text:span></text:p>
      <text:p text:style-name="P132"/>
      <text:p text:style-name="P132"><text:span text:style-name="T139">Tech</text:span><text:span text:style-name="T137"> stack</text:span><text:span text:style-name="T163">:</text:span><text:span text:style-name="T2"> </text:span><text:span text:style-name="T161">VMware vSphere, VMware Aria Automation, Ansible/Ansible Tower, Kubernetes, </text:span><text:span text:style-name="T191">D</text:span><text:span text:style-name="T161">ocker, Packer, Hashicorp Vault, OpenTOFU, python, Artifactory, Gitlab pipelines</text:span></text:p>
      <text:p text:style-name="P109"/>
      <text:p text:style-name="P131"><text:span text:style-name="T260">J’ai le rôle “</text:span>Automation SME” <text:span text:style-name="T260">dans l’équipe</text:span>.</text:p>
      <text:p text:style-name="P131"><text:span text:style-name="T138"/></text:p>
      <text:p text:style-name="P131"><text:span text:style-name="T138">Achievements I am so proud of</text:span><text:span text:style-name="T163">: </text:span></text:p>
      <text:list text:style-name="L2">
        <text:list-item>
          <text:p text:style-name="P169"><text:span text:style-name="T261">J’ai introduit l’utilisation de</text:span> Hashicorp `Packer`, <text:span text:style-name="T261">le concept d’infrastructure immutable</text:span>, <text:span text:style-name="T261">de </text:span>golden images, <text:span text:style-name="T261">et de</text:span> hardening <text:span text:style-name="T262">des images</text:span> <text:span text:style-name="T261">dans les build packer</text:span>.</text:p>
        </text:list-item>
        <text:list-item>
          <text:p text:style-name="P169"><text:span text:style-name="T262">Jai entièrement construit un service </text:span>Ansible Tower, <text:span text:style-name="T262">dans un cluster</text:span> kubernetes cluster, <text:span text:style-name="T262">avec automatisation complète des opérations d’exploitation du service Ansible Tower:</text:span> provisioning, backup/ restore. <text:span text:style-name="T262">Le service Ansible Tower est géré avec l’Opérateur Kubernetes </text:span>AWX <text:a xlink:type="simple" xlink:href="https://github.com/ansible/awx-operator" text:style-name="Internet_20_link" text:visited-style-name="Visited_20_Internet_20_Link">https://github.com/ansible/awx-operator</text:a> . <text:span text:style-name="T262">Env. full</text:span> Airgapped <text:span text:style-name="T262">(isolation réseau complète)</text:span>, <text:span text:style-name="T262">j’ai aussi automatisé la provision et les upgrades du cluster kubernetes </text:span>K3S. <text:span text:style-name="T262">Artifactory </text:span>Private Image registry.</text:p>
        </text:list-item>
        <text:list-item>
          <text:p text:style-name="P170"><text:span text:style-name="T262">J’ai entièrement automatisé la proision de VMs </text:span>Windows server <text:span text:style-name="T262">en à partir des </text:span>golden images <text:span text:style-name="T262">buildées avec packer</text:span>, <text:span text:style-name="T262">fichiers de réponses </text:span>autounattend xml, <text:span text:style-name="T262">et </text:span>ansible <text:span text:style-name="T262">pour exécuter les </text:span>post install operations.</text:p>
        </text:list-item>
        <text:list-item>
          <text:p text:style-name="P169"><text:span text:style-name="T263">J’ai conçu, implémenté le cycle de vie compelt des environnements d’exécution <text:s/></text:span>Ansible Tower (AWX) <text:s/><text:span text:style-name="T263">avec </text:span>Ansible Builder, <text:span text:style-name="T263">et des Collections </text:span>Ansible <text:span text:style-name="T263">adns un contexte full airgapped</text:span> - artifactory <text:span text:style-name="T263">étant configuré comme repository </text:span>ansible galaxy <text:span text:style-name="T263">privé</text:span>, <text:span text:style-name="T263">idem pour les pack</text:span><text:span text:style-name="T275">a</text:span><text:span text:style-name="T263">ges python (</text:span>python wheels<text:span text:style-name="T263">)</text:span>.</text:p>
        </text:list-item>
      </text:list>
      <text:p text:style-name="P126"/>
      <text:p text:style-name="P131"><text:span text:style-name="T138">Duties</text:span><text:span text:style-name="T163">: </text:span></text:p>
      <text:list text:style-name="L3">
        <text:list-item>
          <text:p text:style-name="P171"><text:span text:style-name="T264">I délivre des POC (</text:span>Proof of concepts<text:span text:style-name="T264">)</text:span>, bench-marking <text:span text:style-name="T264">des outils</text:span>, <text:span text:style-name="T264">je construit les environnements dans lesquels les </text:span><text:span text:style-name="T265">outils d’</text:span><text:span text:style-name="T264">automatisation s’exécutent</text:span></text:p>
        </text:list-item>
        <text:list-item>
          <text:p text:style-name="P172"><text:span text:style-name="T266">J’évangélise les nouveaux concepts / nouveaux outils, </text:span><text:span text:style-name="T277">les</text:span><text:span text:style-name="T276"> bonnes pratiques</text:span></text:p>
        </text:list-item>
        <text:list-item>
          <text:p text:style-name="P171"><text:span text:style-name="T266">Je forme les membres de l’équipe à l’utilisation des nouveaux outils</text:span></text:p>
        </text:list-item>
        <text:list-item>
          <text:p text:style-name="P171"><text:span text:style-name="T266">Je fait les review de Merge Requests</text:span></text:p>
        </text:list-item>
      </text:list>
      <text:p text:style-name="P113"/>
      <text:p text:style-name="P113"/>
      <text:p text:style-name="P113"/>
      <text:p text:style-name="P113"/>
      <text:p text:style-name="P113"/>
      <text:p text:style-name="P113"/>
      <text:p text:style-name="P113"/>
      <text:p text:style-name="P113"/>
      <text:p text:style-name="P113"/>
      <text:p text:style-name="P113"/>
      <text:p text:style-name="P113"/>
      <text:h text:style-name="P9" text:outline-level="3"><text:soft-page-break/>&gt; Limagrain</text:h>
      <text:p text:style-name="P80"><text:span text:style-name="T13"/></text:p>
      <text:p text:style-name="P83"><text:span text:style-name="T13">Devops,</text:span><text:span text:style-name="T19"> </text:span><text:span text:style-name="T20">terraform SME</text:span></text:p>
      <text:p text:style-name="P81">0<text:span text:style-name="T158">9</text:span>/202<text:span text:style-name="T158">3</text:span><text:span text:style-name="T27"> </text:span>-<text:span text:style-name="T27"> </text:span>0<text:span text:style-name="T158">2</text:span>/202<text:span text:style-name="T158">4</text:span></text:p>
      <text:p text:style-name="P82"/>
      <text:p text:style-name="P136"><text:span text:style-name="T141">Project Context</text:span><text:span text:style-name="T163">: </text:span><text:span text:style-name="T194">Chez</text:span><text:span text:style-name="T161"> Limagrain, </text:span><text:span text:style-name="T194">une application critique pour le métier, disposait d’un seul environnement de dev, construit manuellement</text:span><text:span text:style-name="T161">. </text:span><text:span text:style-name="T194">J’ai été chargé de construire tous les environnements et en premier l’environnement de production qui manquait cruellement</text:span><text:span text:style-name="T161">.</text:span></text:p>
      <text:p text:style-name="Standard"><text:span text:style-name="T161"/></text:p>
      <text:p text:style-name="Standard"><text:span text:style-name="T161"/></text:p>
      <text:p text:style-name="Standard"><text:span text:style-name="T161"/></text:p>
      <text:p text:style-name="P116"><text:span text:style-name="T120">Tech</text:span><text:span text:style-name="T117"> stack</text:span><text:span text:style-name="T2">: </text:span>Terraform, Helm, kubectl, Docker, Azure AKS / App Gateway Ingress Controller (AGIC), Azure Functions, Azure CosmoDB, Azure EventHub, Azure Devops (Pipelines), Azure Managed identities / Service Principals, Azure networking - vnet, subnets, private endpoints, Artifactory, shell scripting (sh, bash).</text:p>
      <text:p text:style-name="P115"/>
      <text:p text:style-name="P115"><text:span text:style-name="T267">On m’a d’abord demandé</text:span> <text:span text:style-name="T267">de mener un audit technique global du projet, sur le périmètre</text:span> infrastructure, <text:span text:style-name="T267">et </text:span><text:s/>CI/CD, <text:span text:style-name="T267">avec comme livrable un</text:span><text:span text:style-name="T268">e note de synthèse/</text:span>executive summary.</text:p>
      <text:p text:style-name="P117"><text:span text:style-name="T270">J’en ai tiré </text:span><text:span text:style-name="T269">deux recommandations </text:span><text:span text:style-name="T270">principales</text:span>: </text:p>
      <text:list text:style-name="L4">
        <text:list-item>
          <text:p text:style-name="P173"><text:span text:style-name="T270">il faut “tout automatiser”</text:span>: <text:span text:style-name="T271">automatiser toute la construction de l’infrastructure, et il faut un pipeline qui automatise build, tests, deploy, à partir du code source.</text:span></text:p>
        </text:list-item>
        <text:list-item>
          <text:p text:style-name="P213"><text:span text:style-name="T195">Il faut que les environnements soit isolés les uns des autres, dans lesquels seront déployées les releases, d’abord dans l’env de</text:span><text:span text:style-name="T161"> dev, </text:span><text:span text:style-name="T195">puis</text:span><text:span text:style-name="T161"> staging, </text:span><text:span text:style-name="T195">puis </text:span><text:span text:style-name="T161">UAT </text:span><text:span text:style-name="T195">(User Acceptance Test</text:span><text:span text:style-name="T196">s</text:span><text:span text:style-name="T195">)</text:span><text:span text:style-name="T161">, </text:span><text:span text:style-name="T195">et enfin l’env de </text:span><text:span text:style-name="T161">production.</text:span></text:p>
        </text:list-item>
      </text:list>
      <text:p text:style-name="P115"/>
      <text:p text:style-name="P133"><text:span text:style-name="T140">Duties and a</text:span><text:span text:style-name="T138">chievements</text:span><text:span text:style-name="T163">: </text:span></text:p>
      <text:list text:style-name="L5">
        <text:list-item>
          <text:p text:style-name="P215"><text:span text:style-name="T197">J’étais en charge d’</text:span><text:span text:style-name="T169">implémenter</text:span><text:span text:style-name="T197"> mes recommandations, en collaboration avec les 5 Developpeurs, et l’équipe “Core Infrastructure” qui gère l’infrastructure au niveua global monde chez Limagrain.</text:span></text:p>
        </text:list-item>
        <text:list-item>
          <text:p text:style-name="P216"><text:span text:style-name="T197">J’</text:span><text:span text:style-name="T198">ai été invité aux “</text:span><text:span text:style-name="T170">architecture labs</text:span><text:span text:style-name="T198">”, pour y faire uen présentation de terraform et des concepts autour de l’Infra-As-Code. Ma présentation a été appréciée, si bien que d’autres équipes projet ont demandé à faire des workshops terraform avec moi.</text:span></text:p>
        </text:list-item>
        <text:list-item>
          <text:p text:style-name="P216"><text:span text:style-name="T198">Je devais participer aux réunions de “validation gates”: des audits qui permettent d’autoriser un projet à être déployé en production. J’y répondais aux questions des auditeurs quant aux choix de conception de l’infrastructure et de son automatisation.</text:span></text:p>
        </text:list-item>
        <text:list-item>
          <text:p text:style-name="P216"><text:span text:style-name="T198">Avant mon arrivée, terraform n’tait pas du tout utilisé, à mon départ, tous les environnements étaient automatiquement construit avec terraform: j’ai </text:span><text:span text:style-name="T170">convaincu les managers</text:span><text:span text:style-name="T198"> de faire ce choix d’outil.</text:span></text:p>
        </text:list-item>
        <text:list-item>
          <text:p text:style-name="P217"><text:span text:style-name="T198">E</text:span><text:span text:style-name="T200">n moins de 4 mois, j’ai introduit terraform et automatisé la construction de 3 env: DEV, UAT et production. </text:span><text:span text:style-name="T199">Cela a permis d’identifier et résoudre deux problèmes complexes d’intégration entre composants cloud </text:span><text:span text:style-name="T161">`Azure`, </text:span><text:span text:style-name="T199">et </text:span><text:span text:style-name="T161">Microsoft Dynamics.</text:span></text:p>
        </text:list-item>
        <text:list-item>
          <text:p text:style-name="P214"><text:span text:style-name="T201">Les succès avec terraform, et mon travail d’évangélisation , associés au soutien des </text:span><text:span text:style-name="T161">project managers, </text:span><text:span text:style-name="T201">ont resultés en une véritable victoire</text:span><text:span text:style-name="T161">: </text:span><text:span text:style-name="T201">En Janvier </text:span><text:span text:style-name="T161">2024, </text:span><text:span text:style-name="T201">léquipe projet s’est vue accordée plusieurs souscription Azure dédiées, là où à mon arrivée une seule et même souscription Azure était utilisée et partagée par toutes les équipes projet de groupe.</text:span></text:p>
        </text:list-item>
      </text:list>
      <text:p text:style-name="P115"/>
      <text:p text:style-name="P115"/>
      <text:p text:style-name="P115"/>
      <text:p text:style-name="P115"/>
      <text:p text:style-name="P115"/>
      <text:p text:style-name="P115"/>
      <text:p text:style-name="P115"/>
      <text:p text:style-name="P115"/>
      <text:p text:style-name="P88"/>
      <text:h text:style-name="P20" text:outline-level="3"><text:soft-page-break/><text:span text:style-name="T130">&gt; </text:span><text:span text:style-name="T131">Michelin</text:span></text:h>
      <text:p text:style-name="P21"><text:span text:style-name="T13"/></text:p>
      <text:p text:style-name="P86"><text:span text:style-name="T13">Devops </text:span><text:span text:style-name="T14">Lead</text:span></text:p>
      <text:p text:style-name="P22"><text:span text:style-name="T205">11</text:span>/202<text:span text:style-name="T205">2</text:span><text:span text:style-name="T27"> </text:span>-<text:span text:style-name="T27"> </text:span>0<text:span text:style-name="T205">9</text:span>/202<text:span text:style-name="T205">3</text:span></text:p>
      <text:p text:style-name="P23"/>
      <text:p text:style-name="P114"><text:span text:style-name="T118">Project Context</text:span><text:span text:style-name="T2">: </text:span>Michelin,  Data Engineering / AI Project</text:p>
      <text:p text:style-name="P89"/>
      <text:p text:style-name="P134"><text:span text:style-name="T139">Tech</text:span><text:span text:style-name="T137"> stack</text:span><text:span text:style-name="T163">:</text:span><text:span text:style-name="T172"> Terraform, Kubernetes, Helm, Docker, Azure, Databricks, dbx, Snowflake, dbt, azcopy, Gitlab, Artifactory, shell scripting, Python, TypeScript, Astro, Hugo.</text:span></text:p>
      <text:p text:style-name="Standard"/>
      <text:p text:style-name="P118"><text:span text:style-name="T272">J’y étais en charge de la gestio</text:span><text:span text:style-name="T278">n</text:span><text:span text:style-name="T272"> de toute l’infrastructure Azure avec </text:span><text:span text:style-name="T87">terraform</text:span> (Azure Storage Accounts, vnet/sbnets, VMs, managed identities, service principals, etc…) </text:p>
      <text:p text:style-name="P209"><text:span text:style-name="T100">R</text:span><text:span text:style-name="T104">é</text:span><text:span text:style-name="T87">-</text:span><text:span text:style-name="T104">implémenter</text:span>, <text:span text:style-name="T272">avec</text:span> 2 Data engineer<text:span text:style-name="T279">s</text:span>, <text:span text:style-name="T272">la plateforme de data engineering. Dans cette refonte, j’ai travaillé sur les </text:span>CI/CD pipelines <text:span text:style-name="T272">du code python, en plus de la terraformation des resources Azure</text:span>. </text:p>
      <text:p text:style-name="P209"><text:span text:style-name="T272">En un mot, une</text:span> <text:span text:style-name="T87">migration </text:span><text:span text:style-name="T104">depuis </text:span><text:span text:style-name="T272">un stack </text:span><text:span text:style-name="T87">{Azure Data Factory / ADF Pipelines}</text:span>, <text:span text:style-name="T272">vers un stack bien plus avancé, basé sur du code </text:span>Python/PySpark, <text:span text:style-name="T87">{Databricks + Snowflake}</text:span>.</text:p>
      <text:p text:style-name="P115"/>
      <text:p text:style-name="P210"><text:span text:style-name="T273">La nouvelle plateforme de data engineering traitait les données avec du code python: d’où la CI/CD Python.</text:span></text:p>
      <text:p text:style-name="P115"/>
      <text:p text:style-name="P115"/>
      <text:p text:style-name="P135"><text:span text:style-name="T140">Duties and a</text:span><text:span text:style-name="T138">chievements</text:span><text:span text:style-name="T163">:</text:span></text:p>
      <text:list text:style-name="L6">
        <text:list-item>
          <text:p text:style-name="P218"><text:span text:style-name="T202">Gestion des ressources Azure avec Terraform: Databricks workspaces, Azure Account Storage, networks, Azure Key Vaults, Managed Identities, R-Studio VMs, MongoDB clusters, etc…</text:span></text:p>
        </text:list-item>
        <text:list-item>
          <text:p text:style-name="P219"><text:span text:style-name="T202">m</text:span><text:span text:style-name="T203">odularization du code terrafrom existant: modules terrafrom, terraform registry privé, terraform state stocké dans un Azure Account storage container.</text:span></text:p>
        </text:list-item>
        <text:list-item>
          <text:p text:style-name="P219"><text:span text:style-name="T203">Conception des </text:span><text:span text:style-name="T171">CI/CD Modules</text:span><text:span text:style-name="T203"> (gitlab pipelines templates), des runners de type docker </text:span></text:p>
        </text:list-item>
        <text:list-item>
          <text:p text:style-name="P219"><text:span text:style-name="T203">Conception, </text:span><text:span text:style-name="T171">Git workflows</text:span><text:span text:style-name="T203">, </text:span><text:span text:style-name="T171">Gitlab</text:span><text:span text:style-name="T203"> release automation with gitlab-cli, python packages deployment to databricks (</text:span><text:span text:style-name="T171">databricks scheduled jobs</text:span><text:span text:style-name="T203">), snowflake (with liquibase).</text:span></text:p>
        </text:list-item>
        <text:list-item>
          <text:p text:style-name="P219"><text:span text:style-name="T203">Construction de la Documentation technique de type Gitlab Pages, avec </text:span><text:a xlink:type="simple" xlink:href="http://astro.build/" text:style-name="Internet_20_link" text:visited-style-name="Visited_20_Internet_20_Link"><text:span text:style-name="T203">astro</text:span></text:a><text:span text:style-name="T203"> / </text:span><text:a xlink:type="simple" xlink:href="https://gohugo.io/" text:style-name="Internet_20_link" text:visited-style-name="Visited_20_Internet_20_Link"><text:span text:style-name="T203">hugo</text:span></text:a></text:p>
        </text:list-item>
      </text:list>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h text:style-name="P13" text:outline-level="3"><text:soft-page-break/><text:span text:style-name="T129">&gt; Gravitee</text:span><text:span text:style-name="T132"> </text:span><text:span text:style-name="T133">Source</text:span></text:h>
      <text:h text:style-name="P13" text:outline-level="3"><text:span text:style-name="T133"/></text:h>
      <text:p text:style-name="P84"><text:span text:style-name="T13">Devops</text:span><text:span text:style-name="T21"> Lead</text:span><text:span text:style-name="T22">er</text:span></text:p>
      <text:p text:style-name="P90">07/2020<text:span text:style-name="T27"> </text:span>-<text:span text:style-name="T27"> </text:span>03/2022</text:p>
      <text:p text:style-name="P65"/>
      <text:p text:style-name="P197"><text:span text:style-name="T118">Project Context</text:span><text:span text:style-name="T2">: </text:span>Gravitee <text:span text:style-name="T274">est une</text:span> API Gateway Open Source</text:p>
      <text:p text:style-name="P38"/>
      <text:p text:style-name="P39"><text:span text:style-name="T120">Tech</text:span><text:span text:style-name="T117"> stack</text:span><text:span text:style-name="T2">:</text:span> Pulumi, Terraform, Kubernetes, Helm, Docker, K3D, Azure AKS, AWS EKS, FluxCD. NodeJS, TypeScript, Python, shell scripting, Golang.</text:p>
      <text:p text:style-name="P38"/>
      <text:p text:style-name="P199">J’ai entièrement ré-implémenté la CI/CD de Gravitee, en la migrant de Jenkins, à Circle CI. JE peux aujourd’hui dire, que je suis un expert Circle CI</text:p>
      <text:p text:style-name="P200"/>
      <text:p text:style-name="P201"><text:span text:style-name="T280">Je suis très fier d’avoir eu l’opportunité de travailler avec l’équipe </text:span><text:a xlink:type="simple" xlink:href="https://gravitee.io/" text:style-name="Internet_20_link" text:visited-style-name="Visited_20_Internet_20_Link"><text:span text:style-name="T280">https://gravitee.io</text:span></text:a><text:span text:style-name="T280"> , faite d’ingénieurs de très haut niveau, avec lesquels j’ai énormément appris sur de nombreux sujets.</text:span></text:p>
      <text:p text:style-name="P201"><text:span text:style-name="T280">J’y ai notamment beaucoup appris sur ce que sont de vrais systèmes cybernétiques dans le vrai monde de l’industrie du cloud: c’est par exemple là, que j’ai commencé à travailler sur les opérateurs Kubernetes.</text:span></text:p>
      <text:p text:style-name="P201"/>
      <text:p text:style-name="P138"><text:span text:style-name="T140">Duties and a</text:span><text:span text:style-name="T138">chievements</text:span><text:span text:style-name="T163">:</text:span></text:p>
      <text:list text:style-name="L7">
        <text:list-item>
          <text:p text:style-name="P176"><text:span text:style-name="T281">Concevoir, implémenter, et migrer la totlatié de la CI/CD Gravitee. J’ai déevloppé un composant unique en son genre, avec NodeJS/Typescript et RxJS, permettatn d’orchestrer l’exécution de dizaines de pipelines dans des git repository distincts. Ce qui a permis de se débarasser des Single Point of Failures de la CI/CD précédente, qui tournait dans Jenkins.</text:span></text:p>
        </text:list-item>
        <text:list-item>
          <text:p text:style-name="P176"><text:span text:style-name="T281">Automatisation des opérations standard d’exploitation de l’API Gravitee pour les offres “hosted” des clients (déploiement, backup, restore, upgrades, downgrades)</text:span></text:p>
        </text:list-item>
        <text:list-item>
          <text:p text:style-name="P174"><text:span text:style-name="T281">Conception de l’offre SAAS de </text:span>Gravitee API Gateway,</text:p>
        </text:list-item>
        <text:list-item>
          <text:p text:style-name="P174"><text:span text:style-name="T281">Workshops clients pour les bonnes pratiques architecturales des déploiements des </text:span>Gravitee API Gateway .</text:p>
        </text:list-item>
        <text:list-item>
          <text:p text:style-name="P175"><text:span text:style-name="T281">Formation / évangélisation à l’utilisation de </text:span>CircleCI <text:span text:style-name="T281">des </text:span>Dev Engineers</text:p>
        </text:list-item>
        <text:list-item>
          <text:p text:style-name="P175">Training junior devops engineers</text:p>
        </text:list-item>
        <text:list-item>
          <text:p text:style-name="P175">Level 3 Support <text:span text:style-name="T281">pour les clients</text:span> Gravitee, <text:span text:style-name="T281">par </text:span>ex<text:span text:style-name="T281">e</text:span>mple : <text:span text:style-name="T281">msie en oeuvre d’une</text:span> VPN Gateway <text:span text:style-name="T281">entre</text:span> Azure <text:span text:style-name="T281">et</text:span> Google GCP</text:p>
        </text:list-item>
      </text:list>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h text:style-name="P12" text:outline-level="3"><text:soft-page-break/><text:span text:style-name="T121">CRESH.EU</text:span></text:h>
      <text:h text:style-name="P12" text:outline-level="3"><text:span text:style-name="T121"/></text:h>
      <text:p text:style-name="P85"><text:span text:style-name="T17">Cloud</text:span><text:span text:style-name="T58"> </text:span><text:span text:style-name="T13">Engineer</text:span></text:p>
      <text:p text:style-name="P90">05/2020 – 08/2019</text:p>
      <text:p text:style-name="P99"/>
      <text:p text:style-name="P38"/>
      <text:p text:style-name="P40"><text:span text:style-name="T118">Project Context</text:span><text:span text:style-name="T2">: </text:span>Cresh offer is a SAAS Offer, an innovative b2b payment solution.</text:p>
      <text:p text:style-name="P40"><text:span text:style-name="T87"/></text:p>
      <text:p text:style-name="P41"><text:span text:style-name="T120">Tech</text:span><text:span text:style-name="T117"> stack</text:span><text:span text:style-name="T2">:</text:span> Pulumi, Helm, Docker, Kubernetes, AWS EKS, Gravitee API Gateway. NodeJS, TypeScript, bash / sh shell.</text:p>
      <text:p text:style-name="P38"/>
      <text:p text:style-name="P42"><text:span text:style-name="T282">Chez</text:span> <text:a xlink:type="simple" xlink:href="https://cresh.eu/" text:style-name="Internet_20_link" text:visited-style-name="Visited_20_Internet_20_Link">https://cresh.eu</text:a> , <text:span text:style-name="T282">un petite startup française, j’ai travaillé à la conception de toute l’infrastructure cloud</text:span>, 100 % <text:span text:style-name="T282">basée sur </text:span>Kubernetes, <text:span text:style-name="T282">sur AWS</text:span>. AWS EKS, Helm deployment<text:span text:style-name="T282">s</text:span>, `Gravitee` API Gateway. <text:span text:style-name="T282">Les fondateurs de </text:span><text:a xlink:type="simple" xlink:href="https://gravitee.io/" text:style-name="Internet_20_link" text:visited-style-name="Visited_20_Internet_20_Link">https://gravitee.io</text:a> <text:span text:style-name="T282">ont entendu parler de moi en raison du travail que j’ai fait che Cresh , pour y mettre en oeuvre l’API Gateway Gravitee</text:span>.</text:p>
      <text:p text:style-name="P43"><text:span text:style-name="T283">J’y étais le seul Cloud/Devops Engineer, j’y ai massivement utilisé</text:span> Pulumi, Packer <text:span text:style-name="T283">et</text:span> Terraform.</text:p>
      <text:p text:style-name="P43"/>
      <text:p text:style-name="P69"><text:span text:style-name="T284">En raison de points de divergence techniques majeurs avec le </text:span>CTO, <text:span text:style-name="T284">nous avons décidé d’un commun accord de mettre fin à notre collabortion</text:span>.</text:p>
      <text:p text:style-name="P38"/>
      <text:p text:style-name="P139"><text:span text:style-name="T140">Duties and a</text:span><text:span text:style-name="T138">chievements</text:span><text:span text:style-name="T163">:</text:span></text:p>
      <text:list text:style-name="L8">
        <text:list-item>
          <text:p text:style-name="P177">Cloud Engineer, <text:span text:style-name="T285">conception complète de l’infrastructure du projet</text:span></text:p>
        </text:list-item>
        <text:list-item>
          <text:p text:style-name="P177">Kubernetes SME</text:p>
        </text:list-item>
      </text:list>
      <text:p text:style-name="P235"><text:span text:style-name="T148"/></text:p>
      <text:p text:style-name="P235"><text:span text:style-name="T148"/></text:p>
      <text:p text:style-name="P235"><text:span text:style-name="T148"/></text:p>
      <text:p text:style-name="P235"><text:span text:style-name="T148"/></text:p>
      <text:p text:style-name="P235"><text:span text:style-name="T148"/></text:p>
      <text:p text:style-name="P164">&gt; SFR</text:p>
      <text:p text:style-name="P91"><text:span text:style-name="T90"/></text:p>
      <text:p text:style-name="P91"><text:span text:style-name="T90">Devops</text:span><text:span text:style-name="T61"> </text:span><text:span text:style-name="T90">Engineer</text:span></text:p>
      <text:p text:style-name="P90">07/2019<text:span text:style-name="T27"> </text:span>–<text:span text:style-name="T27"> </text:span>10/2019</text:p>
      <text:p text:style-name="P65"/>
      <text:p text:style-name="P44"><text:span text:style-name="T118">Project Context</text:span><text:span text:style-name="T2">: </text:span><text:span text:style-name="T3">Déploiement automatisé des Edge datacenter de l’opérateur SFR - </text:span><text:span text:style-name="T4">5G</text:span>.</text:p>
      <text:p text:style-name="P38"/>
      <text:p text:style-name="P45"><text:span text:style-name="T120">Tech</text:span><text:span text:style-name="T117"> stack</text:span><text:span text:style-name="T2">:</text:span> Ansible, Docker, Gitlab EE, Jenkins Pipelines, LVM, Cisco NSO, Cisco KUBAM for PXEless boot, SSH Bastions, Python.</text:p>
      <text:p text:style-name="P38"/>
      <text:p text:style-name="P38"><text:span text:style-name="T286">En tant que freelance chez</text:span> SFR, <text:span text:style-name="T286">je travaillais dans l’équipe </text:span>Cisco NSO (SDN). </text:p>
      <text:p text:style-name="P38"/>
      <text:p text:style-name="P140"><text:span text:style-name="T140">Duties and a</text:span><text:span text:style-name="T138">chievements</text:span><text:span text:style-name="T163">:</text:span></text:p>
      <text:list text:style-name="L9">
        <text:list-item>
          <text:p text:style-name="P179"><text:span text:style-name="T287">J’ai conçu et déployé un stack devops complet, pour que les déeloppeur NSO poussent sur git leur code python, et que celui-ci soit packagé, testé, et déployé sur les devices Cisco NSO. J’ai même été amené à automatiser un “build from source” de docker, en raison de contraintes de sécurité imposée chez SFR.</text:span></text:p>
        </text:list-item>
        <text:list-item>
          <text:p text:style-name="P221"><text:span text:style-name="T174">J’ai évnagélisé les concepts/bonnes pratiques de CI/CD auprès des devs python / NSO, avec une base Gitlab: ces dévelopeurs étaient des ingénieurs réseaux, mais sans expérience de développement.</text:span></text:p>
        </text:list-item>
        <text:list-item>
          <text:p text:style-name="P220"><text:span text:style-name="T174">J’ai conçu les git workflow, ai formé à l’adminsitration d’un service Gitlab EE en tant qu’infrastructure</text:span><text:span text:style-name="T172">: </text:span><text:span text:style-name="T174">les ingénieurs en charge de l’adminstration du service Gitlab étaient des ingénieurs de devéloppement sans expérience en matière de gestion d’infrastructure/Infra As Code</text:span><text:span text:style-name="T172">.</text:span></text:p>
        </text:list-item>
        <text:list-item>
          <text:p text:style-name="P222"><text:soft-page-break/><text:span text:style-name="T175">J’ai suivi une formation Cisco NSO pour l’automatisation en mode “bare metal provisioning” des clusters Cisco NSO, à Issy les Moulineaux, dans kes locaux Cisco.</text:span></text:p>
        </text:list-item>
        <text:list-item>
          <text:p text:style-name="P178"><text:span text:style-name="T288">J’ai travaillé avec une centaine d’ingénieurs appartenant à 3 équipes différentes</text:span>:</text:p>
          <text:list>
            <text:list-item>
              <text:p text:style-name="P180"><text:span text:style-name="T288">équipe</text:span> Infrastructure <text:span text:style-name="T288">pure </text:span>(<text:span text:style-name="T288">les “owners” de l’</text:span>OpenStack),</text:p>
            </text:list-item>
            <text:list-item>
              <text:p text:style-name="P178">software development teams,</text:p>
            </text:list-item>
            <text:list-item>
              <text:p text:style-name="P178">network engineers teams</text:p>
            </text:list-item>
          </text:list>
        </text:list-item>
      </text:list>
      <text:p text:style-name="P38"/>
      <text:p text:style-name="P97"/>
      <text:p text:style-name="P97"/>
      <text:h text:style-name="P146" text:outline-level="3"><text:span text:style-name="T125">&gt; Bosstek</text:span></text:h>
      <text:p text:style-name="P93"><text:span text:style-name="T90">Devops</text:span><text:span text:style-name="T59"> </text:span><text:span text:style-name="T90">Engineer</text:span></text:p>
      <text:p text:style-name="P90">04/2018<text:span text:style-name="T27"> </text:span>–<text:span text:style-name="T27"> </text:span>11/2018</text:p>
      <text:p text:style-name="P90"/>
      <text:p text:style-name="P34"/>
      <text:p text:style-name="P46"><text:span text:style-name="T118">Project Context</text:span><text:span text:style-name="T2">: </text:span>Infrastructure Management Consulting services. </text:p>
      <text:p text:style-name="P38"/>
      <text:p text:style-name="P47"><text:span text:style-name="T120">Tech</text:span><text:span text:style-name="T117"> stack</text:span><text:span text:style-name="T2">:</text:span> Terraform, Ansible, Jenkins Pipline, Docker (docker-compose) , NGINX, Gravitee.io (API Gateway), Keycloak, Kubernetes, ELK.</text:p>
      <text:p text:style-name="P38"/>
      <text:p text:style-name="P38"><text:span text:style-name="T289">Salarié chez</text:span> at Bosstek, <text:span text:style-name="T289">une société de consultant en gestion des infrastructures</text:span>, <text:span text:style-name="T289">où j’ai vécu ma première expérience dans un contexte où je ne travaillais qu’avec des experts de l’infra, de le “pure infra”.</text:span></text:p>
      <text:p text:style-name="P38"/>
      <text:p text:style-name="P203"><text:span text:style-name="T289">J’ai pris part à 3 projets, pour 3 clients différents de Bosstek. Cette expérience a été très enrichissante, j’y ai travaillé avec </text:span><text:span text:style-name="T290">certains</text:span><text:span text:style-name="T289"> ingénieurs n’ayant jamais fait de développement, <text:s/></text:span><text:span text:style-name="T291">avec </text:span><text:span text:style-name="T289">une longue expérience de gestio</text:span><text:span text:style-name="T290">n</text:span><text:span text:style-name="T289"> d’infrastructure “avec les anciennes méthodes”, </text:span><text:span text:style-name="T291">notamment sans</text:span><text:span text:style-name="T289"> “infra as code”. </text:span></text:p>
      <text:p text:style-name="P203"/>
      <text:p text:style-name="P141"><text:span text:style-name="T140">Duties and a</text:span><text:span text:style-name="T138">chievements</text:span><text:span text:style-name="T163">:</text:span></text:p>
      <text:list text:style-name="L10">
        <text:list-item>
          <text:p text:style-name="P224"><text:span text:style-name="T176">J’ai travaillé comme Cloud Engineer, au coeur des équipes projets infrastructure de très grosses sociétés: </text:span><text:a xlink:type="simple" xlink:href="https://www.soprasteria.com/fr" text:style-name="Internet_20_link" text:visited-style-name="Visited_20_Internet_20_Link"><text:span text:style-name="T190">SOPRA Steria</text:span></text:a><text:span text:style-name="T176">, </text:span><text:a xlink:type="simple" xlink:href="https://www.enedis.fr/" text:style-name="Internet_20_link" text:visited-style-name="Visited_20_Internet_20_Link"><text:span text:style-name="T190">ENEDIS</text:span></text:a><text:span text:style-name="T176">, et </text:span><text:a xlink:type="simple" xlink:href="https://www.carrefour.com/fr/news/googlegcp" text:style-name="Internet_20_link" text:visited-style-name="Visited_20_Internet_20_Link"><text:span text:style-name="T190">Carrrefour One Cloud</text:span></text:a></text:p>
        </text:list-item>
        <text:list-item>
          <text:p text:style-name="P181"><text:span text:style-name="T291">J’ai été Team leader d’une équipe chez </text:span>SOPRA STERIA, <text:span text:style-name="T291">où j’ai travaillé sous l’autorité de </text:span>David Maurange.</text:p>
        </text:list-item>
        <text:list-item>
          <text:p text:style-name="P181"><text:span text:style-name="T291">J’ai mené à bien 2 études internes </text:span><text:span text:style-name="T292">en tant que seul ayant une expérience Kubernetes</text:span>:</text:p>
          <text:list>
            <text:list-item>
              <text:p text:style-name="P182"><text:span text:style-name="T292">Un POC bonnes pratiques </text:span>Kubernetes Cluster Ingress Controller <text:span text:style-name="T292">en Production</text:span>.</text:p>
            </text:list-item>
            <text:list-item>
              <text:p text:style-name="P181"><text:span text:style-name="T292">Une proposition de solution pour un système de monitoringbasé sur </text:span>Rsyslog/Elastic Stack, (<text:span text:style-name="T292">pour des serveur d’autorités de certification</text:span>) : <text:span text:style-name="T292">Le but était que la société puisse être certifiée pour la délivrance de certificats SSL/TLS</text:span>.</text:p>
            </text:list-item>
          </text:list>
        </text:list-item>
        <text:list-item>
          <text:p text:style-name="P223"><text:span text:style-name="T177">Au sein du projet </text:span><text:span text:style-name="T172">Carrefour One Cloud (</text:span><text:span text:style-name="T177">Un</text:span><text:span text:style-name="T172"> projet </text:span><text:span text:style-name="T177">en </text:span><text:span text:style-name="T172">collaboration </text:span><text:span text:style-name="T177">avec</text:span><text:span text:style-name="T172"> Google), </text:span><text:span text:style-name="T177">J’ai découvert le concept de </text:span><text:span text:style-name="T172">Headless CMS, </text:span><text:span text:style-name="T177">avec</text:span><text:span text:style-name="T172"> </text:span><text:a xlink:type="simple" xlink:href="https://strapi.io/" text:style-name="Internet_20_link" text:visited-style-name="Visited_20_Internet_20_Link"><text:span text:style-name="T172">https://strapi.io</text:span></text:a><text:span text:style-name="T172"> , </text:span><text:span text:style-name="T177">et c’est aussi là que j’ai pour la première fois travaillé sur un déploiement en production de l’API Gateway </text:span><text:span text:style-name="T172">Gravitee.</text:span></text:p>
        </text:list-item>
      </text:list>
      <text:p text:style-name="P38"/>
      <text:p text:style-name="Text_20_body"/>
      <text:p text:style-name="P97"/>
      <text:p text:style-name="P101"/>
      <text:p text:style-name="P101"/>
      <text:p text:style-name="P101"/>
      <text:p text:style-name="P101"/>
      <text:h text:style-name="P16" text:outline-level="3"><text:span text:style-name="T125"/></text:h>
      <text:h text:style-name="P16" text:outline-level="3"><text:soft-page-break/><text:span text:style-name="T125">&gt; Vierling</text:span><text:span text:style-name="T149"> </text:span><text:span text:style-name="T125">Communication</text:span></text:h>
      <text:p text:style-name="P102"/>
      <text:p text:style-name="P91"><text:span text:style-name="T90">Java</text:span><text:span text:style-name="T33"> </text:span><text:span text:style-name="T90">Dev Engineer – </text:span><text:span text:style-name="T91">CI/CD SME</text:span></text:p>
      <text:p text:style-name="P90">02/2016<text:span text:style-name="T27"> </text:span>–<text:span text:style-name="T27"> </text:span>01/2018</text:p>
      <text:p text:style-name="P94"/>
      <text:p text:style-name="P48"><text:span text:style-name="T118">Project Context</text:span><text:span text:style-name="T2">: </text:span>R&amp;D <text:span text:style-name="T293">détection de pannes sur les lignes de fibre optiques dans des resaux à grande échelle</text:span> (OTDUs).</text:p>
      <text:p text:style-name="P38"/>
      <text:p text:style-name="P49"><text:span text:style-name="T120">Tech</text:span><text:span text:style-name="T117"> stack</text:span><text:span text:style-name="T2">:</text:span> </text:p>
      <text:list xml:id="list1159706955" text:style-name="L11">
        <text:list-item>
          <text:p text:style-name="P225"><text:span text:style-name="T142">Devops</text:span><text:span text:style-name="T163">:</text:span><text:span text:style-name="T172"> Ansible, PXE boot, PXE boot kickstart installations, Docker, Virtual Box, KVM, Free IPA Server, SSH / SCP/WinSCP, with a lot of bin/bashing.</text:span></text:p>
        </text:list-item>
        <text:list-item>
          <text:p text:style-name="P225"><text:span text:style-name="T142">CI </text:span><text:span text:style-name="T137">stack</text:span><text:span text:style-name="T163">:</text:span><text:span text:style-name="T172"> Gitlab, Artifactory, MAVEN3 Git, Eclipse JBoss Tools, Jenkins, Checkstyle, JMeter, JUnit, DbUnit, Jasmine + Karma, Wireshark &amp; wireshark dissectors</text:span></text:p>
        </text:list-item>
        <text:list-item>
          <text:p text:style-name="P225"><text:span text:style-name="T142">Dev </text:span><text:span text:style-name="T137">stack</text:span><text:span text:style-name="T163">:</text:span><text:span text:style-name="T172"> Java, JCA IronJacamar, JPA, Hibernate, WILDFLY, EJB3 Stateless &amp; MDBs', JAX-RS &amp; Resteasy, Apache Shiro, Leaflet, Angular, Linux Pluggable Authentication Mechanism, mariadb, postgresql/postgis, .Net Windows Service Application component, Visual Studio.</text:span></text:p>
        </text:list-item>
      </text:list>
      <text:p text:style-name="P38"/>
      <text:p text:style-name="P38"><text:span text:style-name="T294">Ingéneiur de Développement Java, chez </text:span>Vierling-Communication, <text:span text:style-name="T294">une société de</text:span> R&amp;D <text:span text:style-name="T294">du groupe</text:span> « Laudren », <text:span text:style-name="T294">il s’agissait de développer une solution de monitoring / détection de pannes sur des réseaux de fibre optique</text:span>.</text:p>
      <text:p text:style-name="P38"/>
      <text:p text:style-name="P204"><text:span text:style-name="T295">Ce fut une expérience très intéressante, dans la mesure où il ne s’agissait pas de détecter d’anomalies de logiiels, mais d’anomalie sur les gfibres optiques elles-même, et de géolocaiser ces anomalies, pour y envoyer des agents pour réparer la fibre. Aussi pour des câbles réseau cuivre.</text:span></text:p>
      <text:p text:style-name="P204"/>
      <text:p text:style-name="P205"><text:span text:style-name="T296">La solution était composée d’une </text:span><text:span text:style-name="T297">p</text:span><text:span text:style-name="T296">artie </text:span><text:span text:style-name="T298">logicielle</text:span><text:span text:style-name="T296">, et d’une partie hardware: OS de type Linux, java, et language C.</text:span></text:p>
      <text:p text:style-name="P38"/>
      <text:p text:style-name="P143"><text:span text:style-name="T140">Duties and a</text:span><text:span text:style-name="T138">chievements</text:span><text:span text:style-name="T163">:</text:span></text:p>
      <text:list text:style-name="L12">
        <text:list-item>
          <text:p text:style-name="P184"><text:span text:style-name="T298">J’ai travaillé sur la partie logicielle, le “cerveau” de la solution: un serveur tournant dans JBoss EAP, Java JEE et Composants JCA </text:span><text:span text:style-name="T299">(Java Connector Architecture)</text:span><text:span text:style-name="T298">. </text:span></text:p>
        </text:list-item>
        <text:list-item>
          <text:p text:style-name="P183"><text:span text:style-name="T300">J’ai introduit le bare metal provisioning</text:span>: <text:span text:style-name="T300">avec du </text:span>`PXE-` boot<text:span text:style-name="T300">ing, pour déployer le stack complet, ce afin de pouvoir automatiser et rendre reproductible les tests</text:span>. </text:p>
        </text:list-item>
        <text:list-item>
          <text:p text:style-name="P183"><text:span text:style-name="T301">J’ai introduit et covaincu de la nécessité des “</text:span>Acceptance Tests”.</text:p>
        </text:list-item>
        <text:list-item>
          <text:p text:style-name="P183"><text:span text:style-name="T302">J’ai développé un module d’authentification avec des </text:span>Jee Listeners , <text:span text:style-name="T302">et </text:span>Spring <text:span text:style-name="T302">pour la </text:span>modulari<text:span text:style-name="T302">s</text:span>ation.</text:p>
        </text:list-item>
        <text:list-item>
          <text:p text:style-name="P183"><text:span text:style-name="T303">J’ai introduit Docker pour déployer la solution</text:span>, <text:span text:style-name="T303">l’usage de Gitlab</text:span> Pipelines <text:span text:style-name="T303">avec un Gitlab que j’ai provisionné en privé dans nos serveurs</text:span>.</text:p>
        </text:list-item>
        <text:list-item>
          <text:p text:style-name="P233"><text:span text:style-name="T178">Pour la géolocalisation, j’ai introduit leaflet côté </text:span><text:span text:style-name="T172">Web UI </text:span></text:p>
        </text:list-item>
        <text:list-item>
          <text:p text:style-name="P233"><text:span text:style-name="T178">Cette expérience a été un momeent capital de ma carrière: j’y ai travaillé avec un “grand maître linux”, </text:span><text:span text:style-name="T172"><text:s/></text:span><text:span text:style-name="T189">Eric Lévenez</text:span><text:span text:style-name="T172">, </text:span><text:span text:style-name="T178">avec qui j’ai réellement appris ce qu’est un système d’exploitation</text:span><text:span text:style-name="T172">.</text:span></text:p>
        </text:list-item>
      </text:list>
      <text:p text:style-name="P38"/>
      <text:p text:style-name="P65"/>
      <text:p text:style-name="P65"/>
      <text:p text:style-name="P65"/>
      <text:p text:style-name="P65"/>
      <text:p text:style-name="P65"/>
      <text:p text:style-name="P65"/>
      <text:p text:style-name="P65"/>
      <text:p text:style-name="P65"/>
      <text:p text:style-name="P65"/>
      <text:p text:style-name="P65"/>
      <text:h text:style-name="P14" text:outline-level="3"><text:soft-page-break/><text:span text:style-name="T122">&gt; SPVC</text:span><text:span text:style-name="T134"> </text:span><text:span text:style-name="T122">Group</text:span></text:h>
      <text:p text:style-name="P91"><text:span text:style-name="T124"/></text:p>
      <text:p text:style-name="P91"><text:span text:style-name="T93">I</text:span><text:span text:style-name="T94">S</text:span><text:span text:style-name="T93"> </text:span><text:span text:style-name="T92">Architect</text:span><text:span text:style-name="T70">,</text:span><text:span text:style-name="T71"> </text:span><text:span text:style-name="T70">IT</text:span><text:span text:style-name="T71"> </text:span><text:span text:style-name="T70">department</text:span><text:span text:style-name="T73"> </text:span><text:span text:style-name="T70">founder</text:span></text:p>
      <text:p text:style-name="P90">06/2013<text:span text:style-name="T27"> </text:span>–<text:span text:style-name="T27"> </text:span>07/2015</text:p>
      <text:p text:style-name="P35"/>
      <text:p text:style-name="P53"><text:span text:style-name="T111">Project Context</text:span>: <text:span text:style-name="T304">Département IT d’une PME de l’industrie du bâtiment, </text:span><text:span text:style-name="T306">logiciel de gestion des tâches</text:span></text:p>
      <text:p text:style-name="P38"/>
      <text:p text:style-name="P54"><text:span text:style-name="T120">Tech</text:span><text:span text:style-name="T117"> stack</text:span><text:span text:style-name="T2">:</text:span> </text:p>
      <text:list xml:id="list61515153100924" text:continue-list="list1159706955" text:style-name="L11">
        <text:list-item>
          <text:p text:style-name="P226"><text:span text:style-name="T143">Operational</text:span><text:span text:style-name="T163">:</text:span><text:span text:style-name="T172"> Gantt charts, Specific Terms and Conditions documents in building industry (CCTP in French) / Response to tenders (« Réponses à appel d'offres » in French) / supply chain management on a constuction site.</text:span></text:p>
        </text:list-item>
        <text:list-item>
          <text:p text:style-name="P227"><text:span text:style-name="T142">Devops</text:span><text:span text:style-name="T163">:</text:span><text:span text:style-name="T172"> Chef.io, Virtual Box SOAP API, KVM Virtual Manager, GNU/Linux (CentOS/Ubuntu server)</text:span></text:p>
        </text:list-item>
        <text:list-item>
          <text:p text:style-name="P228"><text:span text:style-name="T142">CI </text:span><text:span text:style-name="T137">stack</text:span><text:span text:style-name="T163">:</text:span><text:span text:style-name="T172"> Artifactory, MAVEN3 (M2E), Git, Eclipse (eclipse bpmn modeler), Jenkins, Checkstyle, JMeter, JUnit, Mockito, DbUnit.</text:span></text:p>
        </text:list-item>
        <text:list-item>
          <text:p text:style-name="P229"><text:span text:style-name="T142">Dev </text:span><text:span text:style-name="T137">stack</text:span><text:span text:style-name="T163">:</text:span> <text:span text:style-name="T172">Spring, JPA, Activiti BPMN engine, petals ESB / JBI java standard, tomcat 7, JAX-WS/ SOAP/ WSDL, JAX-RS, Spring WS, JSF2, Prime Faces, jQuery v2.x.x, JavaMail, Apache James server, Mailets.</text:span></text:p>
        </text:list-item>
        <text:list-item>
          <text:p text:style-name="P229"><text:span text:style-name="T144">Misc.</text:span><text:span text:style-name="T163">:</text:span><text:span text:style-name="T172"> </text:span><text:span text:style-name="T189">FM 200</text:span><text:span text:style-name="T172"> Fire protection systems...?</text:span></text:p>
        </text:list-item>
      </text:list>
      <text:p text:style-name="P38"/>
      <text:p text:style-name="P38">SPVC <text:span text:style-name="T304">était une PME du bâtiment, </text:span><text:span text:style-name="T305">spécialisée dans les fluides</text:span>.</text:p>
      <text:p text:style-name="P38"/>
      <text:p text:style-name="P206">J’ai conçu le premier véritable système d’information de l’entreprise, et ai participé au développement de composants logiciels nécessaires à ce système d’information</text:p>
      <text:p text:style-name="P38"/>
      <text:p text:style-name="P207"><text:span text:style-name="T307">J’ai structuré cette petite DSI naissante, afin qu’elle soit en mesure de gérer un environnement de production. </text:span><text:span text:style-name="T308">JE qualifierai cette expérience comme la plus folle de ma carrière: je n’avais pas cnscience de ce dans quoi je m’engageais, en me lançant dans la construction d’une (même) petite DSI, en partant de zéro.</text:span></text:p>
      <text:p text:style-name="P38"/>
      <text:p text:style-name="P38"><text:span text:style-name="T309">C’est par exemple dans ce contexte, que j’ai p</text:span><text:span text:style-name="T310">o</text:span><text:span text:style-name="T309">ur la première fois “travaillé avec de la vraie infra”</text:span>.</text:p>
      <text:p text:style-name="P38"/>
      <text:p text:style-name="P144"><text:span text:style-name="T140">Duties and a</text:span><text:span text:style-name="T138">chievements</text:span><text:span text:style-name="T163">:</text:span></text:p>
      <text:list text:style-name="L13">
        <text:list-item>
          <text:p text:style-name="P185"><text:span text:style-name="T311">J’ai commencé par concevoir et implémenter un logiciel au départ assez basique, de gestion de tâches sur un chantier. Le but étant de normalizer des business process, en particulier pour simplifier la vie de la partie commerciale, et le suivi de projet</text:span>.</text:p>
        </text:list-item>
        <text:list-item>
          <text:p text:style-name="P185"><text:span text:style-name="T312">Je l’ai ensuite rendu plus mature pour la production, en y ajoutant un premier DRP</text:span>. <text:span text:style-name="T313">Les fonctionnalités était en relation avec le </text:span>project management <text:span text:style-name="T313">sur un chantier du bâtiment</text:span>: Gantt Charts, Tasks Management, reporting.</text:p>
        </text:list-item>
        <text:list-item>
          <text:p text:style-name="P185"><text:span text:style-name="T314">Une deuxièeme génération a donné un Système d’information de type </text:span>B.A.M. (Business Activity Monitoring) <text:span text:style-name="T315">utilisant</text:span> :</text:p>
          <text:list>
            <text:list-item>
              <text:p text:style-name="P185"><text:span text:style-name="T315">Le moteur BPMN </text:span>Act<text:span text:style-name="T315">i</text:span>viti </text:p>
            </text:list-item>
            <text:list-item>
              <text:p text:style-name="P186"><text:span text:style-name="T316">Un ESB</text:span> `JBI` <text:span text:style-name="T316">couplé au moteur BPMN, une</text:span> architecture SOA (<text:span text:style-name="T316">les exécution de </text:span><text:s/>`BPMN` <text:span text:style-name="T316">était invoquée à travers l’</text:span>ESB, <text:span text:style-name="T316">via </text:span>JAX-WS / JAX-RS).</text:p>
            </text:list-item>
            <text:list-item>
              <text:p text:style-name="P185">15 <text:span text:style-name="T317">utilisateur en Janvier </text:span>2014, <text:span text:style-name="T317">et jsuqu’à </text:span>30 <text:span text:style-name="T317">fin</text:span> 2014, <text:span text:style-name="T317">puis </text:span>40 <text:span text:style-name="T317">fin</text:span> 2015.</text:p>
            </text:list-item>
          </text:list>
        </text:list-item>
        <text:list-item>
          <text:p text:style-name="P234"><text:span text:style-name="T179">J’ai lentement construit une petit équipe, faite de </text:span><text:span text:style-name="T172"><text:s/>2 developers, </text:span><text:span text:style-name="T179">et de </text:span><text:span text:style-name="T172">2 / 3 ops engineers (system engin</text:span><text:span text:style-name="T179">e</text:span><text:span text:style-name="T172">er, security engineer, network engineer).</text:span></text:p>
        </text:list-item>
      </text:list>
      <text:h text:style-name="P130" text:outline-level="3"><text:span text:style-name="T146"/></text:h>
      <text:h text:style-name="P130" text:outline-level="3"><text:span text:style-name="T146"/></text:h>
      <text:h text:style-name="P130" text:outline-level="3"><text:span text:style-name="T146"/></text:h>
      <text:h text:style-name="P130" text:outline-level="3"><text:span text:style-name="T146"/></text:h>
      <text:h text:style-name="P130" text:outline-level="3"><text:soft-page-break/><text:span text:style-name="T146">Atermès</text:span><text:span text:style-name="T147"> </text:span><text:span text:style-name="T146">Group</text:span></text:h>
      <text:h text:style-name="P15" text:outline-level="3"><text:span text:style-name="T125"/></text:h>
      <text:p text:style-name="P85"><text:span text:style-name="T13">Java</text:span><text:span text:style-name="T46"> </text:span><text:span text:style-name="T13">Dev</text:span><text:span text:style-name="T75"> </text:span><text:span text:style-name="T13">Engineer</text:span></text:p>
      <text:p text:style-name="P90">02/2013<text:span text:style-name="T27"> </text:span>–<text:span text:style-name="T27"> </text:span>05/2013</text:p>
      <text:p text:style-name="P94"/>
      <text:p text:style-name="P62"><text:span text:style-name="T111">Project Context</text:span>: Atermès,<text:span text:style-name="T35"> </text:span>a<text:span text:style-name="T35"> </text:span>French<text:span text:style-name="T25"> </text:span>Company<text:span text:style-name="T25"> </text:span>affiliated<text:span text:style-name="T25"> </text:span>to<text:span text:style-name="T25"> </text:span>Thalès,<text:span text:style-name="T35"> </text:span>a<text:span text:style-name="T25"> </text:span>player<text:span text:style-name="T18"> </text:span>in<text:span text:style-name="T35"> </text:span>the<text:span text:style-name="T25"> </text:span>military<text:span text:style-name="T25"> </text:span>technologies<text:span text:style-name="T35"> </text:span>industry.</text:p>
      <text:p text:style-name="P35"/>
      <text:p text:style-name="P25">As Java Dev Engineer, I worked in the R&amp;D department, where i designed and implemented a set of<text:span text:style-name="T42"> </text:span>Java<text:span text:style-name="T60"> </text:span>JSE6<text:span text:style-name="T47"> </text:span>Swing<text:span text:style-name="T60"> </text:span>components,<text:span text:style-name="T47"> </text:span>using<text:span text:style-name="T60"> </text:span>the<text:span text:style-name="T47"> </text:span>Luciad<text:span text:style-name="T47"> </text:span>Lightspeed<text:span text:style-name="T47"> </text:span>framework<text:span text:style-name="T60"> </text:span>(a<text:span text:style-name="T60"> </text:span>GIS<text:span text:style-name="T60"> </text:span>Framework,<text:span text:style-name="T47"> </text:span>very<text:span text:style-name="T47"> </text:span>early<text:span text:style-name="T42"> </text:span>endowed<text:span text:style-name="T27"> </text:span>with<text:span text:style-name="T45"> </text:span>3D capabilities).</text:p>
      <text:p text:style-name="P25"/>
      <text:p text:style-name="P26">It<text:span text:style-name="T60"> </text:span>was<text:span text:style-name="T35"> </text:span>mainly<text:span text:style-name="T38"> </text:span>about<text:span text:style-name="T60"> </text:span>Terran<text:span text:style-name="T35"> </text:span>elevation<text:span text:style-name="T38"> </text:span>analysis,<text:span text:style-name="T47"> </text:span>hypsometry<text:span text:style-name="T47"> </text:span>in<text:span text:style-name="T47"> </text:span>GIS.<text:span text:style-name="T42"> </text:span>Military purpose<text:span text:style-name="T27"> </text:span>only.</text:p>
      <text:p text:style-name="P127"><text:span text:style-name="T8"/></text:p>
      <text:p text:style-name="P70"><text:span text:style-name="T153">Duties and a</text:span><text:span text:style-name="T154">chievements</text:span>:</text:p>
      <text:list xml:id="list3186925152" text:style-name="WWNum1">
        <text:list-item>
          <text:p text:style-name="P149">designed<text:span text:style-name="T35"> </text:span>and<text:span text:style-name="T25"> </text:span>implemented<text:span text:style-name="T25"> </text:span>a<text:span text:style-name="T25"> </text:span>set<text:span text:style-name="T25"> </text:span>of<text:span text:style-name="T35"> </text:span>Java<text:span text:style-name="T18"> </text:span>JSE6<text:span text:style-name="T25"> </text:span>Swing<text:span text:style-name="T25"> </text:span>components,<text:span text:style-name="T25"> </text:span>using<text:span text:style-name="T25"> </text:span>the<text:span text:style-name="T25"> </text:span>Luciad<text:span text:style-name="T18"> </text:span>Lightspeed<text:span text:style-name="T42"> </text:span>framework,<text:span text:style-name="T27"> </text:span>and<text:span text:style-name="T51"> </text:span>Luciad<text:span text:style-name="T27"> </text:span>Lightspeed<text:span text:style-name="T51"> </text:span>hypsometric<text:span text:style-name="T27"> </text:span>"IndexColorModels".</text:p>
        </text:list-item>
        <text:list-item>
          <text:p text:style-name="P150">I<text:span text:style-name="T25"> </text:span>pushed<text:span text:style-name="T18"> </text:span>in<text:span text:style-name="T25"> </text:span>Junit<text:span text:style-name="T35"> </text:span>tesyting,<text:span text:style-name="T18"> </text:span>the<text:span text:style-name="T35"> </text:span>guys<text:span text:style-name="T25"> </text:span>were<text:span text:style-name="T18"> </text:span>manily<text:span text:style-name="T18"> </text:span>working<text:span text:style-name="T25"> </text:span>over<text:span text:style-name="T25"> </text:span>there<text:span text:style-name="T35"> </text:span>with<text:span text:style-name="T18"> </text:span>the<text:span text:style-name="T18"> </text:span>well<text:span text:style-name="T25"> </text:span>know<text:span text:style-name="T25"> </text:span>Qt<text:span text:style-name="T35"> </text:span>C++<text:span text:style-name="T42"> </text:span>UI<text:span text:style-name="T27"> </text:span>framework.</text:p>
        </text:list-item>
        <text:list-item>
          <text:p text:style-name="P154">I<text:span text:style-name="T49"> </text:span>learned<text:span text:style-name="T54"> </text:span>for<text:span text:style-name="T63"> </text:span>the<text:span text:style-name="T54"> </text:span>first<text:span text:style-name="T49"> </text:span>time,<text:span text:style-name="T54"> </text:span>and<text:span text:style-name="T49"> </text:span>a<text:span text:style-name="T49"> </text:span>lot<text:span text:style-name="T63"> </text:span>about<text:span text:style-name="T49"> </text:span>GIS<text:span text:style-name="T63"> </text:span>systems:</text:p>
          <text:list>
            <text:list-item>
              <text:p text:style-name="P155">that’s<text:span text:style-name="T35"> </text:span>after<text:span text:style-name="T25"> </text:span>that<text:span text:style-name="T25"> </text:span>pro<text:span text:style-name="T35"> </text:span>experience,<text:span text:style-name="T25"> </text:span>that<text:span text:style-name="T25"> </text:span>I<text:span text:style-name="T35"> </text:span>got<text:span text:style-name="T38"> </text:span>interested<text:span text:style-name="T25"> </text:span>into<text:span text:style-name="T35"> </text:span>OpenStreetMap,<text:span text:style-name="T25"> </text:span>Leaflet,<text:span text:style-name="T25"> </text:span>etc.</text:p>
            </text:list-item>
            <text:list-item>
              <text:p text:style-name="P160"><text:span text:style-name="T172">Fundamental knowledge: </text:span><text:bookmark text:name="tw-target-text"/><text:span text:style-name="T172">geoid, reference ellipsoid, reference system, projections, reference point, datum, reference ellipsoid, reference system, projections, reference point, datum, tiles </text:span><text:span text:style-name="T173">server,</text:span><text:span text:style-name="T184"> </text:span><text:span text:style-name="T172">"line-of-sights",</text:span><text:span text:style-name="T184"> </text:span><text:span text:style-name="T172">etc.…</text:span></text:p>
            </text:list-item>
          </text:list>
        </text:list-item>
      </text:list>
      <text:p text:style-name="P55"><text:span text:style-name="T120">Tech</text:span><text:span text:style-name="T117"> stack</text:span><text:span text:style-name="T2">:</text:span> </text:p>
      <text:list text:continue-list="list61515153100924" text:style-name="L11">
        <text:list-item>
          <text:p text:style-name="P230"><text:span text:style-name="T143">O</text:span><text:span text:style-name="T145">S</text:span><text:span text:style-name="T163">:</text:span><text:span text:style-name="T172"> </text:span><text:span text:style-name="T184"><text:s/></text:span><text:span text:style-name="T172">Windows,</text:span><text:span text:style-name="T181"> </text:span><text:span text:style-name="T182">on</text:span><text:span text:style-name="T181"> </text:span><text:span text:style-name="T172">Dell</text:span><text:span text:style-name="T180"> </text:span><text:span text:style-name="T172">Alienware.</text:span></text:p>
        </text:list-item>
        <text:list-item>
          <text:p text:style-name="P230"><text:span text:style-name="T142">Devops</text:span><text:span text:style-name="T163">:</text:span><text:span text:style-name="T172"> Chef.io, Virtual Box SOAP API, KVM Virtual Manager, GNU/Linux (CentOS/Ubuntu server)</text:span></text:p>
        </text:list-item>
        <text:list-item>
          <text:p text:style-name="P231"><text:span text:style-name="T142">CI </text:span><text:span text:style-name="T137">stack</text:span><text:span text:style-name="T163">:</text:span><text:span text:style-name="T172"> Maven</text:span><text:span text:style-name="T185"> </text:span><text:span text:style-name="T172">+</text:span><text:span text:style-name="T186"> </text:span><text:span text:style-name="T172">Junit.</text:span></text:p>
        </text:list-item>
        <text:list-item>
          <text:p text:style-name="P231"><text:span text:style-name="T142">Dev </text:span><text:span text:style-name="T137">stack</text:span><text:span text:style-name="T163">:</text:span> <text:span text:style-name="T172">Swing</text:span><text:span text:style-name="T187"> </text:span><text:span text:style-name="T172">JSE6,</text:span><text:span text:style-name="T188"> </text:span><text:span text:style-name="T172">JAXB,</text:span><text:span text:style-name="T187"> </text:span><text:span text:style-name="T172">Luciad</text:span><text:span text:style-name="T188"> </text:span><text:span text:style-name="T172">Lightspeed,</text:span><text:span text:style-name="T187"> </text:span><text:span text:style-name="T172">MVC2</text:span><text:span text:style-name="T188"> </text:span><text:span text:style-name="T172">design</text:span><text:span text:style-name="T187"> </text:span><text:span text:style-name="T172">pattern.</text:span></text:p>
        </text:list-item>
        <text:list-item>
          <text:p text:style-name="P231"><text:span text:style-name="T119">Misc.</text:span><text:span text:style-name="T2">:</text:span><text:span text:style-name="T172"> a</text:span><text:span text:style-name="T187"> </text:span><text:span text:style-name="T172">bit</text:span><text:span text:style-name="T181"> </text:span><text:span text:style-name="T172">of</text:span><text:span text:style-name="T183"> </text:span><text:span text:style-name="T172">differential</text:span><text:span text:style-name="T188"> </text:span><text:span text:style-name="T172">geometry</text:span><text:span text:style-name="T183"> </text:span><text:span text:style-name="T172">of</text:span><text:span text:style-name="T183"> </text:span><text:span text:style-name="T172">finite</text:span><text:span text:style-name="T187"> </text:span><text:span text:style-name="T172">dimensional</text:span><text:span text:style-name="T181"> </text:span><text:span text:style-name="T172">manifolds.</text:span></text:p>
        </text:list-item>
      </text:list>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240"/>
      <text:h text:style-name="P16" text:outline-level="3"><text:soft-page-break/><text:span text:style-name="T133">&gt; Michael</text:span><text:span text:style-name="T135"> </text:span><text:span text:style-name="T133">Page</text:span><text:span text:style-name="T135"> </text:span><text:span text:style-name="T125">International</text:span></text:h>
      <text:h text:style-name="P16" text:outline-level="3"><text:span text:style-name="T125"/></text:h>
      <text:p text:style-name="P92"><text:span text:style-name="T90">Dev</text:span><text:span text:style-name="T55"> </text:span><text:span text:style-name="T90">Engineer</text:span><text:span text:style-name="T64"> </text:span></text:p>
      <text:p text:style-name="P90">01/2012<text:span text:style-name="T27"> </text:span>–<text:span text:style-name="T27"> </text:span>1<text:span text:style-name="T230">2</text:span>/2012</text:p>
      <text:p text:style-name="P98"/>
      <text:p text:style-name="P56"><text:span text:style-name="T111">Project Context</text:span>: <text:span text:style-name="T318">DSI Michael Page</text:span>.</text:p>
      <text:p text:style-name="P38"/>
      <text:p text:style-name="P142"><text:span text:style-name="T139">Tech</text:span><text:span text:style-name="T137"> stack</text:span><text:span text:style-name="T163">:</text:span><text:span text:style-name="T172"> </text:span></text:p>
      <text:list xml:id="list61515631514340" text:continue-numbering="true" text:style-name="L11">
        <text:list-item>
          <text:p text:style-name="P232"><text:span text:style-name="T142">CI </text:span><text:span text:style-name="T137">stack</text:span><text:span text:style-name="T163">:</text:span><text:span text:style-name="T172"> Maven, Tortoise SVN, JIRA, Jenkins, Nexus Sonatype.</text:span></text:p>
        </text:list-item>
        <text:list-item>
          <text:p text:style-name="P232"><text:span text:style-name="T142">Dev </text:span><text:span text:style-name="T137">stack</text:span><text:span text:style-name="T163">:</text:span> <text:span text:style-name="T172">Tomcat 6, WebLogic 9, struts 1, Taglibs, Spring, hibernate, JUnit, JMX, JAXP, Log4J, Fractal Julia, Javamail.</text:span></text:p>
        </text:list-item>
      </text:list>
      <text:p text:style-name="P38"/>
      <text:p text:style-name="P38"><text:span text:style-name="T319">AU coeur de la DSI Monde </text:span>Michael Page, <text:span text:style-name="T319">zone </text:span>EMEA, <text:span text:style-name="T319">j’ai pris part à la refonte complète du Système d’information avec </text:span>10 à 15 <text:span text:style-name="T319">autres </text:span>Java Dev Engineers, 2/3 IT Architects, <text:span text:style-name="T319">un </text:span>QA <text:span text:style-name="T319">et </text:span>10 Business Analysts.</text:p>
      <text:p text:style-name="P38"/>
      <text:p text:style-name="P38"/>
      <text:p text:style-name="P38"><text:span text:style-name="T320">J’étais dédié à la partie </text:span>« backend » <text:span text:style-name="T320">des composants relatifs à la gestion de lévaluation des candidats (ceux qui veinnent faire un entretien de </text:span><text:span text:style-name="T322">r</text:span><text:span text:style-name="T320">ecrutement chez Michael Page</text:span>. <text:span text:style-name="T321">Ce fut ma première expérience dans une DSI de grande taille.</text:span></text:p>
      <text:p text:style-name="P38"/>
      <text:p text:style-name="P57"><text:span text:style-name="T112">Duties and a</text:span><text:span text:style-name="T113">chievements</text:span><text:span text:style-name="T160">:</text:span></text:p>
      <text:list text:style-name="L14">
        <text:list-item>
          <text:p text:style-name="P187"><text:span text:style-name="T323">En</text:span> collaboration <text:span text:style-name="T323">avec les </text:span>Architect<text:span text:style-name="T323">e</text:span>s, and Business Analysts, <text:span text:style-name="T323">j’ai concçu et imlémenté plsuieurs composants impliqués dans le </text:span>"candidate assessment". <text:span text:style-name="T323">Je suis devenu </text:span>SME <text:span text:style-name="T323">pour le fonctionnel “</text:span>Candidate Assessment”.</text:p>
        </text:list-item>
        <text:list-item>
          <text:p text:style-name="P187"><text:span text:style-name="T324">Dev </text:span>Java <text:span text:style-name="T324">classqiue</text:span>, <text:span text:style-name="T324">avec </text:span>CI, Maven, JUnit, on premise Nexus Sonatype repo. </text:p>
        </text:list-item>
        <text:list-item>
          <text:p text:style-name="P187"><text:span text:style-name="T324">J’ai eu l’occasion de prendre part à uen opération de sécurité suit eà une atttaque subie par le groupe un souvenir mémorable de week-end pizza passé au bureau</text:span></text:p>
        </text:list-item>
        <text:list-item>
          <text:p text:style-name="P187"><text:span text:style-name="T324">J’ai commencé à être impliqué dans des tâches de </text:span>CI/CD <text:span text:style-name="T324">avec l’infrastructure qui va avec (un serveur Jenkins</text:span>.</text:p>
        </text:list-item>
      </text:list>
      <text:p text:style-name="P38"/>
      <text:p text:style-name="P65"/>
      <text:p text:style-name="P97"/>
      <text:p text:style-name="P97"/>
      <text:p text:style-name="P97"/>
      <text:p text:style-name="P72"><text:span text:style-name="T76">{</text:span><text:span text:style-name="T77"> </text:span><text:span text:style-name="T76">2011</text:span><text:span text:style-name="T78">:</text:span><text:span text:style-name="T79"> </text:span><text:span text:style-name="T76">I</text:span><text:span text:style-name="T79"> </text:span><text:span text:style-name="T76">spent</text:span><text:span text:style-name="T80"> </text:span><text:span text:style-name="T76">one</text:span><text:span text:style-name="T81"> </text:span><text:span text:style-name="T76">year</text:span><text:span text:style-name="T79"> </text:span><text:span text:style-name="T76">in</text:span><text:span text:style-name="T79"> </text:span><text:span text:style-name="T76">a</text:span><text:span text:style-name="T77"> </text:span><text:span text:style-name="T76">French</text:span><text:span text:style-name="T81"> </text:span><text:span text:style-name="T76">IT</text:span><text:span text:style-name="T79"> </text:span><text:span text:style-name="T76">school</text:span><text:span text:style-name="T79"> </text:span><text:span text:style-name="T76">named</text:span><text:span text:style-name="T79"> </text:span><text:span text:style-name="T76">«</text:span><text:span text:style-name="T82"> </text:span><text:span text:style-name="T76">AFCEPF</text:span><text:span text:style-name="T83"> </text:span><text:span text:style-name="T76">»</text:span><text:span text:style-name="T77"> </text:span><text:span text:style-name="T76">to</text:span><text:span text:style-name="T79"> </text:span><text:span text:style-name="T76">get</text:span><text:span text:style-name="T79"> </text:span><text:span text:style-name="T76">a</text:span><text:span text:style-name="T79"> </text:span><text:span text:style-name="T76">Software</text:span><text:span text:style-name="T77"> </text:span><text:span text:style-name="T76">Architect</text:span><text:span text:style-name="T80"> </text:span><text:span text:style-name="T76">degree}</text:span></text:p>
      <text:p text:style-name="P71"/>
      <text:p text:style-name="P103"/>
      <text:p text:style-name="P103"/>
      <text:p text:style-name="P103"/>
      <text:p text:style-name="P103"/>
      <text:p text:style-name="P103"/>
      <text:p text:style-name="P103"/>
      <text:p text:style-name="P103"/>
      <text:p text:style-name="P103"><text:soft-page-break/></text:p>
      <text:p text:style-name="P103"/>
      <text:h text:style-name="P16" text:outline-level="3"><text:span text:style-name="T125">&gt; Sanofi</text:span><text:span text:style-name="T136"> </text:span><text:span text:style-name="T125">Aventis</text:span></text:h>
      <text:h text:style-name="P16" text:outline-level="3"><text:span text:style-name="T125"/></text:h>
      <text:p text:style-name="P85"><text:span text:style-name="T13">Java</text:span><text:span text:style-name="T84"> </text:span><text:span text:style-name="T13">Engineer</text:span></text:p>
      <text:p text:style-name="P90">02/2010<text:span text:style-name="T27"> </text:span>–<text:span text:style-name="T27"> </text:span>12/2010</text:p>
      <text:p text:style-name="P35"/>
      <text:p text:style-name="P58"><text:span text:style-name="T111">Project Context</text:span>: <text:s/>At Sanofi Aventis, R&amp;D, Genetics <text:span text:style-name="T231">Data Analysis</text:span></text:p>
      <text:p text:style-name="P58"/>
      <text:p text:style-name="P50"><text:span text:style-name="T114">Tech</text:span><text:span text:style-name="T110"> stack</text:span>: </text:p>
      <text:list xml:id="list61514769229639" text:continue-list="list61515631514340" text:style-name="L11">
        <text:list-item>
          <text:p text:style-name="P188"><text:span text:style-name="T115">CI </text:span><text:span text:style-name="T110">stack</text:span>: Subversion,<text:span text:style-name="T74"> </text:span>Tortoise<text:span text:style-name="T45"> </text:span>SVN.</text:p>
        </text:list-item>
        <text:list-item>
          <text:p text:style-name="P188"><text:span text:style-name="T115">Dev </text:span><text:span text:style-name="T116">stack</text:span><text:span text:style-name="T231">: Java</text:span><text:span text:style-name="T66"> </text:span><text:span text:style-name="T231">EE</text:span><text:span text:style-name="T24"> </text:span><text:span text:style-name="T231">Servlet</text:span><text:span text:style-name="T24"> </text:span><text:span text:style-name="T231">Containers,</text:span><text:span text:style-name="T24"> </text:span><text:span text:style-name="T231">Struts</text:span><text:span text:style-name="T50"> </text:span><text:span text:style-name="T231">2,</text:span><text:span text:style-name="T50"> </text:span><text:span text:style-name="T231">Taglibs,</text:span><text:span text:style-name="T50"> </text:span><text:span text:style-name="T231">Tomcat,</text:span><text:span text:style-name="T50"> </text:span><text:span text:style-name="T231">Spring,</text:span><text:span text:style-name="T50"> </text:span><text:span text:style-name="T231">Hibernate,</text:span><text:span text:style-name="T50"> </text:span><text:span text:style-name="T231">Junit.</text:span></text:p>
          <text:p text:style-name="P188"/>
        </text:list-item>
      </text:list>
      <text:p text:style-name="P28">I was hired as contractor At Sanofi Aventis, R&amp;D, in order to design and develop a software able to<text:span text:style-name="T45"> </text:span>collect,<text:span text:style-name="T18"> </text:span>and<text:span text:style-name="T49"> </text:span>bring<text:span text:style-name="T49"> </text:span>up<text:span text:style-name="T49"> </text:span>analytics<text:span text:style-name="T18"> </text:span>in<text:span text:style-name="T49"> </text:span>form<text:span text:style-name="T49"> </text:span>of<text:span text:style-name="T49"> </text:span>Analitycs<text:span text:style-name="T49"> </text:span>Dashboard,<text:span text:style-name="T18"> </text:span>in<text:span text:style-name="T63"> </text:span>the<text:span text:style-name="T18"> </text:span>field<text:span text:style-name="T49"> </text:span>of<text:span text:style-name="T18"> </text:span>Genetics<text:span text:style-name="T74">:</text:span><text:span text:style-name="T18"> </text:span>The<text:span text:style-name="T18"> </text:span>researchers<text:span text:style-name="T42"> </text:span>had<text:span text:style-name="T27"> </text:span>in mind<text:span text:style-name="T27"> </text:span>to try and use<text:span text:style-name="T45"> </text:span>Data<text:span text:style-name="T27"> </text:span>mining techniques.</text:p>
      <text:p text:style-name="P66"/>
      <text:p text:style-name="P32">The<text:span text:style-name="T49"> </text:span>main<text:span text:style-name="T63"> </text:span>requirements<text:span text:style-name="T54"> </text:span>were<text:span text:style-name="T51">:</text:span></text:p>
      <text:list text:continue-list="list3186925152" text:style-name="WWNum1">
        <text:list-item>
          <text:p text:style-name="P151">The software modulari<text:span text:style-name="T219">zation</text:span>: It should be easy to add more analysis modules, such as within a<text:span text:style-name="T45"> </text:span>plugin<text:span text:style-name="T18"> </text:span>model:<text:span text:style-name="T18"> </text:span>The<text:span text:style-name="T18"> </text:span>researchers<text:span text:style-name="T49"> </text:span>wanted<text:span text:style-name="T63"> </text:span>the ability<text:span text:style-name="T49"> </text:span>to<text:span text:style-name="T49"> </text:span>add<text:span text:style-name="T49"> </text:span>custom<text:span text:style-name="T18"> </text:span>analysis<text:span text:style-name="T49"> </text:span>modules<text:span text:style-name="T18"> </text:span>on<text:span text:style-name="T49"> </text:span>demand.</text:p>
        </text:list-item>
        <text:list-item>
          <text:p text:style-name="P153">Moreover,<text:span text:style-name="T60"> </text:span>the<text:span text:style-name="T47"> </text:span>plugins<text:span text:style-name="T60"> </text:span>must<text:span text:style-name="T67"> </text:span>not<text:span text:style-name="T60"> </text:span>require<text:span text:style-name="T67"> </text:span>any<text:span text:style-name="T67"> </text:span>change<text:span text:style-name="T67"> </text:span>for<text:span text:style-name="T60"> </text:span>deployment,<text:span text:style-name="T60"> </text:span>except<text:span text:style-name="T60"> </text:span>editing<text:span text:style-name="T47"> </text:span>a<text:span text:style-name="T42"> </text:span>configuration<text:span text:style-name="T27"> </text:span>file, and<text:span text:style-name="T27"> </text:span>a<text:span text:style-name="T45"> </text:span>restart.</text:p>
        </text:list-item>
      </text:list>
      <text:p text:style-name="P36"/>
      <text:p text:style-name="P59"><text:span text:style-name="T112">Duties and a</text:span><text:span text:style-name="T113">chievements</text:span><text:span text:style-name="T160">:</text:span></text:p>
      <text:list text:continue-numbering="true" text:style-name="WWNum1">
        <text:list-item>
          <text:p text:style-name="P157"><text:span text:style-name="T217">Java </text:span><text:span text:style-name="T216">Development</text:span>,<text:span text:style-name="T72"> </text:span>UML<text:span text:style-name="T57"> </text:span>analysis,</text:p>
        </text:list-item>
        <text:list-item>
          <text:p text:style-name="P156">MVC2<text:span text:style-name="T18"> </text:span>Architecture<text:span text:style-name="T25"> </text:span>model,<text:span text:style-name="T49"> </text:span>struts<text:span text:style-name="T18"> </text:span>2,<text:span text:style-name="T49"> </text:span>Spring,<text:span text:style-name="T18"> </text:span>Hibernate<text:span text:style-name="T49"> </text:span>based<text:span text:style-name="T18"> </text:span>implementation</text:p>
        </text:list-item>
        <text:list-item>
          <text:p text:style-name="P152">Configuration<text:span text:style-name="T47"> </text:span>and<text:span text:style-name="T47"> </text:span>Set<text:span text:style-name="T47"> </text:span>up<text:span text:style-name="T218"> </text:span>of<text:span text:style-name="T47"> </text:span>Development<text:span text:style-name="T47"> </text:span>environments:<text:span text:style-name="T47"> </text:span>Eclipse<text:span text:style-name="T38"> </text:span>,<text:span text:style-name="T47"> </text:span>Maven,<text:span text:style-name="T38"> </text:span>Nexus,<text:span text:style-name="T47"> </text:span>SVN<text:span text:style-name="T42"> </text:span>Subversion<text:span text:style-name="T27"> </text:span>et<text:span text:style-name="T27"> </text:span>ses plugins<text:span text:style-name="T27"> </text:span>eclipse/tortoise.</text:p>
        </text:list-item>
        <text:list-item>
          <text:p text:style-name="P158">I conducted workshops to train 2 researchers for java development in that framework: they<text:span text:style-name="T45"> </text:span>wanted<text:span text:style-name="T38"> </text:span>to<text:span text:style-name="T35"> </text:span>develop<text:span text:style-name="T38"> </text:span>themselves<text:span text:style-name="T35"> </text:span>the<text:span text:style-name="T25"> </text:span>future<text:span text:style-name="T35"> </text:span>analysis<text:span text:style-name="T35"> </text:span>models,<text:span text:style-name="T35"> </text:span>with<text:span text:style-name="T35"> </text:span>the<text:span text:style-name="T25"> </text:span>help<text:span text:style-name="T35"> </text:span>of<text:span text:style-name="T35"> </text:span>other<text:span text:style-name="T38"> </text:span>contractyoirs<text:span text:style-name="T42"> </text:span>when needed.</text:p>
        </text:list-item>
        <text:list-item>
          <text:p text:style-name="P159"><text:span text:style-name="T214">I</text:span><text:span text:style-name="T65"> </text:span><text:span text:style-name="T214">learned</text:span><text:span text:style-name="T53"> </text:span><text:span text:style-name="T214">a</text:span><text:span text:style-name="T65"> </text:span><text:span text:style-name="T214">bit</text:span><text:span text:style-name="T56"> </text:span><text:span text:style-name="T214">about</text:span><text:span text:style-name="T65"> </text:span><text:span text:style-name="T214">what</text:span><text:span text:style-name="T65"> </text:span><text:span text:style-name="T214">epi-genetics</text:span><text:span text:style-name="T56"> </text:span><text:span text:style-name="T214">is</text:span></text:p>
        </text:list-item>
      </text:list>
      <text:p text:style-name="P104"/>
      <text:p text:style-name="P104"/>
      <text:p text:style-name="P104"/>
      <text:p text:style-name="P104"/>
      <text:p text:style-name="P104"/>
      <text:p text:style-name="P104"/>
      <text:p text:style-name="P104"/>
      <text:p text:style-name="P104"/>
      <text:p text:style-name="P104"/>
      <text:p text:style-name="P104"/>
      <text:p text:style-name="P104"><text:soft-page-break/></text:p>
      <text:h text:style-name="P17" text:outline-level="3"><text:span text:style-name="T122">&gt; </text:span><text:span text:style-name="T123">C</text:span><text:span text:style-name="T122">PAM</text:span></text:h>
      <text:h text:style-name="P17" text:outline-level="3"><text:span text:style-name="T122"/></text:h>
      <text:p text:style-name="P85"><text:span text:style-name="T52">Java</text:span><text:span text:style-name="T68"> </text:span><text:span text:style-name="T29">Engine</text:span><text:span text:style-name="T30">e</text:span><text:span text:style-name="T29">r </text:span><text:span text:style-name="T30">SME</text:span></text:p>
      <text:p text:style-name="P90">03/2009<text:span text:style-name="T27"> </text:span>–<text:span text:style-name="T27"> </text:span>11/2009</text:p>
      <text:p text:style-name="P35"/>
      <text:p text:style-name="P60"><text:span text:style-name="T111">Project Context</text:span>: <text:s/><text:span text:style-name="T232">Task management software in Java</text:span></text:p>
      <text:p text:style-name="P60"/>
      <text:p text:style-name="P60"><text:span text:style-name="T114">Tech</text:span><text:span text:style-name="T110"> stack</text:span>: </text:p>
      <text:list xml:id="list61515012841769" text:continue-list="list61514769229639" text:style-name="L11">
        <text:list-item>
          <text:p text:style-name="P189"><text:span text:style-name="T115">CI </text:span><text:span text:style-name="T110">stack</text:span>: Tortoise<text:span text:style-name="T74"> </text:span>SVN,<text:span text:style-name="T157"> </text:span>Junit,<text:span text:style-name="T215"> </text:span>Ant.</text:p>
        </text:list-item>
        <text:list-item>
          <text:p text:style-name="P190"><text:span text:style-name="T115">Dev </text:span><text:span text:style-name="T116">stack</text:span><text:span text:style-name="T231">: Java</text:span><text:span text:style-name="T26"> </text:span><text:span text:style-name="T231">Swing,</text:span><text:span text:style-name="T37"> </text:span><text:span text:style-name="T231">Spring</text:span><text:span text:style-name="T26"> </text:span><text:span text:style-name="T231">JUnit,</text:span><text:span text:style-name="T37"> </text:span><text:span text:style-name="T231">Tom,</text:span><text:span text:style-name="T26"> </text:span><text:span text:style-name="T231">Axis</text:span><text:span text:style-name="T37"> </text:span><text:span text:style-name="T231">2,Tomcat,</text:span><text:span text:style-name="T26"> </text:span><text:span text:style-name="T231">Spring,</text:span><text:span text:style-name="T40"> </text:span><text:span text:style-name="T231">Hibernate,</text:span><text:span text:style-name="T37"> </text:span><text:span text:style-name="T231">Junit,</text:span><text:span text:style-name="T37"> </text:span><text:span text:style-name="T231">Netbeans,</text:span><text:span text:style-name="T43"> </text:span><text:span text:style-name="T231">Ant</text:span></text:p>
        </text:list-item>
      </text:list>
      <text:p text:style-name="P60"/>
      <text:p text:style-name="P30">The<text:span text:style-name="T35"> </text:span>“CPAM”,<text:span text:style-name="T25"> </text:span>is<text:span text:style-name="T18"> </text:span>somehow<text:span text:style-name="T25"> </text:span>the<text:span text:style-name="T18"> </text:span>equivalent<text:span text:style-name="T25"> </text:span>of<text:span text:style-name="T25"> </text:span>NIH<text:span text:style-name="T18"> </text:span>in<text:span text:style-name="T25"> </text:span>the<text:span text:style-name="T18"> </text:span>USA.<text:span text:style-name="T18"> </text:span>I<text:span text:style-name="T25"> </text:span>was<text:span text:style-name="T25"> </text:span>hired<text:span text:style-name="T18"> </text:span>as<text:span text:style-name="T25"> </text:span>a<text:span text:style-name="T18"> </text:span><text:span text:style-name="T23">contractor, </text:span>Java<text:span text:style-name="T49"> </text:span>technology<text:span text:style-name="T25"> </text:span>SME,<text:span text:style-name="T18"> </text:span>in<text:span text:style-name="T42"> </text:span>a<text:span text:style-name="T63"> </text:span>team<text:span text:style-name="T54"> </text:span>which<text:span text:style-name="T51"> </text:span>was<text:span text:style-name="T54"> </text:span>developing<text:span text:style-name="T51"> </text:span>a<text:span text:style-name="T63"> </text:span>task<text:span text:style-name="T54"> </text:span>management<text:span text:style-name="T54"> </text:span>and<text:span text:style-name="T54"> </text:span>employee<text:span text:style-name="T63"> </text:span>assessment<text:span text:style-name="T54"> </text:span>software.</text:p>
      <text:p text:style-name="P67"/>
      <text:p text:style-name="P31">That<text:span text:style-name="T35"> </text:span>software<text:span text:style-name="T35"> </text:span>was<text:span text:style-name="T25"> </text:span>made<text:span text:style-name="T18"> </text:span>with<text:span text:style-name="T18"> </text:span>Java<text:span text:style-name="T49"> </text:span>Swing,<text:span text:style-name="T25"> </text:span>and<text:span text:style-name="T18"> </text:span>called<text:span text:style-name="T18"> </text:span>a<text:span text:style-name="T35"> </text:span>server<text:span text:style-name="T25"> </text:span>using<text:span text:style-name="T85"> </text:span>soap<text:span text:style-name="T25"> </text:span>webservices<text:span text:style-name="T25"> </text:span>(tomcat<text:span text:style-name="T25"> </text:span>axis2),<text:span text:style-name="T42"> </text:span>and<text:span text:style-name="T27"> </text:span>SQL<text:span text:style-name="T27"> </text:span>Server Database<text:span text:style-name="T51"> </text:span>behind<text:span text:style-name="T45"> </text:span>the<text:span text:style-name="T27"> </text:span>scene.</text:p>
      <text:p text:style-name="P67"/>
      <text:p text:style-name="P63">All<text:span text:style-name="T47"> </text:span>classical<text:span text:style-name="T47"> </text:span>public<text:span text:style-name="T38"> </text:span>administration<text:span text:style-name="T38"> </text:span>needs,<text:span text:style-name="T35"> </text:span>nothing<text:span text:style-name="T38"> </text:span>fancy.</text:p>
      <text:p text:style-name="P64"/>
      <text:p text:style-name="P61"><text:span text:style-name="T112">Duties and a</text:span><text:span text:style-name="T113">chievements</text:span><text:span text:style-name="T160">:</text:span></text:p>
      <text:list text:style-name="L15">
        <text:list-item>
          <text:p text:style-name="P193">Training the Devs to Java Swing, <text:span text:style-name="T234">Spring, Hibernate</text:span> <text:span text:style-name="T233">Framework</text:span><text:span text:style-name="T234">s</text:span></text:p>
        </text:list-item>
        <text:list-item>
          <text:p text:style-name="P193">UML / Use Cases based analysis</text:p>
        </text:list-item>
        <text:list-item>
          <text:p text:style-name="P193">Java<text:span text:style-name="T18"> </text:span>Dev<text:span text:style-name="T25"> </text:span>(I<text:span text:style-name="T25"> </text:span>coded,<text:span text:style-name="T18"> </text:span>I<text:span text:style-name="T25"> </text:span>always<text:span text:style-name="T18"> </text:span>get<text:span text:style-name="T25"> </text:span>bored<text:span text:style-name="T25"> </text:span>if<text:span text:style-name="T49"> </text:span>i<text:span text:style-name="T35"> </text:span>do<text:span text:style-name="T25"> </text:span>not<text:span text:style-name="T25"> </text:span>code),<text:span text:style-name="T25"> </text:span>And<text:span text:style-name="T18"> </text:span>was<text:span text:style-name="T25"> </text:span>required<text:span text:style-name="T18"> </text:span>to<text:span text:style-name="T18"> </text:span>give<text:span text:style-name="T18"> </text:span>my<text:span text:style-name="T25"> </text:span>point<text:span text:style-name="T18"> </text:span>of<text:span text:style-name="T42"> </text:span>view<text:span text:style-name="T51"> </text:span>for<text:span text:style-name="T51"> </text:span>toics<text:span text:style-name="T51"> </text:span>where<text:span text:style-name="T54"> </text:span>the team<text:span text:style-name="T54"> </text:span>members<text:span text:style-name="T51"> </text:span>needed<text:span text:style-name="T27"> </text:span>Java Tech<text:span text:style-name="T51"> </text:span>expertise.</text:p>
        </text:list-item>
        <text:list-item>
          <text:p text:style-name="P193">I introduced<text:span text:style-name="T49"> </text:span>Junit<text:span text:style-name="T49"> </text:span>Testing,<text:span text:style-name="T63"> </text:span>and<text:span text:style-name="T49"> </text:span>the<text:span text:style-name="T63"> </text:span>concept<text:span text:style-name="T49"> </text:span>of<text:span text:style-name="T49"> </text:span>"acceptance<text:span text:style-name="T18"> </text:span>tests"<text:span text:style-name="T63"> </text:span>mirrored<text:span text:style-name="T63"> </text:span>on<text:span text:style-name="T49"> </text:span>Use<text:span text:style-name="T49"> </text:span>Cases.</text:p>
        </text:list-item>
      </text:list>
      <text:p text:style-name="P68"/>
      <text:p text:style-name="P68"/>
      <text:p text:style-name="P68"/>
      <text:p text:style-name="P68"/>
      <text:h text:style-name="P19" text:outline-level="3"><text:span text:style-name="T125">&gt; </text:span><text:span text:style-name="T126">M</text:span><text:span text:style-name="T125">némosyne</text:span></text:h>
      <text:h text:style-name="P18" text:outline-level="3"><text:span text:style-name="T125"/></text:h>
      <text:p text:style-name="P85"><text:span text:style-name="T28">.NET</text:span><text:span text:style-name="T58"> </text:span><text:span text:style-name="T28">Developer</text:span></text:p>
      <text:p text:style-name="P90">10/2008<text:span text:style-name="T27"> </text:span>–<text:span text:style-name="T27"> </text:span>12/2008</text:p>
      <text:p text:style-name="P94"/>
      <text:p text:style-name="P24">B2B<text:span text:style-name="T35"> </text:span>MNEMOSYNE<text:span text:style-name="T18"> </text:span>was<text:span text:style-name="T35"> </text:span>a<text:span text:style-name="T35"> </text:span>software<text:span text:style-name="T18"> </text:span>vendor,<text:span text:style-name="T35"> </text:span>which<text:span text:style-name="T25"> </text:span>aimed<text:span text:style-name="T18"> </text:span>at<text:span text:style-name="T38"> </text:span>providing<text:span text:style-name="T25"> </text:span>tools<text:span text:style-name="T25"> </text:span>for<text:span text:style-name="T35"> </text:span>Notaries,<text:span text:style-name="T25"> </text:span>and<text:span text:style-name="T25"> </text:span>the<text:span text:style-name="T42"> </text:span>software<text:span text:style-name="T51"> </text:span>had<text:span text:style-name="T51"> </text:span>to<text:span text:style-name="T51"> </text:span>bee<text:span text:style-name="T54"> </text:span>capable<text:span text:style-name="T54"> </text:span>of<text:span text:style-name="T51"> </text:span>building<text:span text:style-name="T54"> </text:span>digital<text:span text:style-name="T54"> </text:span>documents<text:span text:style-name="T51"> </text:span>recognized<text:span text:style-name="T54"> </text:span>by<text:span text:style-name="T51"> </text:span>the<text:span text:style-name="T51"> </text:span>Law.</text:p>
      <text:p text:style-name="P33">I<text:span text:style-name="T47"> </text:span>there<text:span text:style-name="T38"> </text:span>developed<text:span text:style-name="T47"> </text:span>a<text:span text:style-name="T60"> </text:span>C#<text:span text:style-name="T47"> </text:span>ASP.NET<text:span text:style-name="T60"> </text:span>search<text:span text:style-name="T47"> </text:span>field<text:span text:style-name="T38"> </text:span>auto-completion<text:span text:style-name="T47"> </text:span>module.</text:p>
      <text:p text:style-name="P51"><text:span text:style-name="T150"/></text:p>
      <text:p text:style-name="P51"><text:span text:style-name="T114">Tech</text:span><text:span text:style-name="T110"> stack</text:span>: </text:p>
      <text:list xml:id="list61515320211848" text:continue-list="list61515012841769" text:style-name="L11">
        <text:list-item>
          <text:p text:style-name="P191"><text:span text:style-name="T115">Dev </text:span><text:span text:style-name="T116">stack</text:span><text:span text:style-name="T152">: </text:span><text:span text:style-name="T236">Visual</text:span><text:span text:style-name="T242"> </text:span><text:span text:style-name="T236">Studio,</text:span><text:span text:style-name="T242"> </text:span><text:span text:style-name="T236">C#</text:span><text:span text:style-name="T242"> </text:span><text:span text:style-name="T236">.NEt,</text:span><text:span text:style-name="T242"> </text:span><text:span text:style-name="T236">ASP</text:span><text:span text:style-name="T242"> </text:span><text:span text:style-name="T236">.NET</text:span><text:span text:style-name="T243"> </text:span><text:span text:style-name="T236">Ajax,</text:span><text:span text:style-name="T242"> </text:span><text:span text:style-name="T236">Telerik</text:span><text:span text:style-name="T243"> </text:span><text:span text:style-name="T236">ASP.NET</text:span><text:span text:style-name="T238"> </text:span><text:span text:style-name="T236">framework.</text:span></text:p>
        </text:list-item>
      </text:list>
      <text:p text:style-name="P51"/>
      <text:p text:style-name="P51"><text:span text:style-name="T150"/></text:p>
      <text:p text:style-name="P51"><text:span text:style-name="T150">Duties and a</text:span><text:span text:style-name="T151">chievements</text:span><text:span text:style-name="T235">:</text:span></text:p>
      <text:list text:style-name="L16">
        <text:list-item>
          <text:p text:style-name="P194"><text:span text:style-name="T235">I there</text:span><text:span text:style-name="T41"> </text:span><text:span text:style-name="T235">developed</text:span><text:span text:style-name="T48"> </text:span><text:span text:style-name="T235">a</text:span><text:span text:style-name="T62"> </text:span><text:span text:style-name="T235">C#</text:span><text:span text:style-name="T48"> </text:span><text:span text:style-name="T235">ASP.NET</text:span><text:span text:style-name="T62"> </text:span><text:span text:style-name="T235">search</text:span><text:span text:style-name="T48"> </text:span><text:span text:style-name="T235">field</text:span><text:span text:style-name="T41"> </text:span><text:span text:style-name="T235">auto-completion</text:span><text:span text:style-name="T48"> </text:span><text:span text:style-name="T235">module,</text:span><text:span text:style-name="T41"> </text:span><text:span text:style-name="T235">searched</text:span><text:span text:style-name="T41"> </text:span><text:span text:style-name="T235">data</text:span><text:span text:style-name="T48"> </text:span><text:span text:style-name="T235">were</text:span><text:span text:style-name="T44"> </text:span><text:span text:style-name="T235">archived files</text:span><text:span text:style-name="T34"> </text:span><text:span text:style-name="T235">and customer data.</text:span></text:p>
        </text:list-item>
        <text:list-item>
          <text:p text:style-name="P194"><text:span text:style-name="T235">I learned</text:span><text:span text:style-name="T62"> </text:span><text:span text:style-name="T235">on</text:span><text:span text:style-name="T62"> </text:span><text:span text:style-name="T235">the</text:span><text:span text:style-name="T69"> </text:span><text:span text:style-name="T235">Telerik</text:span><text:span text:style-name="T69"> </text:span><text:span text:style-name="T235">Ajax</text:span><text:span text:style-name="T69"> </text:span><text:span text:style-name="T235">Framework</text:span><text:span text:style-name="T62"> </text:span><text:span text:style-name="T235">for</text:span><text:span text:style-name="T69"> </text:span><text:span text:style-name="T235">ASP.NET.</text:span></text:p>
        </text:list-item>
      </text:list>
      <text:p text:style-name="P96"/>
      <text:p text:style-name="P95"><text:soft-page-break/></text:p>
      <text:h text:style-name="P16" text:outline-level="3"><text:span text:style-name="T127">&gt; </text:span><text:span text:style-name="T128">A</text:span><text:span text:style-name="T127">scott</text:span></text:h>
      <text:h text:style-name="P16" text:outline-level="3"><text:span text:style-name="T127"/></text:h>
      <text:p text:style-name="P85"><text:span text:style-name="T13">Java</text:span><text:span text:style-name="T39"> </text:span><text:span text:style-name="T13">&amp;</text:span><text:span text:style-name="T39"> </text:span><text:span text:style-name="T13">.Net</text:span><text:span text:style-name="T36"> </text:span><text:span text:style-name="T13">Developer</text:span></text:p>
      <text:p text:style-name="P90">06/<text:span text:style-name="T27"> </text:span>2008 – 07/<text:span text:style-name="T27"> </text:span>2008</text:p>
      <text:p text:style-name="P94"/>
      <text:p text:style-name="P63">Ascott<text:span text:style-name="T86"> </text:span>was<text:span text:style-name="T67"> </text:span>a<text:span text:style-name="T57"> </text:span>French<text:span text:style-name="T57"> </text:span>SMB<text:span text:style-name="T67"> </text:span>consulting<text:span text:style-name="T67"> </text:span>company,<text:span text:style-name="T67"> </text:span>my<text:span text:style-name="T57"> </text:span>first<text:span text:style-name="T57"> </text:span>employer.</text:p>
      <text:p text:style-name="P29">I<text:span text:style-name="T35"> </text:span>worked<text:span text:style-name="T18"> </text:span>for<text:span text:style-name="T25"> </text:span>their<text:span text:style-name="T25"> </text:span>main<text:span text:style-name="T25"> </text:span>customer<text:span text:style-name="T49">:</text:span><text:span text:style-name="T35"> </text:span>the<text:span text:style-name="T18"> </text:span>french<text:span text:style-name="T18"> </text:span>SCOR<text:span text:style-name="T25"> </text:span>corporation,<text:span text:style-name="T25"> </text:span>which<text:span text:style-name="T18"> </text:span>plays<text:span text:style-name="T25"> </text:span>into<text:span text:style-name="T25"> </text:span>a<text:span text:style-name="T35"> </text:span>very<text:span text:style-name="T25"> </text:span>specific<text:span text:style-name="T42"> </text:span>financial<text:span text:style-name="T27"> </text:span>filed<text:span text:style-name="T74">:</text:span><text:span text:style-name="T27"> </text:span>reinsurance.</text:p>
      <text:p text:style-name="P29"/>
      <text:p text:style-name="P27">I<text:span text:style-name="T35"> </text:span>there<text:span text:style-name="T18"> </text:span>completed<text:span text:style-name="T25"> </text:span>a<text:span text:style-name="T35"> </text:span>few<text:span text:style-name="T25"> </text:span>minor<text:span text:style-name="T25"> </text:span>small<text:span text:style-name="T38"> </text:span>ASP.NET<text:span text:style-name="T35"> </text:span>development<text:span text:style-name="T25"> </text:span>tasks,<text:span text:style-name="T35"> </text:span>and<text:span text:style-name="T25"> </text:span>spent<text:span text:style-name="T25"> </text:span>most<text:span text:style-name="T25"> </text:span>of<text:span text:style-name="T35"> </text:span>my<text:span text:style-name="T25"> </text:span>time<text:span text:style-name="T42"> </text:span>implementing<text:span text:style-name="T49"> </text:span>reports<text:span text:style-name="T49"> </text:span>to<text:span text:style-name="T63"> </text:span>be<text:span text:style-name="T18"> </text:span>executed<text:span text:style-name="T49"> </text:span>in<text:span text:style-name="T63"> </text:span>Crystal<text:span text:style-name="T18"> </text:span>Report,<text:span text:style-name="T49"> </text:span>in<text:span text:style-name="T63"> </text:span>a<text:span text:style-name="T18"> </text:span>Business<text:span text:style-name="T49"> </text:span>Intelligence<text:span text:style-name="T63"> </text:span>Project.</text:p>
      <text:p text:style-name="P100"/>
      <text:p text:style-name="P52"><text:span text:style-name="T114">Tech</text:span><text:span text:style-name="T110"> stack</text:span>: </text:p>
      <text:list text:continue-list="list61515320211848" text:style-name="L11">
        <text:list-item>
          <text:p text:style-name="P192"><text:span text:style-name="T115">Dev </text:span><text:span text:style-name="T116">stack</text:span><text:span text:style-name="T152">: </text:span><text:span text:style-name="T236">Crystal</text:span><text:span text:style-name="T243"> </text:span><text:span text:style-name="T236">Reports</text:span><text:span text:style-name="T244"> </text:span><text:span text:style-name="T236">XI</text:span><text:span text:style-name="T244"> </text:span><text:span text:style-name="T236">for</text:span><text:span text:style-name="T244"> </text:span><text:span text:style-name="T236">the</text:span><text:span text:style-name="T245"> </text:span><text:span text:style-name="T236">BI</text:span><text:span text:style-name="T244"> </text:span><text:span text:style-name="T236">project,</text:span><text:span text:style-name="T244"> </text:span><text:span text:style-name="T236">ASP</text:span><text:span text:style-name="T244"> </text:span><text:span text:style-name="T236">.NET</text:span><text:span text:style-name="T243"> </text:span><text:span text:style-name="T236">ADO.NET,</text:span><text:span text:style-name="T244"> </text:span><text:span text:style-name="T236">and</text:span><text:span text:style-name="T244"> </text:span><text:span text:style-name="T236">IngresDB</text:span><text:span text:style-name="T244"> </text:span><text:span text:style-name="T236">for</text:span><text:span text:style-name="T240"> </text:span><text:span text:style-name="T236">the</text:span><text:span text:style-name="T246"> </text:span><text:span text:style-name="T236">.NET</text:span><text:span text:style-name="T247"> </text:span><text:span text:style-name="T236">project.</text:span></text:p>
        </text:list-item>
      </text:list>
      <text:p text:style-name="P52"><text:span text:style-name="T241"/></text:p>
      <text:p text:style-name="P37"><text:span text:style-name="T150">Duties and a</text:span><text:span text:style-name="T151">chievements</text:span><text:span text:style-name="T236">:</text:span></text:p>
      <text:list text:style-name="L17">
        <text:list-item>
          <text:p text:style-name="P195"><text:span text:style-name="T236">Design / Configuration of « Crystal Report » reports (SQL queries + report formatting),</text:span><text:span text:style-name="T247"> </text:span><text:span text:style-name="T236">Information</text:span><text:span text:style-name="T248"> </text:span><text:span text:style-name="T236">System</text:span><text:span text:style-name="T248"> </text:span><text:span text:style-name="T236">integration,</text:span><text:span text:style-name="T249"> </text:span><text:span text:style-name="T236">in</text:span><text:span text:style-name="T248"> </text:span><text:span text:style-name="T236">collaboration</text:span><text:span text:style-name="T248"> </text:span><text:span text:style-name="T236">with</text:span><text:span text:style-name="T248"> </text:span><text:span text:style-name="T236">other</text:span><text:span text:style-name="T239"> </text:span><text:span text:style-name="T236">consulting</text:span><text:span text:style-name="T248"> </text:span><text:span text:style-name="T236">companies</text:span><text:span text:style-name="T248"> </text:span><text:span text:style-name="T236">employees.</text:span><text:span text:style-name="T240"> </text:span><text:span text:style-name="T236">Reports</text:span><text:span text:style-name="T244"> </text:span><text:span text:style-name="T236">were</text:span><text:span text:style-name="T245"> </text:span><text:span text:style-name="T236">integrated</text:span><text:span text:style-name="T246"> </text:span><text:span text:style-name="T236">with</text:span><text:span text:style-name="T245"> </text:span><text:span text:style-name="T236">Business</text:span><text:span text:style-name="T245"> </text:span><text:span text:style-name="T236">Intellige</text:span><text:span text:style-name="T237">n</text:span><text:span text:style-name="T236">ce</text:span><text:span text:style-name="T243"> </text:span><text:span text:style-name="T236">processing</text:span><text:span text:style-name="T245"> </text:span><text:span text:style-name="T236">made</text:span><text:span text:style-name="T245"> </text:span><text:span text:style-name="T236">by</text:span><text:span text:style-name="T244"> </text:span><text:span text:style-name="T236">«</text:span><text:span text:style-name="T250"> </text:span><text:span text:style-name="T236">SIMCORP Dimension »</text:span></text:p>
        </text:list-item>
        <text:list-item>
          <text:p text:style-name="P195"><text:span text:style-name="T236">Developed</text:span><text:span text:style-name="T249"> </text:span><text:span text:style-name="T236">a</text:span><text:span text:style-name="T249"> </text:span><text:span text:style-name="T236">few</text:span><text:span text:style-name="T249"> </text:span><text:span text:style-name="T236">ASP.NET</text:span><text:span text:style-name="T249"> </text:span><text:span text:style-name="T236">pages</text:span><text:span text:style-name="T249"> </text:span><text:span text:style-name="T236">using</text:span><text:span text:style-name="T248"> </text:span><text:span text:style-name="T236">ADO.NET</text:span><text:span text:style-name="T251"> </text:span><text:span text:style-name="T236">and</text:span><text:span text:style-name="T248"> </text:span><text:span text:style-name="T236">specific</text:span><text:span text:style-name="T249"> </text:span><text:span text:style-name="T236">ODBC</text:span><text:span text:style-name="T249"> </text:span><text:span text:style-name="T236">driver</text:span><text:span text:style-name="T249"> </text:span><text:span text:style-name="T236">to</text:span><text:span text:style-name="T249"> </text:span><text:span text:style-name="T236">go</text:span><text:span text:style-name="T248"> </text:span><text:span text:style-name="T236">and</text:span><text:span text:style-name="T249"> </text:span><text:span text:style-name="T236">get</text:span><text:span text:style-name="T249"> </text:span><text:span text:style-name="T236">data</text:span><text:span text:style-name="T240"> </text:span><text:span text:style-name="T236">in</text:span><text:span text:style-name="T250"> </text:span><text:span text:style-name="T236">a</text:span><text:span text:style-name="T250"> </text:span><text:span text:style-name="T236">very old</text:span><text:span text:style-name="T247"> </text:span><text:span text:style-name="T236">kind</text:span><text:span text:style-name="T250"> </text:span><text:span text:style-name="T236">of Database</text:span><text:span text:style-name="T250"> </text:span><text:span text:style-name="T236">named «</text:span><text:span text:style-name="T252"> </text:span><text:span text:style-name="T236">Ingres</text:span><text:span text:style-name="T246"> </text:span><text:span text:style-name="T236">»,</text:span></text:p>
        </text:list-item>
        <text:list-item>
          <text:p text:style-name="P196"><text:span text:style-name="T236">I learned</text:span><text:span text:style-name="T243"> </text:span><text:span text:style-name="T236">about</text:span><text:span text:style-name="T243"> </text:span><text:span text:style-name="T236">IFRS</text:span><text:span text:style-name="T243"> </text:span><text:span text:style-name="T236">standards,</text:span><text:span text:style-name="T243"> </text:span><text:span text:style-name="T236">what</text:span><text:span text:style-name="T242"> </text:span><text:span text:style-name="T236">is</text:span><text:span text:style-name="T243"> </text:span><text:span text:style-name="T236">business</text:span><text:span text:style-name="T243"> </text:span><text:span text:style-name="T236">intelligence,</text:span><text:span text:style-name="T243"> </text:span><text:span text:style-name="T236">what</text:span><text:span text:style-name="T242"> </text:span><text:span text:style-name="T236">reinsurence</text:span><text:span text:style-name="T244"> </text:span><text:span text:style-name="T236">business</text:span><text:span text:style-name="T243"> </text:span><text:span text:style-name="T236">is.</text:span></text:p>
        </text:list-item>
      </text:list>
      <text:p text:style-name="P3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h text:style-name="P3" text:outline-level="2"><text:soft-page-break/><text:span text:style-name="T204">E</text:span>ducation</text:h>
      <text:p text:style-name="P88"/>
      <text:p text:style-name="P88"/>
      <text:p text:style-name="P88"/>
      <text:p text:style-name="P105"/>
      <table:table table:name="Tableau2" table:style-name="Tableau2">
        <table:table-column table:style-name="Tableau2.A" table:number-columns-repeated="3"/>
        <table:table-row table:style-name="Tableau2.1">
          <table:table-cell table:style-name="Tableau2.A1" office:value-type="string">
            <text:p text:style-name="P107">2011</text:p>
          </table:table-cell>
          <table:table-cell table:style-name="Tableau2.A1" office:value-type="string">
            <text:p text:style-name="P75"><text:span text:style-name="T7">Software</text:span><text:span text:style-name="T9"> </text:span><text:span text:style-name="T1">Architect</text:span><text:span text:style-name="T9"> </text:span><text:span text:style-name="T1">Engineer</text:span><text:span text:style-name="T6"> </text:span><text:span text:style-name="T1">Degree</text:span></text:p>
          </table:table-cell>
          <table:table-cell table:style-name="Tableau2.A1" office:value-type="string">
            <text:p text:style-name="Table_20_Paragraph"><text:span text:style-name="T166">AFCEPF,</text:span><text:span text:style-name="T167"> </text:span><text:a xlink:type="simple" xlink:href="http://www.afcepf.fr/" text:style-name="Standard" text:visited-style-name="Standard"><text:span text:style-name="T12">http://www.afcepf.fr/</text:span></text:a></text:p>
          </table:table-cell>
        </table:table-row>
        <table:table-row table:style-name="Tableau2.2">
          <table:table-cell table:style-name="Tableau2.A1" office:value-type="string">
            <text:p text:style-name="P107">2007</text:p>
          </table:table-cell>
          <table:table-cell table:style-name="Tableau2.A1" office:value-type="string">
            <text:p text:style-name="P76"><text:span text:style-name="T1">2</text:span><text:span text:style-name="T5"> </text:span><text:span text:style-name="T1">years</text:span><text:span text:style-name="T5"> </text:span><text:span text:style-name="T1">Degree</text:span><text:span text:style-name="T11"> </text:span><text:span text:style-name="T1">in</text:span><text:span text:style-name="T5"> </text:span><text:span text:style-name="T1">IT</text:span><text:span text:style-name="T6"> </text:span><text:span text:style-name="T1">engineering</text:span></text:p>
          </table:table-cell>
          <table:table-cell table:style-name="Tableau2.A1" office:value-type="string">
            <text:p text:style-name="P1"><text:span text:style-name="T162">AFPA Paris,</text:span><text:span text:style-name="T165"> </text:span><text:a xlink:type="simple" xlink:href="https://www.afpa.fr/" text:style-name="Standard" text:visited-style-name="Standard"><text:span text:style-name="T12">https://www.afpa.fr/</text:span></text:a></text:p>
          </table:table-cell>
        </table:table-row>
        <table:table-row table:style-name="Tableau2.1">
          <table:table-cell table:style-name="Tableau2.A1" office:value-type="string">
            <text:p text:style-name="P107">2001</text:p>
          </table:table-cell>
          <table:table-cell table:style-name="Tableau2.A1" office:value-type="string">
            <text:p text:style-name="P77"><text:span text:style-name="T1">DEUG</text:span><text:span text:style-name="T5"> </text:span><text:span text:style-name="T1">MIAS</text:span><text:span text:style-name="T5"> </text:span><text:span text:style-name="T1">(Mathematics</text:span><text:span text:style-name="T6"> </text:span><text:span text:style-name="T1">under graduation)</text:span></text:p>
          </table:table-cell>
          <table:table-cell table:style-name="Tableau2.A1" office:value-type="string">
            <text:p text:style-name="P2"><text:span text:style-name="T162">Paris 6 University,</text:span><text:span text:style-name="T165"> </text:span><text:a xlink:type="simple" xlink:href="http://www.upmc.fr/en/" text:style-name="Standard" text:visited-style-name="Standard"><text:span text:style-name="T12">http://www.upmc.fr/en/</text:span></text:a></text:p>
          </table:table-cell>
        </table:table-row>
        <table:table-row table:style-name="Tableau2.4">
          <table:table-cell table:style-name="Tableau2.A1" office:value-type="string">
            <text:p text:style-name="P107">1999</text:p>
          </table:table-cell>
          <table:table-cell table:style-name="Tableau2.A1" office:value-type="string">
            <text:p text:style-name="P78"><text:span text:style-name="T7">DEUG</text:span><text:span text:style-name="T10"> </text:span><text:span text:style-name="T1">SCVT,</text:span><text:span text:style-name="T10"> </text:span><text:span text:style-name="T1">(Biochemistry</text:span><text:span text:style-name="T6"> </text:span><text:span text:style-name="T1">under graduation)</text:span></text:p>
          </table:table-cell>
          <table:table-cell table:style-name="Tableau2.A1" office:value-type="string">
            <text:p text:style-name="P2"><text:span text:style-name="T162">Paris 6 University,</text:span><text:span text:style-name="T165"> </text:span><text:a xlink:type="simple" xlink:href="http://www.upmc.fr/en/" text:style-name="Standard" text:visited-style-name="Standard"><text:span text:style-name="T12">http://www.upmc.fr/en/</text:span></text:a></text:p>
          </table:table-cell>
        </table:table-row>
      </table:table>
      <text:p text:style-name="P88"/>
      <text:p text:style-name="P88"/>
      <text:p text:style-name="P88"/>
      <text:p text:style-name="P88"/>
      <text:p text:style-name="P88"/>
      <text:p text:style-name="P88"/>
      <text:p text:style-name="P5"/>
      <text:p text:style-name="P5"><text:bookmark text:name="Languages"/>Langues</text:p>
      <text:p text:style-name="P79">Fluent<text:span text:style-name="T47"> </text:span>English,<text:span text:style-name="T38"> </text:span>school<text:span text:style-name="T38"> </text:span>level<text:span text:style-name="T38"> </text:span>German,<text:span text:style-name="T35"> </text:span>a<text:span text:style-name="T38"> </text:span>few<text:span text:style-name="T38"> </text:span>words<text:span text:style-name="T35"> </text:span>of<text:span text:style-name="T38"> </text:span>Bulgarian,<text:span text:style-name="T35"> </text:span>souvenirs<text:span text:style-name="T38"> </text:span>of<text:span text:style-name="T42"> </text:span>classic<text:span text:style-name="T51"> </text:span>Ancient<text:span text:style-name="T27"> </text:span>Greek.</text:p>
      <text:p text:style-name="P11"><text:span text:style-name="T325">Et</text:span>...</text:p>
      <text:p text:style-name="P106">Jogging,<text:span text:style-name="T47"> </text:span>trekking,<text:span text:style-name="T35"> </text:span>fencing<text:span text:style-name="T47"> </text:span>(sword,<text:span text:style-name="T38"> </text:span>saber),<text:span text:style-name="T47"> </text:span>trout<text:span text:style-name="T47"> </text:span>fishing.<text:span text:style-name="T38"> </text:span>An<text:span text:style-name="T38"> </text:span>Trout<text:span text:style-name="T47"> </text:span>Fishing,<text:span text:style-name="T35"> </text:span>plus<text:span text:style-name="T47"> </text:span>a<text:span text:style-name="T47"> </text:span>bit<text:span text:style-name="T38"> </text:span>of<text:span text:style-name="T47"> </text:span>Trout<text:span text:style-name="T47"> </text:span>Fishing<text:span text:style-name="T35"> </text:span>(I<text:span text:style-name="T42"> </text:span>LOVE Trout fishing<text:span text:style-name="T27">:</text:span>)<text:span text:style-name="T45">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Unicode" svg:font-family="'Lucida Sans Unicode'" style:font-family-generic="system" style:font-pitch="variable"/>
    <style:font-face style:name="Lucida Sans Unicode1" svg:font-family="'Lucida Sans Unicode'" style:font-adornments="Normal" style:font-family-generic="swiss" style:font-pitch="variable"/>
    <style:font-face style:name="Microsoft Sans Serif" svg:font-family="'Microsoft Sans Serif'" style:font-family-generic="roman" style:font-pitch="variable"/>
    <style:font-face style:name="Microsoft Sans Serif1" svg:font-family="'Microsoft Sans Serif'"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n" fo:country="US"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00%" fo:text-align="start" style:justify-single-word="false" fo:orphans="0" fo:widows="0"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default-outline-level="2" style:list-style-name="" style:class="text">
      <style:paragraph-properties fo:margin-left="5.512cm" fo:margin-right="5.509cm" fo:margin-top="0.247cm" fo:margin-bottom="0cm" style:contextual-spacing="false" fo:text-align="center" style:justify-single-word="false"/>
      <style:text-properties style:font-name="Microsoft Sans Serif" fo:font-family="'Microsoft Sans Serif'" style:font-family-generic="roman" style:font-pitch="variable" fo:font-size="18pt" fo:language="en" fo:country="US" style:font-name-asian="Microsoft Sans Serif1" style:font-family-asian="'Microsoft Sans Serif'" style:font-family-generic-asian="system" style:font-pitch-asian="variable" style:font-size-asian="18pt" style:language-asian="en" style:country-asian="US" style:font-name-complex="Microsoft Sans Serif1" style:font-family-complex="'Microsoft Sans Serif'" style:font-family-generic-complex="system" style:font-pitch-complex="variable" style:font-size-complex="18pt" style:language-complex="ar" style:country-complex="SA"/>
    </style:style>
    <style:style style:name="Heading_20_2" style:display-name="Heading 2" style:family="paragraph" style:parent-style-name="Standard" style:default-outline-level="3" style:list-style-name="" style:class="text">
      <style:paragraph-properties fo:margin-left="0.203cm"/>
      <style:text-properties style:font-name="Arial" fo:font-family="Arial" style:font-family-generic="roman" style:font-pitch="variable" fo:font-size="13pt" fo:language="en" fo:country="US" fo:font-style="italic" style:font-name-asian="Arial2" style:font-family-asian="Arial" style:font-family-generic-asian="system" style:font-pitch-asian="variable" style:font-size-asian="13pt" style:language-asian="en" style:country-asian="US" style:font-style-asian="italic" style:font-name-complex="Arial2" style:font-family-complex="Arial" style:font-family-generic-complex="system" style:font-pitch-complex="variable" style:font-size-complex="13pt" style:language-complex="ar" style:country-complex="SA" style:font-style-complex="italic"/>
    </style:style>
    <style:style style:name="List_20_Paragraph" style:display-name="List Paragraph" style:family="paragraph" style:parent-style-name="Standard">
      <style:paragraph-properties fo:margin-left="1.475cm" fo:text-indent="-0.635cm" style:auto-text-indent="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Table_20_Paragraph" style:display-name="Table Paragraph" style:family="paragraph" style:parent-style-name="Standard">
      <style:paragraph-properties fo:margin-left="0.099cm" fo:margin-top="0.071cm" fo:margin-bottom="0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_20__28_WW_29_" style:display-name="Default Paragraph Font (WW)" style:family="text"/>
    <style:style style:name="ListLabel_20_1" style:display-name="ListLabel 1" style:family="text">
      <style:text-properties fo:font-size="12pt" fo:language="en" fo:country="US" style:font-name-asian="Lucida Sans Unicode" style:font-family-asian="'Lucida Sans Unicode'" style:font-family-generic-asian="system" style:font-pitch-asian="variable" style:font-size-asian="12pt" style:language-asian="en" style:country-asian="US" style:font-name-complex="Lucida Sans Unicode" style:font-family-complex="'Lucida Sans Unicode'" style:font-family-generic-complex="system" style:font-pitch-complex="variable" style:font-size-complex="12pt" style:language-complex="ar" style:country-complex="SA" style:text-scale="56%"/>
    </style:style>
    <style:style style:name="ListLabel_20_2" style:display-name="ListLabel 2" style:family="text">
      <style:text-properties fo:font-size="12pt" fo:language="en" fo:country="US" style:font-name-asian="Lucida Sans Unicode" style:font-family-asian="'Lucida Sans Unicode'" style:font-family-generic-asian="system" style:font-pitch-asian="variable" style:font-size-asian="12pt" style:language-asian="en" style:country-asian="US" style:font-name-complex="Lucida Sans Unicode" style:font-family-complex="'Lucida Sans Unicode'" style:font-family-generic-complex="system" style:font-pitch-complex="variable" style:font-size-complex="12pt" style:language-complex="ar" style:country-complex="SA" style:text-scale="141%"/>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475cm"/>
        </style:list-level-properties>
        <style:text-properties style:font-name="Lucida Sans Unicode1"/>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11cm"/>
        </style:list-level-properties>
        <style:text-properties style:font-name="Lucida Sans Unicode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644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7.408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9.17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10.936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4.46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187cm" fo:margin-bottom="0.494cm" fo:margin-left="1.7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646cm" fo:margin-bottom="0.494cm" fo:margin-left="1.799cm" fo:margin-right="1.799cm" style:writing-mode="lr-tb" style:layout-grid-color="#c0c0c0" style:layout-grid-lines="248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799cm" fo:margin-bottom="0.494cm" fo:margin-left="1.799cm" fo:margin-right="1.799cm" style:writing-mode="lr-tb" style:layout-grid-color="#c0c0c0" style:layout-grid-lines="25647"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328cm" fo:margin-bottom="0.494cm" fo:margin-left="1.799cm" fo:margin-right="1.799cm" style:writing-mode="lr-tb" style:layout-grid-color="#c0c0c0" style:layout-grid-lines="25118"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1.834cm" fo:margin-bottom="0.494cm" fo:margin-left="1.799cm" fo:margin-right="1.799cm" style:writing-mode="lr-tb" style:layout-grid-color="#c0c0c0" style:layout-grid-lines="2561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05cm" fo:margin-bottom="0.494cm" fo:margin-left="1.799cm" fo:margin-right="1.799cm" style:writing-mode="lr-tb" style:layout-grid-color="#c0c0c0" style:layout-grid-lines="2494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Converted1" style:page-layout-name="Mpm2" draw:style-name="Mdp1"/>
    <style:master-page style:name="Converted2" style:page-layout-name="Mpm2" draw:style-name="Mdp1"/>
    <style:master-page style:name="Converted3" style:page-layout-name="Mpm3" draw:style-name="Mdp1"/>
    <style:master-page style:name="Converted4" style:page-layout-name="Mpm3" draw:style-name="Mdp1"/>
    <style:master-page style:name="Converted5" style:page-layout-name="Mpm3" draw:style-name="Mdp1"/>
    <style:master-page style:name="Converted6" style:page-layout-name="Mpm4" draw:style-name="Mdp1"/>
    <style:master-page style:name="Converted7" style:page-layout-name="Mpm3" draw:style-name="Mdp1"/>
    <style:master-page style:name="Converted8" style:page-layout-name="Mpm3" draw:style-name="Mdp1"/>
    <style:master-page style:name="Converted9" style:page-layout-name="Mpm5" draw:style-name="Mdp1"/>
    <style:master-page style:name="Converted10" style:page-layout-name="Mpm6" draw:style-name="Mdp1"/>
    <style:master-page style:name="Converted11" style:page-layout-name="Mpm4"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15T15:33:54</meta:creation-date>
    <dc:date>2025-07-16T06:15:06.878000000</dc:date>
    <meta:editing-duration>PT12H9M17S</meta:editing-duration>
    <meta:generator>LibreOffice/7.6.4.1$Windows_X86_64 LibreOffice_project/e19e193f88cd6c0525a17fb7a176ed8e6a3e2aa1</meta:generator>
    <meta:editing-cycles>486</meta:editing-cycles>
    <meta:print-date>2025-07-16T06:12:35.985000000</meta:print-date>
    <meta:printed-by>Fichiers PDF</meta:printed-by>
    <meta:document-statistic meta:table-count="2" meta:image-count="0" meta:object-count="0" meta:page-count="15" meta:paragraph-count="269" meta:word-count="3967" meta:character-count="25963" meta:non-whitespace-character-count="22321"/>
    <meta:user-defined meta:name="AppVersion">12.0000</meta:user-defined>
    <meta:user-defined meta:name="Created" meta:value-type="date">2022-05-23T00:00:00</meta:user-defined>
    <meta:user-defined meta:name="Creator">Writer</meta:user-defined>
    <meta:user-defined meta:name="LastSaved" meta:value-type="date">2022-05-23T00:00:00</meta:user-defined>
    <meta:template xlink:type="simple" xlink:actuate="onRequest" xlink:title="Normal" xlink:href=""/>
  </office:meta>
</office:document-meta>
</file>